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Heading_20_2">
      <style:text-properties officeooo:rsid="01374366" officeooo:paragraph-rsid="01374366"/>
    </style:style>
    <style:style style:name="P5" style:family="paragraph" style:parent-style-name="Text_20_body">
      <style:text-properties officeooo:rsid="012aff9d" officeooo:paragraph-rsid="012aff9d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Text_20_body">
      <style:text-properties officeooo:rsid="012c42ec" officeooo:paragraph-rsid="012c42ec"/>
    </style:style>
    <style:style style:name="P9" style:family="paragraph" style:parent-style-name="Heading_20_2">
      <style:text-properties officeooo:rsid="013b4873" officeooo:paragraph-rsid="013b4873"/>
    </style:style>
    <style:style style:name="P10" style:family="paragraph" style:parent-style-name="Text_20_body">
      <style:text-properties officeooo:rsid="013b4873" officeooo:paragraph-rsid="013b4873"/>
    </style:style>
    <style:style style:name="P11" style:family="paragraph" style:parent-style-name="Standard">
      <style:text-properties fo:color="#333333" loext:opacity="100%" style:font-name="Droid Sans Mono" fo:font-size="10.5pt" fo:font-weight="normal" officeooo:rsid="013b4873" officeooo:paragraph-rsid="013b4873" fo:background-color="#f5f5f5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13" style:family="paragraph" style:parent-style-name="Heading_20_3">
      <style:text-properties officeooo:paragraph-rsid="013b4873"/>
    </style:style>
    <style:style style:name="P14" style:family="paragraph" style:parent-style-name="Code">
      <style:text-properties fo:color="#4b69c6" loext:opacity="100%"/>
    </style:style>
    <style:style style:name="P15" style:family="paragraph" style:parent-style-name="Heading_20_2">
      <style:text-properties officeooo:rsid="013da5e2" officeooo:paragraph-rsid="013da5e2"/>
    </style:style>
    <style:style style:name="P16" style:family="paragraph" style:parent-style-name="Text_20_body">
      <style:text-properties officeooo:rsid="013da5e2" officeooo:paragraph-rsid="013da5e2"/>
    </style:style>
    <style:style style:name="P17" style:family="paragraph" style:parent-style-name="Text_20_body">
      <style:text-properties officeooo:rsid="0138c0e7" officeooo:paragraph-rsid="0138c0e7"/>
    </style:style>
    <style:style style:name="P18" style:family="paragraph" style:parent-style-name="Standard">
      <style:text-properties fo:color="#777777" loext:opacity="100%" style:font-name="Droid Sans Mono" fo:font-size="10.5pt" fo:font-weight="normal" officeooo:paragraph-rsid="01374366" fo:background-color="#f5f5f5"/>
    </style:style>
    <style:style style:name="P19" style:family="paragraph" style:parent-style-name="Text_20_body">
      <style:text-properties officeooo:paragraph-rsid="01374366"/>
    </style:style>
    <style:style style:name="P20" style:family="paragraph" style:parent-style-name="Standard">
      <style:text-properties fo:color="#333333" loext:opacity="100%" style:font-name="Droid Sans Mono" fo:font-size="10.5pt" fo:font-weight="normal" officeooo:paragraph-rsid="01374366" fo:background-color="#f5f5f5"/>
    </style:style>
    <style:style style:name="P21" style:family="paragraph" style:parent-style-name="Code">
      <style:text-properties officeooo:rsid="009998e8"/>
    </style:style>
    <style:style style:name="P22" style:family="paragraph" style:parent-style-name="Heading_20_2">
      <style:text-properties officeooo:paragraph-rsid="011182ac"/>
    </style:style>
    <style:style style:name="P23" style:family="paragraph" style:parent-style-name="Text_20_body">
      <style:text-properties officeooo:rsid="011182ac" officeooo:paragraph-rsid="011182ac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25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ext_20_body">
      <style:text-properties officeooo:rsid="011182ac" officeooo:paragraph-rsid="01132b63"/>
    </style:style>
    <style:style style:name="P28" style:family="paragraph" style:parent-style-name="Text_20_body">
      <style:text-properties officeooo:rsid="01132b63" officeooo:paragraph-rsid="01132b63"/>
    </style:style>
    <style:style style:name="P29" style:family="paragraph" style:parent-style-name="Text_20_body" style:list-style-name="L1">
      <style:text-properties officeooo:rsid="01132b63" officeooo:paragraph-rsid="01132b63"/>
    </style:style>
    <style:style style:name="P30" style:family="paragraph" style:parent-style-name="Heading_20_1">
      <style:text-properties officeooo:rsid="011bbc4e" officeooo:paragraph-rsid="011bbc4e"/>
    </style:style>
    <style:style style:name="P31" style:family="paragraph" style:parent-style-name="Text_20_body">
      <style:text-properties officeooo:rsid="011bbc4e" officeooo:paragraph-rsid="011bbc4e"/>
    </style:style>
    <style:style style:name="P32" style:family="paragraph" style:parent-style-name="Text_20_body">
      <style:text-properties officeooo:rsid="011bbc4e" officeooo:paragraph-rsid="011e34a0"/>
    </style:style>
    <style:style style:name="P33" style:family="paragraph" style:parent-style-name="Text_20_body">
      <style:text-properties officeooo:rsid="011e34a0" officeooo:paragraph-rsid="011e34a0"/>
    </style:style>
    <style:style style:name="P34" style:family="paragraph" style:parent-style-name="Text_20_body">
      <style:text-properties officeooo:rsid="011e5dce" officeooo:paragraph-rsid="011e5dce"/>
    </style:style>
    <style:style style:name="P35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37" style:family="paragraph" style:parent-style-name="Standard">
      <style:paragraph-properties fo:margin-top="0cm" fo:margin-bottom="0.499cm" style:contextual-spacing="false" style:line-height-at-least="0.503cm"/>
    </style:style>
    <style:style style:name="P38" style:family="paragraph" style:parent-style-name="Heading_20_1">
      <style:text-properties officeooo:rsid="01211cef" officeooo:paragraph-rsid="01211cef"/>
    </style:style>
    <style:style style:name="P39" style:family="paragraph" style:parent-style-name="Text_20_body">
      <style:text-properties officeooo:rsid="01211cef" officeooo:paragraph-rsid="01211cef"/>
    </style:style>
    <style:style style:name="P40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44" style:family="paragraph" style:parent-style-name="Heading_20_1">
      <style:text-properties officeooo:rsid="0121ffd8" officeooo:paragraph-rsid="0121ffd8"/>
    </style:style>
    <style:style style:name="P45" style:family="paragraph" style:parent-style-name="Text_20_body">
      <style:text-properties officeooo:rsid="0121ffd8" officeooo:paragraph-rsid="0121ffd8"/>
    </style:style>
    <style:style style:name="P46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47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48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49" style:family="paragraph" style:parent-style-name="Heading_20_1">
      <style:text-properties officeooo:paragraph-rsid="008fbcf1"/>
    </style:style>
    <style:style style:name="P50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13a18f6"/>
    </style:style>
    <style:style style:name="T3" style:family="text">
      <style:text-properties officeooo:rsid="0070d7f6"/>
    </style:style>
    <style:style style:name="T4" style:family="text">
      <style:text-properties officeooo:rsid="01327263"/>
    </style:style>
    <style:style style:name="T5" style:family="text">
      <style:text-properties officeooo:rsid="01288f26"/>
    </style:style>
    <style:style style:name="T6" style:family="text">
      <style:text-properties officeooo:rsid="009b6d1b"/>
    </style:style>
    <style:style style:name="T7" style:family="text">
      <style:text-properties officeooo:rsid="01370ae7"/>
    </style:style>
    <style:style style:name="T8" style:family="text">
      <style:text-properties officeooo:rsid="0134edba"/>
    </style:style>
    <style:style style:name="T9" style:family="text">
      <style:text-properties fo:color="#4b69c6" loext:opacity="100%"/>
    </style:style>
    <style:style style:name="T10" style:family="text">
      <style:text-properties fo:color="#777777" loext:opacity="100%"/>
    </style:style>
    <style:style style:name="T11" style:family="text">
      <style:text-properties fo:color="#9c5d27" loext:opacity="100%"/>
    </style:style>
    <style:style style:name="T12" style:family="text">
      <style:text-properties fo:color="#7a3e9d" loext:opacity="100%" fo:font-weight="bold"/>
    </style:style>
    <style:style style:name="T13" style:family="text">
      <style:text-properties fo:color="#777777" loext:opacity="100%" fo:font-weight="bold"/>
    </style:style>
    <style:style style:name="T14" style:family="text">
      <style:text-properties fo:color="#7a3e9d" loext:opacity="100%"/>
    </style:style>
    <style:style style:name="T15" style:family="text">
      <style:text-properties fo:color="#aa3731" loext:opacity="100%" fo:font-weight="bold"/>
    </style:style>
    <style:style style:name="T16" style:family="text">
      <style:text-properties fo:color="#448c27" loext:opacity="100%"/>
    </style:style>
    <style:style style:name="T17" style:family="text">
      <style:text-properties fo:color="#91b3e0" loext:opacity="100%"/>
    </style:style>
    <style:style style:name="T18" style:family="text">
      <style:text-properties fo:color="#8190a0" loext:opacity="100%" fo:font-style="italic"/>
    </style:style>
    <style:style style:name="T19" style:family="text">
      <style:text-properties officeooo:rsid="013be5fc"/>
    </style:style>
    <style:style style:name="T20" style:family="text">
      <style:text-properties fo:color="#448c27" loext:opacity="100%" fo:font-style="italic"/>
    </style:style>
    <style:style style:name="T21" style:family="text">
      <style:text-properties fo:color="#4b69c6" loext:opacity="100%" fo:font-style="italic"/>
    </style:style>
    <style:style style:name="T22" style:family="text">
      <style:text-properties fo:color="#777777" loext:opacity="100%" fo:font-style="italic"/>
    </style:style>
    <style:style style:name="T23" style:family="text">
      <style:text-properties fo:color="#aaaaaa" loext:opacity="100%" fo:font-style="italic"/>
    </style:style>
    <style:style style:name="T24" style:family="text">
      <style:text-properties officeooo:rsid="012f4ded"/>
    </style:style>
    <style:style style:name="T25" style:family="text">
      <style:text-properties fo:color="#000000" loext:opacity="100%" fo:background-color="#ffffff" loext:char-shading-value="0"/>
    </style:style>
    <style:style style:name="T26" style:family="text">
      <style:text-properties fo:color="#5454ff" loext:opacity="100%" fo:font-family="monospace" fo:font-weight="bold" fo:background-color="#ffffff" loext:char-shading-value="0"/>
    </style:style>
    <style:style style:name="T27" style:family="text">
      <style:text-properties fo:color="#000000" loext:opacity="100%" fo:font-family="monospace" fo:background-color="#ffffff" loext:char-shading-value="0"/>
    </style:style>
    <style:style style:name="T28" style:family="text">
      <style:text-properties fo:font-family="monospace"/>
    </style:style>
    <style:style style:name="T29" style:family="text">
      <style:text-properties officeooo:rsid="009e3755"/>
    </style:style>
    <style:style style:name="T30" style:family="text">
      <style:text-properties officeooo:rsid="011182ac"/>
    </style:style>
    <style:style style:name="T31" style:family="text">
      <style:text-properties officeooo:rsid="01132b63"/>
    </style:style>
    <style:style style:name="T32" style:family="text">
      <style:text-properties fo:color="#0000ff" loext:opacity="100%"/>
    </style:style>
    <style:style style:name="T33" style:family="text">
      <style:text-properties fo:color="#a31515" loext:opacity="100%"/>
    </style:style>
    <style:style style:name="T34" style:family="text">
      <style:text-properties fo:color="#098658" loext:opacity="100%"/>
    </style:style>
    <style:style style:name="T35" style:family="text">
      <style:text-properties fo:color="#800000" loext:opacity="100%"/>
    </style:style>
    <style:style style:name="T36" style:family="text">
      <style:text-properties fo:color="#e50000" loext:opacity="100%"/>
    </style:style>
    <style:style style:name="T37" style:family="text">
      <style:text-properties officeooo:rsid="011ecaf7"/>
    </style:style>
    <style:style style:name="T38" style:family="text">
      <style:text-properties officeooo:rsid="011e34a0"/>
    </style:style>
    <style:style style:name="T39" style:family="text">
      <style:text-properties fo:color="#660000" loext:opacity="100%"/>
    </style:style>
    <style:style style:name="T40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</text:span><text:span text:style-name="T2">YClub</text:span><text:span text:style-name="T3"> </text:span><text:span text:style-name="T4">( “self-hosted CMS installable” )</text:span><text:span text:style-name="T3">, utilise</text:span> <text:span text:style-name="T5">flightphp (3.13), latte (3.0), </text:span>bootstrap <text:span text:style-name="T5">(5.3). Elle est développé en PHP (8.4) avec JS (</text:span><text:span text:style-name="T6">vanilla </text:span><text:span text:style-name="T5">ES6). Tout le site est stocké dans MyClub.</text:span><text:span text:style-name="T3">sqlite, </text:span><text:span text:style-name="T5">les logs dans LogMyClub.sqlite </text:span><text:span text:style-name="T7">et les crédentials dans Credential.db</text:span><text:span text:style-name="T5"> via pdo. </text:span><text:span text:style-name="T8">Composer est utilisé.</text:span></text:p>
      <text:h text:style-name="P4" text:outline-level="2">Les routes</text:h>
      <text:h text:style-name="Heading_20_3" text:outline-level="3">Les pages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Code"/>
      <text:p text:style-name="Code"><text:span text:style-name="T9">use</text:span> app<text:span text:style-name="T10">\</text:span>config<text:span text:style-name="T10">\</text:span><text:span text:style-name="T12">Controller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Event</text:span> <text:span text:style-name="T9">implements</text:span> <text:span text:style-name="T12">RouteInterface</text:span></text:p>
      <text:p text:style-name="Code"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ControllerFactory</text:span> <text:span text:style-name="T10">$</text:span><text:span text:style-name="T14">controllerFactory</text:span><text:span text:style-name="T10">)</text:span> <text:span text:style-name="T10">{}</text:span></text:p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eventController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controllerFactory</text:span><text:span text:style-name="T10">-&gt;</text:span><text:span text:style-name="T15">makeEventController</text:span><text:span text:style-name="T10">();</text:span></text:p>
      <text:p text:style-name="Code"><text:tab/><text:tab/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Manag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home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Manager/help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help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chat/@id:[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EventCha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regist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unregister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Un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/@id:[0-9]+/@token:[a-f0-9]+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registerSe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events/crosstab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showEventCrosstab</text:span><text:span text:style-name="T10">');</text:span></text:p>
      <text:p text:style-name="Code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nextEvents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nextEvents</text:span><text:span text:style-name="T10">');</text:span></text:p>
      <text:p text:style-name="Code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weekEvents</text:span><text:span text:style-name="T10">',</text:span> <text:span text:style-name="T10">$</text:span><text:span text:style-name="T14">eventController</text:span><text:span text:style-name="T10">,</text:span> <text:span text:style-name="T10">'</text:span><text:span text:style-name="T16">weekEvents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3" text:outline-level="3">Les APIs</text:h>
      <text:p text:style-name="Code">&lt;?php</text:p>
      <text:p text:style-name="Code"/>
      <text:p text:style-name="Code"><text:soft-page-break/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Code"/>
      <text:p text:style-name="Code"><text:span text:style-name="T9">use</text:span> app<text:span text:style-name="T10">\</text:span>config<text:span text:style-name="T10">\</text:span><text:span text:style-name="T12">Api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EventApi</text:span> <text:span text:style-name="T9">implements</text:span> <text:span text:style-name="T12">RouteInterface</text:span></text:p>
      <text:p text:style-name="Code"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ApiFactory</text:span> <text:span text:style-name="T10">$</text:span><text:span text:style-name="T14">apiFactory</text:span><text:span text:style-name="T10">)</text:span> <text:span text:style-name="T10">{}</text:span></text:p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eventApi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apiFactory</text:span><text:span text:style-name="T10">-&gt;</text:span><text:span text:style-name="T15">makeEventApi</text:span><text:span text:style-name="T10">();</text:span></text:p>
      <text:p text:style-name="Code"/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delete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delet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duplicate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duplicat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save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saveEvent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event/sendEmails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sendEmails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api/event/@id:[0-9]+</text:span><text:span text:style-name="T10">',</text:span> <text:span text:style-name="T10">$</text:span><text:span text:style-name="T14">eventApi</text:span><text:span text:style-name="T10">,</text:span> <text:span text:style-name="T10">'</text:span><text:span text:style-name="T16">getEvent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2" text:outline-level="2">Les traductions</text:h>
      <text:p text:style-name="P5">Tous les messages <text:span text:style-name="T7">sont stockés dans la table Languages</text:span>. Un nouveau migrateur est créé à chaque fois.</text:p>
      <text:h text:style-name="Heading_20_3" text:outline-level="3">Exemple de migrateur</text:h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><text:span text:style-name="T9">namespace</text:span> <text:span text:style-name="T12">app</text:span><text:span text:style-name="T13">\</text:span><text:span text:style-name="T12">models</text:span><text:span text:style-name="T13">\</text:span><text:span text:style-name="T12">database</text:span><text:span text:style-name="T13">\</text:span><text:span text:style-name="T12">migrators</text:span><text:span text:style-name="T10">;</text:span></text:p>
      <text:p text:style-name="Code"><text:span text:style-name="T9">use</text:span> <text:span text:style-name="T12">PDO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DatabaseMigratorInterface</text:span><text:span text:style-name="T10">;</text:span></text:p>
      <text:p text:style-name="Code"/>
      <text:p text:style-name="Code"><text:span text:style-name="T14">class</text:span> <text:span text:style-name="T12">V26ToV27Migrator</text:span> <text:span text:style-name="T9">implements</text:span> <text:span text:style-name="T12">DatabaseMigratorInterface</text:span></text:p>
      <text:p text:style-name="Code">{</text:p>
      <text:p text:style-name="Code"><text:span text:style-name="T9"><text:tab/>public</text:span> <text:span text:style-name="T14">function</text:span> <text:span text:style-name="T15">upgrade</text:span><text:span text:style-name="T10">(</text:span><text:span text:style-name="T12">PDO</text:span> <text:span text:style-name="T10">$</text:span><text:span text:style-name="T14">pdo</text:span><text:span text:style-name="T10">,</text:span> <text:span text:style-name="T9">int</text:span> <text:span text:style-name="T10">$</text:span><text:span text:style-name="T14">currentVersion</text:span><text:span text:style-name="T10">):</text:span> <text:span text:style-name="T9">int</text:span></text:p>
      <text:p text:style-name="Code"><text:tab/>{</text:p>
      <text:p text:style-name="Code"><text:span text:style-name="T10"><text:tab/><text:tab/>$</text:span><text:span text:style-name="T14">sql</text:span> <text:span text:style-name="T10">=</text:span> <text:span text:style-name="T10">&lt;&lt;&lt;SQL</text:span></text:p>
      <text:p text:style-name="Code"><text:span text:style-name="T9">INSERT INTO</text:span> Languages (<text:span text:style-name="T9">Name</text:span>, en_US, fr_FR, pl_PL)</text:p>
      <text:p text:style-name="Code">VALUES</text:p>
      <text:p text:style-name="Code">(<text:span text:style-name="T10">'</text:span><text:span text:style-name="T16">visitor_insights.statistics.title</text:span><text:span text:style-name="T10">'</text:span>,</text:p>
      <text:p text:style-name="Code"><text:span text:style-name="T10">'</text:span><text:span text:style-name="T16">Visitor Statistics</text:span><text:span text:style-name="T10">'</text:span>,</text:p>
      <text:p text:style-name="Code"><text:span text:style-name="T10">'</text:span><text:span text:style-name="T16">Statistiques des visiteurs</text:span><text:span text:style-name="T10">'</text:span>,</text:p>
      <text:p text:style-name="Code"><text:span text:style-name="T10">'</text:span><text:span text:style-name="T16">Statystyki odwiedzających</text:span><text:span text:style-name="T10">'</text:span>),</text:p>
      <text:p text:style-name="Code"/>
      <text:p text:style-name="Code">(<text:span text:style-name="T10">'</text:span><text:span text:style-name="T16">visitor_insights.statistics.chart.3xx</text:span><text:span text:style-name="T10">'</text:span>,</text:p>
      <text:p text:style-name="Code"><text:span text:style-name="T10">'</text:span><text:span text:style-name="T16">3XX – Redirects</text:span><text:span text:style-name="T10">'</text:span>,</text:p>
      <text:p text:style-name="Code"><text:span text:style-name="T10">'</text:span><text:span text:style-name="T16">3XX – Redirections</text:span><text:span text:style-name="T10">'</text:span>,</text:p>
      <text:p text:style-name="Code"><text:span text:style-name="T10">'</text:span><text:span text:style-name="T16">3XX – Przekierowania</text:span><text:span text:style-name="T10">'</text:span>),</text:p>
      <text:p text:style-name="Code"/>
      <text:p text:style-name="Code"><text:soft-page-break/>(<text:span text:style-name="T10">'</text:span><text:span text:style-name="T16">visitor_insights.statistics.unique_visitors</text:span><text:span text:style-name="T10">'</text:span>,</text:p>
      <text:p text:style-name="Code"><text:span text:style-name="T10">'</text:span><text:span text:style-name="T16">Unique visitors</text:span><text:span text:style-name="T10">'</text:span>,</text:p>
      <text:p text:style-name="Code"><text:span text:style-name="T10">'</text:span><text:span text:style-name="T16">Visiteurs uniques</text:span><text:span text:style-name="T10">'</text:span>,</text:p>
      <text:p text:style-name="Code"><text:span text:style-name="T10">'</text:span><text:span text:style-name="T16">Unikalni odwiedzający</text:span><text:span text:style-name="T10">'</text:span>);</text:p>
      <text:p text:style-name="Code"/>
      <text:p text:style-name="Code">SQL;</text:p>
      <text:p text:style-name="Code"><text:span text:style-name="T10"><text:tab/><text:tab/>$</text:span><text:span text:style-name="T14">pdo</text:span><text:span text:style-name="T10">-&gt;</text:span><text:span text:style-name="T15">exec</text:span><text:span text:style-name="T10">($</text:span><text:span text:style-name="T14">sql</text:span><text:span text:style-name="T10">);</text:span></text:p>
      <text:p text:style-name="Code"/>
      <text:p text:style-name="Code"><text:span text:style-name="T9"><text:tab/><text:tab/>return</text:span> <text:span text:style-name="T11">27</text:span><text:span text:style-name="T10">;</text:span></text:p>
      <text:p text:style-name="Code"><text:tab/>}</text:p>
      <text:p text:style-name="Code">}</text:p>
      <text:h text:style-name="Heading_20_3" text:outline-level="3">Dans les vues</text:h>
      <text:p text:style-name="P6">{<text:span text:style-name="T9">extends </text:span><text:span text:style-name="T16">'visitorInsights.latte'</text:span>}</text:p>
      <text:p text:style-name="P7"/>
      <text:p text:style-name="Code">{<text:span text:style-name="T9">block </text:span>content}</text:p>
      <text:p text:style-name="Code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Code"><text:span text:style-name="T17">&lt;</text:span><text:span text:style-name="T9">h1</text:span><text:span text:style-name="T17"> </text:span><text:span text:style-name="T18">class</text:span><text:span text:style-name="T10">="</text:span><text:span text:style-name="T16">my-4</text:span><text:span text:style-name="T10">"</text:span><text:span text:style-name="T17">&gt;</text:span>{<text:span text:style-name="T9">=</text:span>'visitor_insights.statistics.title'<text:span text:style-name="T9">|translate</text:span>}<text:span text:style-name="T17">&lt;/</text:span><text:span text:style-name="T9">h1</text:span><text:span text:style-name="T17">&gt;</text:span></text:p>
      <text:p text:style-name="Text_20_body">…</text:p>
      <text:p text:style-name="Code">{<text:span text:style-name="T9">block </text:span>scripts}</text:p>
      <text:p text:style-name="Code"><text:span text:style-name="T17">&lt;</text:span><text:span text:style-name="T9">script</text:span><text:span text:style-name="T17">&gt;</text:span></text:p>
      <text:p text:style-name="Code"><text:span text:style-name="T14">window</text:span><text:span text:style-name="T10">.</text:span><text:span text:style-name="T14">i18n</text:span> <text:span text:style-name="T10">=</text:span> <text:span text:style-name="T10">{</text:span>=<text:span text:style-name="T15">json_encode</text:span><text:span text:style-name="T10">(</text:span><text:span text:style-name="T14">$translations</text:span><text:span text:style-name="T10">)</text:span>|noescape<text:span text:style-name="T10">};</text:span></text:p>
      <text:p text:style-name="Code"><text:span text:style-name="T14">window</text:span><text:span text:style-name="T10">.</text:span><text:span text:style-name="T14">chartData</text:span> <text:span text:style-name="T10">=</text:span> <text:span text:style-name="T10">{</text:span><text:span text:style-name="T14">$chartData</text:span><text:span text:style-name="T10">};</text:span></text:p>
      <text:p text:style-name="Code"/>
      <text:p text:style-name="Code"><text:span text:style-name="T14">window</text:span><text:span text:style-name="T10">.</text:span><text:span text:style-name="T15">t</text:span> <text:span text:style-name="T10">=</text:span> <text:span text:style-name="T14">function</text:span><text:span text:style-name="T10">(</text:span><text:span text:style-name="T14">key</text:span><text:span text:style-name="T10">)</text:span> <text:span text:style-name="T10">{</text:span></text:p>
      <text:p text:style-name="Code"><text:span text:style-name="T9">return</text:span> <text:span text:style-name="T14">window</text:span><text:span text:style-name="T10">.</text:span><text:span text:style-name="T14">i18n</text:span><text:span text:style-name="T10">?.</text:span>[<text:span text:style-name="T14">key</text:span>] <text:span text:style-name="T10">??</text:span> <text:span text:style-name="T14">key</text:span><text:span text:style-name="T10">;</text:span></text:p>
      <text:p text:style-name="Code">};</text:p>
      <text:p text:style-name="Code"><text:span text:style-name="T17">&lt;/</text:span><text:span text:style-name="T9">script</text:span><text:span text:style-name="T17">&gt;</text:span></text:p>
      <text:p text:style-name="Code"><text:span text:style-name="T17">&lt;</text:span><text:span text:style-name="T9">script</text:span><text:span text:style-name="T17"> </text:span><text:span text:style-name="T18">type</text:span><text:span text:style-name="T10">="</text:span><text:span text:style-name="T16">module</text:span><text:span text:style-name="T10">"</text:span><text:span text:style-name="T17"> </text:span><text:span text:style-name="T18">src</text:span><text:span text:style-name="T10">="</text:span><text:span text:style-name="T16">/app/modules/VisitorInsights/js/statistics.js</text:span><text:span text:style-name="T10">"</text:span><text:span text:style-name="T17">&gt;&lt;/</text:span><text:span text:style-name="T9">script</text:span><text:span text:style-name="T17">&gt;</text:span></text:p>
      <text:p text:style-name="Code">{<text:span text:style-name="T9">/block</text:span>}</text:p>
      <text:h text:style-name="Heading_20_3" text:outline-level="3">Dans les controleurs</text:h>
      <text:p text:style-name="Code"><text:span text:style-name="T9">public</text:span> <text:span text:style-name="T14">function</text:span> <text:span text:style-name="T15">visitorsGraf</text:span><text:span text:style-name="T10">():</text:span> <text:span text:style-name="T9">void</text:span></text:p>
      <text:p text:style-name="Code">{</text:p>
      <text:p text:style-name="Code"><text:span text:style-name="T9"><text:tab/>if</text:span> <text:span text:style-name="T10">(!$</text:span><text:span text:style-name="T11">this</text:span><text:span text:style-name="T10">-&gt;</text:span><text:span text:style-name="T15">userIsAllowedAndMethodIsGood</text:span><text:span text:style-name="T10">('</text:span><text:span text:style-name="T16">GET</text:span><text:span text:style-name="T10">',</text:span> <text:span text:style-name="T14">fn</text:span><text:span text:style-name="T10">($</text:span><text:span text:style-name="T14">u</text:span><text:span text:style-name="T10">)</text:span> <text:span text:style-name="T10">=&gt;</text:span> <text:span text:style-name="T10">$</text:span><text:span text:style-name="T14">u</text:span><text:span text:style-name="T10">-&gt;</text:span><text:span text:style-name="T15">isVisitorInsights</text:span><text:span text:style-name="T10">()))</text:span> <text:span text:style-name="T10">{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10"><text:tab/>$</text:span><text:span text:style-name="T14">periodType</text:span> <text:span text:style-name="T10">=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query</text:span><text:span text:style-name="T10">-&gt;</text:span><text:span text:style-name="T14">periodType</text:span> <text:span text:style-name="T10">??</text:span> <text:span text:style-name="T14">self</text:span><text:span text:style-name="T10">::</text:span><text:span text:style-name="T11">DEFAULT_PERIOD_TYPE</text:span><text:span text:style-name="T10">;</text:span></text:p>
      <text:p text:style-name="Code"><text:span text:style-name="T10"><text:tab/>$</text:span><text:span text:style-name="T14">periodType</text:span> <text:span text:style-name="T10">=</text:span> <text:span text:style-name="T15">in_array</text:span><text:span text:style-name="T10">($</text:span><text:span text:style-name="T14">periodType</text:span><text:span text:style-name="T10">,</text:span> <text:span text:style-name="T14">self</text:span><text:span text:style-name="T10">::</text:span><text:span text:style-name="T11">PERIOD_TYPES</text:span><text:span text:style-name="T10">,</text:span> <text:span text:style-name="T11">true</text:span><text:span text:style-name="T10">)</text:span> <text:span text:style-name="T10">?</text:span> <text:span text:style-name="T10">$</text:span><text:span text:style-name="T14">periodType</text:span> <text:span text:style-name="T10">:</text:span> <text:tab/><text:span text:style-name="T14">self</text:span><text:span text:style-name="T10">::</text:span><text:span text:style-name="T11">DEFAULT_PERIOD_TYPE</text:span><text:span text:style-name="T10">;</text:span></text:p>
      <text:p text:style-name="Code"><text:span text:style-name="T10"><text:tab/>$</text:span><text:span text:style-name="T14">offset</text:span> <text:span text:style-name="T10">=</text:span> <text:span text:style-name="T10">(</text:span><text:span text:style-name="T14">int</text:span><text:span text:style-name="T10">)(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query</text:span><text:span text:style-name="T10">-&gt;</text:span><text:span text:style-name="T14">offset</text:span> <text:span text:style-name="T10">??</text:span> <text:span text:style-name="T11">0</text:span><text:span text:style-name="T10">);</text:span></text:p>
      <text:p text:style-name="Code"><text:span text:style-name="T10"><text:tab/>$</text:span><text:span text:style-name="T14">data</text:span> <text:span text:style-name="T10">=</text:span> <text:span text:style-name="T10">$</text:span><text:span text:style-name="T11">this</text:span><text:span text:style-name="T10">-&gt;</text:span><text:span text:style-name="T14">logDataAnalyticsHelper</text:span><text:span text:style-name="T10">-&gt;</text:span><text:span text:style-name="T15">getStatisticsData</text:span><text:span text:style-name="T10">($</text:span><text:span text:style-name="T14">periodType</text:span><text:span text:style-name="T10">,</text:span> <text:span text:style-name="T10">$</text:span><text:span text:style-name="T14">offset</text:span><text:span text:style-name="T10">);</text:span></text:p>
      <text:p text:style-name="Code"><text:span text:style-name="T10"><text:tab/>$</text:span><text:span text:style-name="T11">this</text:span><text:span text:style-name="T10">-&gt;</text:span><text:span text:style-name="T15">render</text:span><text:span text:style-name="T10">('</text:span><text:span text:style-name="T16">VisitorInsights/views/statistics.latte</text:span><text:span text:style-name="T10">',</text:span> <text:span text:style-name="T10">$</text:span><text:span text:style-name="T11">this</text:span><text:span text:style-name="T10">-&gt;</text:span><text:span text:style-name="T15">getAllParams</text:span><text:span text:style-name="T10">([</text:span></text:p>
      <text:p text:style-name="Code"><text:span text:style-name="T10"><text:tab/><text:tab/>'</text:span><text:span text:style-name="T16">periodTypes</text:span><text:span text:style-name="T10">'</text:span> <text:span text:style-name="T10">=&gt;</text:span> <text:span text:style-name="T14">self</text:span><text:span text:style-name="T10">::</text:span><text:span text:style-name="T11">PERIOD_TYPES</text:span><text:span text:style-name="T10">,</text:span></text:p>
      <text:p text:style-name="Code"><text:span text:style-name="T10"><text:tab/><text:tab/>'</text:span><text:span text:style-name="T16">currentPeriodType</text:span><text:span text:style-name="T10">'</text:span> <text:span text:style-name="T10">=&gt;</text:span> <text:span text:style-name="T10">$</text:span><text:span text:style-name="T14">periodType</text:span><text:span text:style-name="T10">,</text:span></text:p>
      <text:p text:style-name="Code"><text:span text:style-name="T10"><text:tab/><text:tab/>'</text:span><text:span text:style-name="T16">currentOffset</text:span><text:span text:style-name="T10">'</text:span> <text:span text:style-name="T10">=&gt;</text:span> <text:span text:style-name="T10">$</text:span><text:span text:style-name="T14">offset</text:span><text:span text:style-name="T10">,</text:span></text:p>
      <text:p text:style-name="Code"><text:span text:style-name="T10"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span text:style-name="T10"><text:tab/><text:tab/>'</text:span><text:span text:style-name="T16">chartData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ogDataHelper</text:span><text:span text:style-name="T10">-&gt;</text:span><text:span text:style-name="T15">formatDataForChart</text:span><text:span text:style-name="T10">($</text:span><text:span text:style-name="T14">data</text:span><text:span text:style-name="T10">),</text:span></text:p>
      <text:p text:style-name="Code"><text:span text:style-name="T10"><text:tab/><text:tab/>'</text:span><text:span text:style-name="T16">periodLabel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ogDataAnalyticsHelper</text:span><text:span text:style-name="T10">-&gt;</text:span><text:span text:style-name="T15">getPeriodLabel</text:span><text:span text:style-name="T10">($</text:span><text:span text:style-name="T14">periodType</text:span><text:span text:style-name="T10">),</text:span></text:p>
      <text:p text:style-name="Code"><text:span text:style-name="T10"><text:tab/><text:tab/>'</text:span><text:span text:style-name="T16">page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getPage</text:span><text:span text:style-name="T10">(),</text:span></text:p>
      <text:p text:style-name="Code"><text:span text:style-name="T10"><text:tab/><text:tab/>'</text:span><text:span text:style-name="T16">translations</text:span><text:span text:style-name="T10">'</text:span> <text:span text:style-name="T10">=&gt;</text:span> <text:span text:style-name="T10">[</text:span></text:p>
      <text:p text:style-name="Code"><text:span text:style-name="T10"><text:tab/><text:tab/><text:tab/>'</text:span><text:span text:style-name="T16">uniqueVisitors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unique_visitors</text:span><text:span text:style-name="T10">'),</text:span></text:p>
      <text:p text:style-name="Code"><text:span text:style-name="T10"><text:tab/><text:tab/><text:tab/>'</text:span><text:span text:style-name="T16">pageViews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page_views</text:span><text:span text:style-name="T10">'),</text:span></text:p>
      <text:p text:style-name="Code"><text:soft-page-break/><text:span text:style-name="T10"><text:tab/><text:tab/><text:tab/>'</text:span><text:span text:style-name="T16">s2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2xx</text:span><text:span text:style-name="T10">'),</text:span></text:p>
      <text:p text:style-name="Code"><text:span text:style-name="T10"><text:tab/><text:tab/><text:tab/>'</text:span><text:span text:style-name="T16">s3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3xx</text:span><text:span text:style-name="T10">'),</text:span></text:p>
      <text:p text:style-name="Code"><text:span text:style-name="T10"><text:tab/><text:tab/><text:tab/>'</text:span><text:span text:style-name="T16">s4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4xx</text:span><text:span text:style-name="T10">'),</text:span></text:p>
      <text:p text:style-name="Code"><text:span text:style-name="T10"><text:tab/><text:tab/><text:tab/>'</text:span><text:span text:style-name="T16">s5xx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'</text:span><text:span text:style-name="T16">visitor_insights.statistics.chart.5xx</text:span><text:span text:style-name="T10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9">import</text:span> <text:span text:style-name="T14">Chart</text:span> <text:span text:style-name="T9">from</text:span> <text:span text:style-name="T10">'</text:span><text:span text:style-name="T16">https://cdn.jsdelivr.net/npm/chart.js@3.9.1/auto/+esm</text:span><text:span text:style-name="T10">';</text:span></text:p>
      <text:p text:style-name="Code"><text:span text:style-name="T14">const</text:span> <text:span text:style-name="T14">chartData</text:span> <text:span text:style-name="T10">=</text:span> <text:span text:style-name="T14">window</text:span><text:span text:style-name="T10">.</text:span><text:span text:style-name="T14">chartData</text:span><text:span text:style-name="T10">;</text:span></text:p>
      <text:p text:style-name="Code"><text:span text:style-name="T14">const</text:span> <text:span text:style-name="T14">chart</text:span> <text:span text:style-name="T10">=</text:span> <text:span text:style-name="T10">new</text:span> <text:span text:style-name="T15">Chart</text:span>(</text:p>
      <text:p text:style-name="Code"><text:span text:style-name="T14"><text:tab/>document</text:span><text:span text:style-name="T10">.</text:span><text:span text:style-name="T15">getElementById</text:span>(<text:span text:style-name="T10">'</text:span><text:span text:style-name="T16">visitorStatsChart</text:span><text:span text:style-name="T10">'</text:span>)<text:span text:style-name="T10">.</text:span><text:span text:style-name="T15">getContext</text:span>(<text:span text:style-name="T10">'</text:span><text:span text:style-name="T16">2d</text:span><text:span text:style-name="T10">'</text:span>)<text:span text:style-name="T10">,</text:span></text:p>
      <text:p text:style-name="Code"><text:tab/>{</text:p>
      <text:p text:style-name="Code"><text:span text:style-name="T14"><text:tab/><text:tab/>type</text:span><text:span text:style-name="T10">:</text:span> <text:span text:style-name="T10">'</text:span><text:span text:style-name="T16">bar</text:span><text:span text:style-name="T10">',</text:span></text:p>
      <text:p text:style-name="Code"><text:span text:style-name="T14"><text:tab/><text:tab/>data</text:span><text:span text:style-name="T10">:</text:span> <text:span text:style-name="T10">{</text:span></text:p>
      <text:p text:style-name="Code"><text:span text:style-name="T14"><text:tab/><text:tab/>labels</text:span><text:span text:style-name="T10">:</text:span> <text:span text:style-name="T14">chartData</text:span><text:span text:style-name="T10">.</text:span><text:span text:style-name="T14">labels</text:span><text:span text:style-name="T10">,</text:span></text:p>
      <text:p text:style-name="Code"><text:span text:style-name="T14"><text:tab/><text:tab/>datasets</text:span><text:span text:style-name="T10">:</text:span> [</text:p>
      <text:p text:style-name="Code"><text:tab/><text:tab/><text:tab/>{</text:p>
      <text:p text:style-name="Code"><text:span text:style-name="T14"><text:tab/><text:tab/><text:tab/><text:tab/>label</text:span><text:span text:style-name="T10">:</text:span> <text:span text:style-name="T14">window</text:span><text:span text:style-name="T10">.</text:span><text:span text:style-name="T15">t</text:span>(<text:span text:style-name="T10">'</text:span><text:span text:style-name="T16">uniqueVisitors</text:span><text:span text:style-name="T10">'</text:span>)<text:span text:style-name="T10">,</text:span></text:p>
      <text:p text:style-name="P8"/>
      <text:h text:style-name="P9" text:outline-level="2">Les controleurs</text:h>
      <text:p text:style-name="P10">Tous les controleurs héritent de <text:span text:style-name="T12">AbstractController</text:span></text:p>
      <text:p text:style-name="P11"><text:span text:style-name="T14">class</text:span> <text:span text:style-name="T19">xxx</text:span><text:span text:style-name="T12">Controller</text:span> <text:span text:style-name="T9">extends</text:span> <text:span text:style-name="T12">AbstractController</text:span></text:p>
      <text:p text:style-name="P12">{</text:p>
      <text:p text:style-name="P6"><text:span text:style-name="T9"><text:tab/>public</text:span> <text:span text:style-name="T14">function</text:span> <text:span text:style-name="T15">__construct</text:span><text:span text:style-name="T10">(</text:span></text:p>
      <text:p text:style-name="P6"><text:span text:style-name="T12"><text:tab/><text:tab/>Application</text:span> <text:span text:style-name="T10">$</text:span><text:span text:style-name="T14">application</text:span><text:span text:style-name="T10">,</text:span></text:p>
      <text:p text:style-name="P6"><text:span text:style-name="T9"><text:tab/><text:tab/>private</text:span> <text:span text:style-name="T12">LoanDataHelper</text:span> <text:span text:style-name="T10">$</text:span><text:span text:style-name="T14">loanDataHelper</text:span><text:span text:style-name="T10">,</text:span></text:p>
      <text:p text:style-name="P6"><text:span text:style-name="T10"><text:tab/>)</text:span> <text:span text:style-name="T10">{</text:span></text:p>
      <text:p text:style-name="P6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P12"><text:tab/>}</text:p>
      <text:p text:style-name="P12">…</text:p>
      <text:h text:style-name="P13" text:outline-level="3">L’abstract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ules</text:span><text:span text:style-name="T13">\</text:span><text:span text:style-name="T12">Common</text:span><text:span text:style-name="T10">;</text:span></text:p>
      <text:p text:style-name="Code"/>
      <text:p text:style-name="Code"><text:span text:style-name="T9">use</text:span> <text:span text:style-name="T12">flight</text:span><text:span text:style-name="T10">;</text:span></text:p>
      <text:p text:style-name="Code"><text:span text:style-name="T9">use</text:span> flight<text:span text:style-name="T10">\</text:span><text:span text:style-name="T12">Engine</text:span><text:span text:style-name="T10">;</text:span></text:p>
      <text:p text:style-name="Code"><text:span text:style-name="T9">use</text:span> Latte<text:span text:style-name="T10">\</text:span><text:span text:style-name="T12">Engine</text:span> <text:span text:style-name="T9">as</text:span> LatteEngine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enums<text:span text:style-name="T10">\</text:span><text:span text:style-name="T12">TimeOfDay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Params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TranslationManager</text:span><text:span text:style-name="T10">;</text:span></text:p>
      <text:p text:style-name="Code"><text:soft-page-break/><text:span text:style-name="T9">use</text:span> app<text:span text:style-name="T10">\</text:span>models<text:span text:style-name="T10">\</text:span><text:span text:style-name="T12">Authorization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Languages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MenuItem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MetadataDataHelper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AbstractController</text:span></text:p>
      <text:p text:style-name="Code">{</text:p>
      <text:p text:style-name="Code"><text:span text:style-name="T9">protected</text:span> <text:span text:style-name="T12">Engine</text:span> <text:span text:style-name="T10">$</text:span><text:span text:style-name="T14">flight</text:span><text:span text:style-name="T10">;</text:span></text:p>
      <text:p text:style-name="Code"><text:span text:style-name="T9">protected</text:span> <text:span text:style-name="T12">LatteEngine</text:span> <text:span text:style-name="T10">$</text:span><text:span text:style-name="T14">latte</text:span><text:span text:style-name="T10">;</text:span></text:p>
      <text:p text:style-name="Code"><text:span text:style-name="T9">public</text:span> <text:span text:style-name="T12">DataHelper</text:span> <text:span text:style-name="T10">$</text:span><text:span text:style-name="T14">dataHelper</text:span><text:span text:style-name="T10">;</text:span></text:p>
      <text:p text:style-name="Code"><text:span text:style-name="T9">protected</text:span> <text:span text:style-name="T12">LanguagesDataHelper</text:span> <text:span text:style-name="T10">$</text:span><text:span text:style-name="T14">languagesDataHelper</text:span><text:span text:style-name="T10">;</text:span></text:p>
      <text:p text:style-name="Code"><text:span text:style-name="T9">protected</text:span> <text:span text:style-name="T12">MenuItemDataHelper</text:span> <text:span text:style-name="T10">$</text:span><text:span text:style-name="T14">menuItemDataHelper</text:span><text:span text:style-name="T10">;</text:span></text:p>
      <text:p text:style-name="Code"><text:span text:style-name="T9">protected</text:span> <text:span text:style-name="T12">AuthorizationDataHelper</text:span> <text:span text:style-name="T10">$</text:span><text:span text:style-name="T14">authorizationDataHelper</text:span><text:span text:style-name="T10">;</text:span></text:p>
      <text:p text:style-name="Code"><text:span text:style-name="T9">private</text:span> <text:span text:style-name="T12">MetadataDataHelper</text:span> <text:span text:style-name="T10">$</text:span><text:span text:style-name="T14">metadataDataHelper</text:span><text:span text:style-name="T10">;</text:span></text:p>
      <text:p text:style-name="Code"><text:span text:style-name="T9">private</text:span> <text:span text:style-name="T10">?</text:span><text:span text:style-name="T9">string</text:span> <text:span text:style-name="T10">$</text:span><text:span text:style-name="T14">prodSiteUrl</text:span><text:span text:style-name="T10">;</text:span></text:p>
      <text:p text:style-name="Code"><text:span text:style-name="T9">private</text:span> <text:span text:style-name="T10">?</text:span><text:span text:style-name="T9">string</text:span> <text:span text:style-name="T10">$</text:span><text:span text:style-name="T14">memberAlert</text:span> <text:span text:style-name="T10">=</text:span> <text:span text:style-name="T11">null</text:span><text:span text:style-name="T10">;</text:span></text:p>
      <text:p text:style-name="Code"/>
      <text:p text:style-name="Code"><text:span text:style-name="T9">public</text:span> <text:span text:style-name="T14">function</text:span> <text:span text:style-name="T15">__construct</text:span><text:span text:style-name="T10">(</text:span><text:span text:style-name="T9">protected</text:span> <text:span text:style-name="T12">Application</text:span> <text:span text:style-name="T10">$</text:span><text:span text:style-name="T14">application</text:span><text:span text:style-name="T10">)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flight</text:span> <text:span text:style-name="T10">=</text:span> <text:span text:style-name="T10">$</text:span><text:span text:style-name="T14">application</text:span><text:span text:style-name="T10">-&gt;</text:span><text:span text:style-name="T15">getFlight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latte</text:span> <text:span text:style-name="T10">=</text:span> <text:span text:style-name="T10">$</text:span><text:span text:style-name="T14">application</text:span><text:span text:style-name="T10">-&gt;</text:span><text:span text:style-name="T15">getLatte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5">addLatteFilters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dataHelper</text:span> <text:span text:style-name="T10">=</text:span> <text:span text:style-name="T9">new</text:span> <text:span text:style-name="T12">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languagesDataHelper</text:span> <text:span text:style-name="T10">=</text:span> <text:span text:style-name="T9">new</text:span> <text:span text:style-name="T12">Languages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authorizationDataHelper</text:span> <text:span text:style-name="T10">=</text:span> <text:span text:style-name="T9">new</text:span> <text:span text:style-name="T12">Authorization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menuItemDataHelper</text:span> <text:span text:style-name="T10">=</text:span> <text:span text:style-name="T9">new</text:span> <text:span text:style-name="T12">MenuItemDataHelper</text:span><text:span text:style-name="T10">($</text:span><text:span text:style-name="T14">application</text:span><text:span text:style-name="T10">,</text:span> <text:span text:style-name="T10">$</text:span><text:span text:style-name="T11">this</text:span><text:span text:style-name="T10">-&gt;</text:span><text:span text:style-name="T14">authorizationDataHelper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metadataDataHelper</text:span> <text:span text:style-name="T10">=</text:span> <text:span text:style-name="T9">new</text:span> <text:span text:style-name="T12">MetadataDataHelper</text:span><text:span text:style-name="T10">($</text:span><text:span text:style-name="T14">application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prodSiteUrl</text:span> <text:span text:style-name="T10">=</text:span> <text:span text:style-name="T10">$</text:span><text:span text:style-name="T11">this</text:span><text:span text:style-name="T10">-&gt;</text:span><text:span text:style-name="T14">metadataDataHelper</text:span><text:span text:style-name="T10">-&gt;</text:span><text:span text:style-name="T15">isTestSite</text:span><text:span text:style-name="T10">()</text:span> <text:span text:style-name="T10">?</text:span> <text:span text:style-name="T10">$</text:span><text:span text:style-name="T11">this</text:span><text:span text:style-name="T10">-&gt;</text:span><text:span text:style-name="T14">metadataDataHelper</text:span><text:span text:style-name="T10">-&gt;</text:span><text:span text:style-name="T15">getProdSiteUrl</text:span><text:span text:style-name="T10">()</text:span> <text:span text:style-name="T10">:</text:span> <text:span text:style-name="T11">null</text:span><text:span text:style-name="T10">;</text:span></text:p>
      <text:p text:style-name="Code">}</text:p>
      <text:p text:style-name="Code"/>
      <text:p text:style-name="Code">#region Protected fucntions</text:p>
      <text:p text:style-name="Code"><text:span text:style-name="T9">protected</text:span> <text:span text:style-name="T14">function</text:span> <text:span text:style-name="T15">getAllLabels</text:span><text:span text:style-name="T10">():</text:span> <text:span text:style-name="T9">array</text:span></text:p>
      <text:p text:style-name="Code">{</text:p>
      <text:p text:style-name="Code"><text:span text:style-name="T9">return</text:span> <text:span text:style-name="T15">array_map</text:span><text:span text:style-name="T10">(</text:span></text:p>
      <text:p text:style-name="Code"><text:span text:style-name="T14">fn</text:span><text:span text:style-name="T10">(</text:span><text:span text:style-name="T12">TimeOfDay</text:span> <text:span text:style-name="T10">$</text:span><text:span text:style-name="T14">case</text:span><text:span text:style-name="T10">)</text:span> <text:span text:style-name="T10">=&gt;</text:span> <text:span text:style-name="T10">[</text:span></text:p>
      <text:p text:style-name="Code"><text:span text:style-name="T10">'</text:span><text:span text:style-name="T16">value</text:span><text:span text:style-name="T10">'</text:span> <text:span text:style-name="T10">=&gt;</text:span> <text:span text:style-name="T10">$</text:span><text:span text:style-name="T14">case</text:span><text:span text:style-name="T10">-&gt;</text:span><text:span text:style-name="T14">value</text:span><text:span text:style-name="T10">,</text:span></text:p>
      <text:p text:style-name="Code"><text:span text:style-name="T10">'</text:span><text:span text:style-name="T16">label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$</text:span><text:span text:style-name="T14">case</text:span><text:span text:style-name="T10">-&gt;</text:span><text:span text:style-name="T14">value</text:span><text:span text:style-name="T10">)</text:span></text:p>
      <text:p text:style-name="Code">],</text:p>
      <text:p text:style-name="Code"><text:span text:style-name="T12">TimeOfDay</text:span><text:span text:style-name="T10">::</text:span><text:span text:style-name="T15">cases</text:span><text:span text:style-name="T10">()</text:span></text:p>
      <text:p text:style-name="Code">);</text:p>
      <text:p text:style-name="Code">}</text:p>
      <text:p text:style-name="Code"/>
      <text:p text:style-name="Code"><text:span text:style-name="T9">protected</text:span> <text:span text:style-name="T14">function</text:span> <text:span text:style-name="T15">getAllParams</text:span><text:span text:style-name="T10">(</text:span><text:span text:style-name="T9">array</text:span> <text:span text:style-name="T10">$</text:span><text:span text:style-name="T14">specificParams</text:span><text:span text:style-name="T10">):</text:span> <text:span text:style-name="T9">array</text:span></text:p>
      <text:p text:style-name="Code">{</text:p>
      <text:p text:style-name="Code"><text:span text:style-name="T9">return</text:span> <text:span text:style-name="T12">Params</text:span><text:span text:style-name="T10">::</text:span><text:span text:style-name="T15">getAll</text:span><text:span text:style-name="T10">($</text:span><text:span text:style-name="T14">specificParams</text:span><text:span text:style-name="T10">,</text:span> <text:span text:style-name="T10">$</text:span><text:span text:style-name="T11">this</text:span><text:span text:style-name="T10">-&gt;</text:span><text:span text:style-name="T14">prodSiteUrl</text:span><text:span text:style-name="T10">,</text:span> <text:span text:style-name="T10">$</text:span><text:span text:style-name="T11">this</text:span><text:span text:style-name="T10">-&gt;</text:span><text:span text:style-name="T14">memberAlert</text:span><text:span text:style-name="T10">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getLayout</text:span><text:span text:style-name="T10">():</text:span> <text:span text:style-name="T9">string</text:span></text:p>
      <text:p text:style-name="Code">{</text:p>
      <text:p text:style-name="Code"><text:span text:style-name="T10">$</text:span><text:span text:style-name="T14">navbar</text:span> <text:span text:style-name="T10">=</text:span> <text:span text:style-name="T10">$</text:span><text:span text:style-name="T14">_SESSION</text:span><text:span text:style-name="T10">['</text:span><text:span text:style-name="T16">navbar</text:span><text:span text:style-name="T10">']</text:span> <text:span text:style-name="T10">??</text:span> <text:span text:style-name="T10">'';</text:span></text:p>
      <text:p text:style-name="Code"/>
      <text:p text:style-name="Code"><text:span text:style-name="T9">return</text:span> <text:span text:style-name="T9">match</text:span> <text:span text:style-name="T10">($</text:span><text:span text:style-name="T14">navbar</text:span><text:span text:style-name="T10">)</text:span> <text:span text:style-name="T10">{</text:span></text:p>
      <text:p text:style-name="Code"><text:span text:style-name="T10">'</text:span><text:span text:style-name="T16">user</text:span><text:span text:style-name="T10">'</text:span> <text:span text:style-name="T9">=&gt;</text:span> <text:span text:style-name="T10">'</text:span><text:span text:style-name="T16">../../User/views/user.latte</text:span><text:span text:style-name="T10">',</text:span></text:p>
      <text:p text:style-name="Code"><text:span text:style-name="T10">'</text:span><text:span text:style-name="T16">eventManager</text:span><text:span text:style-name="T10">'</text:span> <text:span text:style-name="T9">=&gt;</text:span> <text:span text:style-name="T10">'</text:span><text:span text:style-name="T16">../../Webmaster/views/eventManager.latte</text:span><text:span text:style-name="T10">',</text:span></text:p>
      <text:p text:style-name="Code"><text:soft-page-break/><text:span text:style-name="T10">'</text:span><text:span text:style-name="T16">personManager</text:span><text:span text:style-name="T10">'</text:span> <text:span text:style-name="T9">=&gt;</text:span> <text:span text:style-name="T10">'</text:span><text:span text:style-name="T16">../../Webmaster/views/personManager.latte</text:span><text:span text:style-name="T10">',</text:span></text:p>
      <text:p text:style-name="Code"><text:span text:style-name="T10">'</text:span><text:span text:style-name="T16">redactor</text:span><text:span text:style-name="T10">'</text:span> <text:span text:style-name="T9">=&gt;</text:span> <text:span text:style-name="T10">'</text:span><text:span text:style-name="T16">../../Webmaster/views/redactor.latte</text:span><text:span text:style-name="T10">',</text:span></text:p>
      <text:p text:style-name="Code"><text:span text:style-name="T10">'</text:span><text:span text:style-name="T16">visitorInsights</text:span><text:span text:style-name="T10">'</text:span> <text:span text:style-name="T9">=&gt;</text:span> <text:span text:style-name="T10">'</text:span><text:span text:style-name="T16">../../Webmaster/views/visitorInsights.latte</text:span><text:span text:style-name="T10">',</text:span></text:p>
      <text:p text:style-name="Code"><text:span text:style-name="T10">'</text:span><text:span text:style-name="T16">webmaster</text:span><text:span text:style-name="T10">'</text:span> <text:span text:style-name="T9">=&gt;</text:span> <text:span text:style-name="T10">'</text:span><text:span text:style-name="T16">../../Webmaster/views/webmaster.latte</text:span><text:span text:style-name="T10">',</text:span></text:p>
      <text:p text:style-name="Code"><text:span text:style-name="T10">''</text:span> <text:span text:style-name="T9">=&gt;</text:span> <text:span text:style-name="T10">'</text:span><text:span text:style-name="T16">../../Common/views/home.latte</text:span><text:span text:style-name="T10">',</text:span></text:p>
      <text:p text:style-name="Code"><text:span text:style-name="T9">default</text:span> <text:span text:style-name="T9">=&gt;</text:span> <text:span text:style-name="T12">Application</text:span><text:span text:style-name="T10">::</text:span><text:span text:style-name="T15">unreachable</text:span><text:span text:style-name="T10">("</text:span><text:span text:style-name="T16">Fatal error in file with navbar=</text:span><text:span text:style-name="T10">{$</text:span><text:span text:style-name="T14">navbar</text:span><text:span text:style-name="T10">}",</text:span> <text:span text:style-name="T11">__FILE__</text:span><text:span text:style-name="T10">,</text:span> <text:span text:style-name="T11">__LINE__</text:span><text:span text:style-name="T10">),</text:span></text:p>
      <text:p text:style-name="Code">};</text:p>
      <text:p text:style-name="Code">}</text:p>
      <text:p text:style-name="Code"/>
      <text:p text:style-name="Code">/**</text:p>
      <text:p text:style-name="Code">* Retrieves navigation items filtered according to the current user and their groups.</text:p>
      <text:p text:style-name="Code">*</text:p>
      <text:p text:style-name="Code"><text:span text:style-name="T20">* </text:span><text:span text:style-name="T21">@param</text:span><text:span text:style-name="T16"> </text:span><text:span text:style-name="T21">object</text:span><text:span text:style-name="T22">|</text:span><text:span text:style-name="T21">false</text:span><text:span text:style-name="T22">|</text:span><text:span text:style-name="T21">null</text:span><text:span text:style-name="T16"> </text:span><text:span text:style-name="T20">$person The current user object, false for anonymous.</text:span></text:p>
      <text:p text:style-name="Code"><text:span text:style-name="T20">* </text:span><text:span text:style-name="T21">@param</text:span><text:span text:style-name="T16"> </text:span><text:span text:style-name="T21">bool</text:span><text:span text:style-name="T16"> </text:span><text:span text:style-name="T20">$all If true, returns all items without filtering.</text:span></text:p>
      <text:p text:style-name="Code"><text:span text:style-name="T20">* </text:span><text:span text:style-name="T21">@return</text:span><text:span text:style-name="T16"> </text:span><text:span text:style-name="T21">array</text:span><text:span text:style-name="T20">&lt;</text:span><text:span text:style-name="T21">int</text:span><text:span text:style-name="T20">, object&gt; Array of navigation item objects.</text:span></text:p>
      <text:p text:style-name="Code">*/</text:p>
      <text:p text:style-name="Code"><text:span text:style-name="T9">protected</text:span> <text:span text:style-name="T14">function</text:span> <text:span text:style-name="T15">getNavItems</text:span><text:span text:style-name="T10">(</text:span><text:span text:style-name="T9">object</text:span><text:span text:style-name="T10">|</text:span><text:span text:style-name="T9">false</text:span><text:span text:style-name="T10">|</text:span><text:span text:style-name="T9">null</text:span> <text:span text:style-name="T10">$</text:span><text:span text:style-name="T14">person</text:span><text:span text:style-name="T10">,</text:span> <text:span text:style-name="T9">bool</text:span> <text:span text:style-name="T10">$</text:span><text:span text:style-name="T14">all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4">userGroups</text:span> <text:span text:style-name="T10">=</text:span> <text:span text:style-name="T10">[];</text:span></text:p>
      <text:p text:style-name="Code"><text:span text:style-name="T9">if</text:span> <text:span text:style-name="T10">($</text:span><text:span text:style-name="T14">person</text:span> <text:span text:style-name="T10">&amp;&amp;</text:span> <text:span text:style-name="T10">$</text:span><text:span text:style-name="T14">person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userGroups</text:span> <text:span text:style-name="T10">=</text:span> <text:span text:style-name="T10">$</text:span><text:span text:style-name="T11">this</text:span><text:span text:style-name="T10">-&gt;</text:span><text:span text:style-name="T14">authorizationDataHelper</text:span><text:span text:style-name="T10">-&gt;</text:span><text:span text:style-name="T15">getUserGroups</text:span><text:span text:style-name="T10">($</text:span><text:span text:style-name="T14">person</text:span><text:span text:style-name="T10">-&gt;</text:span><text:span text:style-name="T14">Email</text:span><text:span text:style-name="T10">);</text:span></text:p>
      <text:p text:style-name="Code">}</text:p>
      <text:p text:style-name="Code"><text:span text:style-name="T10">$</text:span><text:span text:style-name="T14">filter</text:span> <text:span text:style-name="T10">=</text:span> <text:span text:style-name="T10">!$</text:span><text:span text:style-name="T14">all</text:span> <text:span text:style-name="T10">?</text:span> <text:span text:style-name="T10">['</text:span><text:span text:style-name="T16">What</text:span><text:span text:style-name="T10">'</text:span> <text:span text:style-name="T10">=&gt;</text:span> <text:span text:style-name="T10">'</text:span><text:span text:style-name="T16">navbar</text:span><text:span text:style-name="T10">']</text:span> <text:span text:style-name="T10">:</text:span> <text:span text:style-name="T10">[];</text:span></text:p>
      <text:p text:style-name="Code"/>
      <text:p text:style-name="Code"><text:span text:style-name="T10">$</text:span><text:span text:style-name="T14">navItem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</text:span></text:p>
      <text:p text:style-name="Code"><text:span text:style-name="T10">'</text:span><text:span text:style-name="T16">MenuItem</text:span><text:span text:style-name="T10">',</text:span></text:p>
      <text:p text:style-name="Code"><text:span text:style-name="T10">$</text:span><text:span text:style-name="T14">filter</text:span><text:span text:style-name="T10">,</text:span></text:p>
      <text:p text:style-name="Code"><text:span text:style-name="T10">'</text:span><text:span text:style-name="T16">Id, Label AS Name, Url AS Route, IdGroup, ForMembers, ForContacts, ForAnonymous, What, Type, Label, Icon, Url</text:span><text:span text:style-name="T10">',</text:span></text:p>
      <text:p text:style-name="Code"><text:span text:style-name="T10">'</text:span><text:span text:style-name="T16">Position</text:span><text:span text:style-name="T10">'</text:span></text:p>
      <text:p text:style-name="Code">);</text:p>
      <text:p text:style-name="Code"/>
      <text:p text:style-name="Code"><text:span text:style-name="T10">$</text:span><text:span text:style-name="T14">filteredNavIte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</text:span></text:p>
      <text:p text:style-name="Code"><text:span text:style-name="T10">($</text:span><text:span text:style-name="T14">person</text:span> <text:span text:style-name="T10">===</text:span> <text:span text:style-name="T11">false</text:span> <text:span text:style-name="T10">&amp;&amp;</text:span> <text:span text:style-name="T10">$</text:span><text:span text:style-name="T14">navItem</text:span><text:span text:style-name="T10">-&gt;</text:span><text:span text:style-name="T14">ForAnonymous</text:span> <text:span text:style-name="T10">==</text:span> <text:span text:style-name="T11">1</text:span><text:span text:style-name="T10">)</text:span> <text:span text:style-name="T10">||</text:span></text:p>
      <text:p text:style-name="Code"><text:span text:style-name="T10">($</text:span><text:span text:style-name="T14">person</text:span> <text:span text:style-name="T10">&amp;&amp;</text:span> <text:span text:style-name="T10">$</text:span><text:span text:style-name="T14">navItem</text:span><text:span text:style-name="T10">-&gt;</text:span><text:span text:style-name="T14">ForMembers</text:span> <text:span text:style-name="T10">==</text:span> <text:span text:style-name="T11">1</text:span> <text:span text:style-name="T10">&amp;&amp;</text:span></text:p>
      <text:p text:style-name="Code">(</text:p>
      <text:p text:style-name="Code"><text:span text:style-name="T10">$</text:span><text:span text:style-name="T14">navItem</text:span><text:span text:style-name="T10">-&gt;</text:span><text:span text:style-name="T14">IdGroup</text:span> <text:span text:style-name="T10">===</text:span> <text:span text:style-name="T11">null</text:span> <text:span text:style-name="T10">||</text:span></text:p>
      <text:p text:style-name="Code"><text:span text:style-name="T10">(!</text:span><text:span text:style-name="T15">empty</text:span><text:span text:style-name="T10">($</text:span><text:span text:style-name="T14">userGroups</text:span><text:span text:style-name="T10">)</text:span> <text:span text:style-name="T10">&amp;&amp;</text:span> <text:span text:style-name="T15">in_array</text:span><text:span text:style-name="T10">($</text:span><text:span text:style-name="T14">navItem</text:span><text:span text:style-name="T10">-&gt;</text:span><text:span text:style-name="T14">IdGroup</text:span><text:span text:style-name="T10">,</text:span> <text:span text:style-name="T10">$</text:span><text:span text:style-name="T14">userGroups</text:span><text:span text:style-name="T10">,</text:span> <text:span text:style-name="T11">true</text:span><text:span text:style-name="T10">))</text:span></text:p>
      <text:p text:style-name="Code">)</text:p>
      <text:p text:style-name="Code"><text:span text:style-name="T10">)</text:span> <text:span text:style-name="T10">||</text:span></text:p>
      <text:p text:style-name="Code"><text:span text:style-name="T10">$</text:span><text:span text:style-name="T14">all</text:span></text:p>
      <text:p text:style-name="Code"><text:span text:style-name="T10">)</text:span> <text:span text:style-name="T10">{</text:span></text:p>
      <text:p text:style-name="Code"><text:span text:style-name="T10">$</text:span><text:span text:style-name="T14">filteredNavItems</text:span><text:span text:style-name="T10">[]</text:span> <text:span text:style-name="T10">=</text:span> <text:span text:style-name="T10">$</text:span><text:span text:style-name="T14">navItem</text:span><text:span text:style-name="T10">;</text:span></text:p>
      <text:p text:style-name="Code">}</text:p>
      <text:p text:style-name="Code">}</text:p>
      <text:p text:style-name="Code"/>
      <text:p text:style-name="Code"><text:span text:style-name="T10">$</text:span><text:span text:style-name="T14">group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'</text:span><text:span text:style-name="T16">Group</text:span><text:span text:style-name="T10">',</text:span> <text:span text:style-name="T10">['</text:span><text:span text:style-name="T16">Inactivated</text:span><text:span text:style-name="T10">'</text:span> <text:span text:style-name="T10">=&gt;</text:span> <text:span text:style-name="T11">0</text:span><text:span text:style-name="T10">]);</text:span></text:p>
      <text:p text:style-name="Code"><text:span text:style-name="T10">$</text:span><text:span text:style-name="T14">groupsById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groups</text:span> <text:span text:style-name="T10">as</text:span> <text:span text:style-name="T10">$</text:span><text:span text:style-name="T14">group</text:span><text:span text:style-name="T10">)</text:span> <text:span text:style-name="T10">{</text:span></text:p>
      <text:p text:style-name="Code"><text:span text:style-name="T10">$</text:span><text:span text:style-name="T14">groupsById</text:span><text:span text:style-name="T10">[$</text:span><text:span text:style-name="T14">group</text:span><text:span text:style-name="T10">-&gt;</text:span><text:span text:style-name="T14">Id</text:span><text:span text:style-name="T10">]</text:span> <text:span text:style-name="T10">=</text:span> <text:span text:style-name="T10">$</text:span><text:span text:style-name="T14">group</text:span><text:span text:style-name="T10">-&gt;</text:span><text:span text:style-name="T14">Name</text:span><text:span text:style-name="T10">;</text:span></text:p>
      <text:p text:style-name="Code">}</text:p>
      <text:p text:style-name="Code"/>
      <text:p text:style-name="Code"><text:span text:style-name="T9">foreach</text:span> <text:span text:style-name="T10">($</text:span><text:span text:style-name="T14">filtered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10">$</text:span><text:span text:style-name="T14">navItem</text:span><text:span text:style-name="T10">-&gt;</text:span><text:span text:style-name="T14">GroupName</text:span> <text:span text:style-name="T10">=</text:span> <text:span text:style-name="T10">$</text:span><text:span text:style-name="T14">navItem</text:span><text:span text:style-name="T10">-&gt;</text:span><text:span text:style-name="T14">IdGroup</text:span> <text:span text:style-name="T10">!==</text:span> <text:span text:style-name="T11">null</text:span> <text:span text:style-name="T10">&amp;&amp;</text:span> <text:span text:style-name="T15">isset</text:span><text:span text:style-name="T10">($</text:span><text:span text:style-name="T14">groupsById</text:span><text:span text:style-name="T10">[$</text:span><text:span text:style-name="T14">navItem</text:span><text:span text:style-name="T10">-&gt;</text:span><text:span text:style-name="T14">IdGroup</text:span><text:span text:style-name="T10">])</text:span></text:p>
      <text:p text:style-name="Code"><text:soft-page-break/><text:span text:style-name="T10">?</text:span> <text:span text:style-name="T10">$</text:span><text:span text:style-name="T14">groupsById</text:span><text:span text:style-name="T10">[$</text:span><text:span text:style-name="T14">navItem</text:span><text:span text:style-name="T10">-&gt;</text:span><text:span text:style-name="T14">IdGroup</text:span><text:span text:style-name="T10">]</text:span></text:p>
      <text:p text:style-name="Code"><text:span text:style-name="T10">:</text:span> <text:span text:style-name="T11">null</text:span><text:span text:style-name="T10">;</text:span></text:p>
      <text:p text:style-name="Code">}</text:p>
      <text:p text:style-name="Code"/>
      <text:p text:style-name="Code"><text:span text:style-name="T9">return</text:span> <text:span text:style-name="T10">$</text:span><text:span text:style-name="T14">filteredNavItems</text:span><text:span text:style-name="T10">;</text:span></text:p>
      <text:p text:style-name="Code">}</text:p>
      <text:p text:style-name="Code"/>
      <text:p text:style-name="Code">/**</text:p>
      <text:p text:style-name="Code">* Retrieves sidebar menu items filtered according to the current user and their groups,</text:p>
      <text:p text:style-name="Code">* structured as a nested array matching the expected sidebar format.</text:p>
      <text:p text:style-name="Code">*</text:p>
      <text:p text:style-name="Code"><text:span text:style-name="T20">* </text:span><text:span text:style-name="T21">@param</text:span><text:span text:style-name="T16"> </text:span><text:span text:style-name="T21">object</text:span><text:span text:style-name="T22">|</text:span><text:span text:style-name="T21">false</text:span><text:span text:style-name="T22">|</text:span><text:span text:style-name="T21">null</text:span><text:span text:style-name="T16"> </text:span><text:span text:style-name="T20">$person The current user object, false for anonymous.</text:span></text:p>
      <text:p text:style-name="Code"><text:span text:style-name="T20">* </text:span><text:span text:style-name="T21">@param</text:span><text:span text:style-name="T16"> </text:span><text:span text:style-name="T21">bool</text:span><text:span text:style-name="T16"> </text:span><text:span text:style-name="T20">$all If true, returns all items without filtering.</text:span></text:p>
      <text:p text:style-name="Code"><text:span text:style-name="T20">* </text:span><text:span text:style-name="T21">@return</text:span><text:span text:style-name="T16"> </text:span><text:span text:style-name="T21">array</text:span><text:span text:style-name="T20">&lt;</text:span><text:span text:style-name="T21">int</text:span><text:span text:style-name="T20">, array&gt; Structured sidebar menu array.</text:span></text:p>
      <text:p text:style-name="Code">*/</text:p>
      <text:p text:style-name="Code"><text:span text:style-name="T9">protected</text:span> <text:span text:style-name="T14">function</text:span> <text:span text:style-name="T15">getSidebarMenuItems</text:span><text:span text:style-name="T10">(</text:span><text:span text:style-name="T9">object</text:span><text:span text:style-name="T10">|</text:span><text:span text:style-name="T9">false</text:span><text:span text:style-name="T10">|</text:span><text:span text:style-name="T9">null</text:span> <text:span text:style-name="T10">$</text:span><text:span text:style-name="T14">person</text:span><text:span text:style-name="T10">,</text:span> <text:span text:style-name="T9">bool</text:span> <text:span text:style-name="T10">$</text:span><text:span text:style-name="T14">all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4">userGroups</text:span> <text:span text:style-name="T10">=</text:span> <text:span text:style-name="T10">[];</text:span></text:p>
      <text:p text:style-name="Code"><text:span text:style-name="T9">if</text:span> <text:span text:style-name="T10">($</text:span><text:span text:style-name="T14">person</text:span> <text:span text:style-name="T10">&amp;&amp;</text:span> <text:span text:style-name="T10">$</text:span><text:span text:style-name="T14">person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userGroups</text:span> <text:span text:style-name="T10">=</text:span> <text:span text:style-name="T10">$</text:span><text:span text:style-name="T11">this</text:span><text:span text:style-name="T10">-&gt;</text:span><text:span text:style-name="T14">authorizationDataHelper</text:span><text:span text:style-name="T10">-&gt;</text:span><text:span text:style-name="T15">getUserGroups</text:span><text:span text:style-name="T10">($</text:span><text:span text:style-name="T14">person</text:span><text:span text:style-name="T10">-&gt;</text:span><text:span text:style-name="T14">Email</text:span><text:span text:style-name="T10">);</text:span></text:p>
      <text:p text:style-name="Code">}</text:p>
      <text:p text:style-name="Code"/>
      <text:p text:style-name="Code"><text:span text:style-name="T10">$</text:span><text:span text:style-name="T14">navItem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</text:span></text:p>
      <text:p text:style-name="Code"><text:span text:style-name="T10">'</text:span><text:span text:style-name="T16">MenuItem</text:span><text:span text:style-name="T10">',</text:span></text:p>
      <text:p text:style-name="Code"><text:span text:style-name="T10">['</text:span><text:span text:style-name="T16">What</text:span><text:span text:style-name="T10">'</text:span> <text:span text:style-name="T10">=&gt;</text:span> <text:span text:style-name="T10">'</text:span><text:span text:style-name="T16">sidebar</text:span><text:span text:style-name="T10">'],</text:span></text:p>
      <text:p text:style-name="Code"><text:span text:style-name="T10">'</text:span><text:span text:style-name="T16">Id, ParentId, Type, Label, Icon, Url, IdGroup, ForMembers, ForContacts, ForAnonymous</text:span><text:span text:style-name="T10">',</text:span></text:p>
      <text:p text:style-name="Code"><text:span text:style-name="T10">'</text:span><text:span text:style-name="T16">Position</text:span><text:span text:style-name="T10">'</text:span></text:p>
      <text:p text:style-name="Code">);</text:p>
      <text:p text:style-name="Code"/>
      <text:p text:style-name="Code"><text:span text:style-name="T10">$</text:span><text:span text:style-name="T14">filteredNavIte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</text:span></text:p>
      <text:p text:style-name="Code"><text:span text:style-name="T10">($</text:span><text:span text:style-name="T14">person</text:span> <text:span text:style-name="T10">===</text:span> <text:span text:style-name="T11">false</text:span> <text:span text:style-name="T10">&amp;&amp;</text:span> <text:span text:style-name="T10">$</text:span><text:span text:style-name="T14">navItem</text:span><text:span text:style-name="T10">-&gt;</text:span><text:span text:style-name="T14">ForAnonymous</text:span> <text:span text:style-name="T10">==</text:span> <text:span text:style-name="T11">1</text:span><text:span text:style-name="T10">)</text:span> <text:span text:style-name="T10">||</text:span></text:p>
      <text:p text:style-name="Code"><text:span text:style-name="T10">($</text:span><text:span text:style-name="T14">person</text:span> <text:span text:style-name="T10">&amp;&amp;</text:span> <text:span text:style-name="T10">$</text:span><text:span text:style-name="T14">navItem</text:span><text:span text:style-name="T10">-&gt;</text:span><text:span text:style-name="T14">ForMembers</text:span> <text:span text:style-name="T10">==</text:span> <text:span text:style-name="T11">1</text:span> <text:span text:style-name="T10">&amp;&amp;</text:span></text:p>
      <text:p text:style-name="Code">(</text:p>
      <text:p text:style-name="Code"><text:span text:style-name="T10">$</text:span><text:span text:style-name="T14">navItem</text:span><text:span text:style-name="T10">-&gt;</text:span><text:span text:style-name="T14">IdGroup</text:span> <text:span text:style-name="T10">===</text:span> <text:span text:style-name="T11">null</text:span> <text:span text:style-name="T10">||</text:span></text:p>
      <text:p text:style-name="Code"><text:span text:style-name="T10">(!</text:span><text:span text:style-name="T15">empty</text:span><text:span text:style-name="T10">($</text:span><text:span text:style-name="T14">userGroups</text:span><text:span text:style-name="T10">)</text:span> <text:span text:style-name="T10">&amp;&amp;</text:span> <text:span text:style-name="T15">in_array</text:span><text:span text:style-name="T10">($</text:span><text:span text:style-name="T14">navItem</text:span><text:span text:style-name="T10">-&gt;</text:span><text:span text:style-name="T14">IdGroup</text:span><text:span text:style-name="T10">,</text:span> <text:span text:style-name="T10">$</text:span><text:span text:style-name="T14">userGroups</text:span><text:span text:style-name="T10">,</text:span> <text:span text:style-name="T11">true</text:span><text:span text:style-name="T10">))</text:span></text:p>
      <text:p text:style-name="Code">)</text:p>
      <text:p text:style-name="Code"><text:span text:style-name="T10">)</text:span> <text:span text:style-name="T10">||</text:span></text:p>
      <text:p text:style-name="Code"><text:span text:style-name="T10">$</text:span><text:span text:style-name="T14">all</text:span></text:p>
      <text:p text:style-name="Code"><text:span text:style-name="T10">)</text:span> <text:span text:style-name="T10">{</text:span></text:p>
      <text:p text:style-name="Code"><text:span text:style-name="T10">$</text:span><text:span text:style-name="T14">filteredNavItems</text:span><text:span text:style-name="T10">[$</text:span><text:span text:style-name="T14">navItem</text:span><text:span text:style-name="T10">-&gt;</text:span><text:span text:style-name="T14">Id</text:span><text:span text:style-name="T10">]</text:span> <text:span text:style-name="T10">=</text:span> <text:span text:style-name="T10">$</text:span><text:span text:style-name="T14">navItem</text:span><text:span text:style-name="T10">;</text:span></text:p>
      <text:p text:style-name="Code">}</text:p>
      <text:p text:style-name="Code">}</text:p>
      <text:p text:style-name="Code"/>
      <text:p text:style-name="Code">// Build structured menu from flat filtered list</text:p>
      <text:p text:style-name="Code"><text:span text:style-name="T10">$</text:span><text:span text:style-name="T14">sidebarMenu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filteredNavItems</text:span> <text:span text:style-name="T10">as</text:span> <text:span text:style-name="T10">$</text:span><text:span text:style-name="T14">navItem</text:span><text:span text:style-name="T10">)</text:span> <text:span text:style-name="T10">{</text:span></text:p>
      <text:p text:style-name="Code"><text:span text:style-name="T9">if</text:span> <text:span text:style-name="T10">($</text:span><text:span text:style-name="T14">navItem</text:span><text:span text:style-name="T10">-&gt;</text:span><text:span text:style-name="T14">ParentId</text:span> <text:span text:style-name="T10">!==</text:span> <text:span text:style-name="T11">null</text:span><text:span text:style-name="T10">)</text:span> <text:span text:style-name="T10">{</text:span></text:p>
      <text:p text:style-name="Code"><text:span text:style-name="T9">continue</text:span><text:span text:style-name="T10">;</text:span> <text:span text:style-name="T23">// children are attached below</text:span></text:p>
      <text:p text:style-name="Code">}</text:p>
      <text:p text:style-name="Code"/>
      <text:p text:style-name="Code"><text:span text:style-name="T10">$</text:span><text:span text:style-name="T14">entry</text:span> <text:span text:style-name="T10">=</text:span> <text:span text:style-name="T10">['</text:span><text:span text:style-name="T16">type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Type</text:span><text:span text:style-name="T10">];</text:span></text:p>
      <text:p text:style-name="Code"/>
      <text:p text:style-name="Code"><text:span text:style-name="T9">match</text:span> <text:span text:style-name="T10">($</text:span><text:span text:style-name="T14">navItem</text:span><text:span text:style-name="T10">-&gt;</text:span><text:span text:style-name="T14">Type</text:span><text:span text:style-name="T10">)</text:span> <text:span text:style-name="T10">{</text:span></text:p>
      <text:p text:style-name="Code"><text:span text:style-name="T10">'</text:span><text:span text:style-name="T16">heading</text:span><text:span text:style-name="T10">'</text:span> <text:span text:style-name="T9">=&gt;</text:span> <text:span text:style-name="T10">$</text:span><text:span text:style-name="T14">entry</text:span><text:span text:style-name="T10">['</text:span><text:span text:style-name="T16">label</text:span><text:span text:style-name="T10">']</text:span> <text:span text:style-name="T10">=</text:span> <text:span text:style-name="T10">$</text:span><text:span text:style-name="T14">navItem</text:span><text:span text:style-name="T10">-&gt;</text:span><text:span text:style-name="T14">Label</text:span><text:span text:style-name="T10">,</text:span></text:p>
      <text:p text:style-name="Code"><text:soft-page-break/><text:span text:style-name="T10">'</text:span><text:span text:style-name="T16">divider</text:span><text:span text:style-name="T10">'</text:span> <text:span text:style-name="T9">=&gt;</text:span> <text:span text:style-name="T11">null</text:span><text:span text:style-name="T10">,</text:span></text:p>
      <text:p text:style-name="Code"><text:span text:style-name="T10">'</text:span><text:span text:style-name="T16">link</text:span><text:span text:style-name="T10">'</text:span> <text:span text:style-name="T9">=&gt;</text:span> <text:span text:style-name="T10">$</text:span><text:span text:style-name="T14">entry</text:span> <text:span text:style-name="T10">+=</text:span> <text:span text:style-name="T10">['</text:span><text:span text:style-name="T16">labe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Label</text:span><text:span text:style-name="T10">,</text:span> <text:span text:style-name="T10">'</text:span><text:span text:style-name="T16">icon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Icon</text:span><text:span text:style-name="T10">,</text:span> <text:span text:style-name="T10">'</text:span><text:span text:style-name="T16">ur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Url</text:span><text:span text:style-name="T10">],</text:span></text:p>
      <text:p text:style-name="Code"><text:span text:style-name="T10">'</text:span><text:span text:style-name="T16">submenu</text:span><text:span text:style-name="T10">'</text:span> <text:span text:style-name="T9">=&gt;</text:span> <text:span text:style-name="T10">$</text:span><text:span text:style-name="T14">entry</text:span> <text:span text:style-name="T10">+=</text:span> <text:span text:style-name="T10">[</text:span></text:p>
      <text:p text:style-name="Code"><text:span text:style-name="T10">'</text:span><text:span text:style-name="T16">label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Label</text:span><text:span text:style-name="T10">,</text:span></text:p>
      <text:p text:style-name="Code"><text:span text:style-name="T10">'</text:span><text:span text:style-name="T16">icon</text:span><text:span text:style-name="T10">'</text:span> <text:span text:style-name="T10">=&gt;</text:span> <text:span text:style-name="T10">$</text:span><text:span text:style-name="T14">navItem</text:span><text:span text:style-name="T10">-&gt;</text:span><text:span text:style-name="T14">Icon</text:span><text:span text:style-name="T10">,</text:span></text:p>
      <text:p text:style-name="Code"><text:span text:style-name="T10">'</text:span><text:span text:style-name="T16">children</text:span><text:span text:style-name="T10">'</text:span> <text:span text:style-name="T10">=&gt;</text:span> <text:span text:style-name="T15">array_values</text:span><text:span text:style-name="T10">(</text:span></text:p>
      <text:p text:style-name="Code"><text:span text:style-name="T15">array_map</text:span><text:span text:style-name="T10">(</text:span></text:p>
      <text:p text:style-name="Code"><text:span text:style-name="T14">fn</text:span><text:span text:style-name="T10">($</text:span><text:span text:style-name="T14">child</text:span><text:span text:style-name="T10">)</text:span> <text:span text:style-name="T10">=&gt;</text:span> <text:span text:style-name="T10">['</text:span><text:span text:style-name="T16">label</text:span><text:span text:style-name="T10">'</text:span> <text:span text:style-name="T10">=&gt;</text:span> <text:span text:style-name="T10">$</text:span><text:span text:style-name="T14">child</text:span><text:span text:style-name="T10">-&gt;</text:span><text:span text:style-name="T14">Label</text:span><text:span text:style-name="T10">,</text:span> <text:span text:style-name="T10">'</text:span><text:span text:style-name="T16">url</text:span><text:span text:style-name="T10">'</text:span> <text:span text:style-name="T10">=&gt;</text:span> <text:span text:style-name="T10">$</text:span><text:span text:style-name="T14">child</text:span><text:span text:style-name="T10">-&gt;</text:span><text:span text:style-name="T14">Url</text:span><text:span text:style-name="T10">],</text:span></text:p>
      <text:p text:style-name="Code"><text:span text:style-name="T15">array_filter</text:span><text:span text:style-name="T10">(</text:span></text:p>
      <text:p text:style-name="Code"><text:span text:style-name="T10">$</text:span><text:span text:style-name="T14">filteredNavItems</text:span><text:span text:style-name="T10">,</text:span></text:p>
      <text:p text:style-name="Code"><text:span text:style-name="T14">fn</text:span><text:span text:style-name="T10">($</text:span><text:span text:style-name="T14">child</text:span><text:span text:style-name="T10">)</text:span> <text:span text:style-name="T10">=&gt;</text:span> <text:span text:style-name="T10">$</text:span><text:span text:style-name="T14">child</text:span><text:span text:style-name="T10">-&gt;</text:span><text:span text:style-name="T14">ParentId</text:span> <text:span text:style-name="T10">===</text:span> <text:span text:style-name="T10">$</text:span><text:span text:style-name="T14">navItem</text:span><text:span text:style-name="T10">-&gt;</text:span><text:span text:style-name="T14">Id</text:span></text:p>
      <text:p text:style-name="Code">)</text:p>
      <text:p text:style-name="Code">)</text:p>
      <text:p text:style-name="Code">),</text:p>
      <text:p text:style-name="Code">],</text:p>
      <text:p text:style-name="Code">};</text:p>
      <text:p text:style-name="Code"/>
      <text:p text:style-name="Code"><text:span text:style-name="T10">$</text:span><text:span text:style-name="T14">sidebarMenu</text:span><text:span text:style-name="T10">[]</text:span> <text:span text:style-name="T10">=</text:span> <text:span text:style-name="T10">$</text:span><text:span text:style-name="T14">entry</text:span><text:span text:style-name="T10">;</text:span></text:p>
      <text:p text:style-name="Code">}</text:p>
      <text:p text:style-name="Code"/>
      <text:p text:style-name="Code"><text:span text:style-name="T9">return</text:span> <text:span text:style-name="T10">$</text:span><text:span text:style-name="T14">sidebarMenu</text:span><text:span text:style-name="T10">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BadRequest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BadRequest</text:span><text:span text:style-name="T10">,</text:span> <text:span text:style-name="T10">"</text:span><text:span text:style-name="T16">Error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Error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Error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Forbidden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Forbidden</text:span><text:span text:style-name="T10">,</text:span> <text:span text:style-name="T10">"</text:span><text:span text:style-name="T16">Access forbidden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aiseMethodNotAllowed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MethodNotAllowed</text:span><text:span text:style-name="T10">,</text:span> <text:span text:style-name="T10">"</text:span><text:span text:style-name="T16">Method </text:span><text:span text:style-name="T10">{$</text:span><text:span text:style-name="T14">_SERVER</text:span><text:span text:style-name="T10">['</text:span><text:span text:style-name="T16">REQUEST_METHOD</text:span><text:span text:style-name="T10">']}</text:span><text:span text:style-name="T16">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)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redirect</text:span><text:span text:style-name="T10">(</text:span><text:span text:style-name="T9">string</text:span> <text:span text:style-name="T10">$</text:span><text:span text:style-name="T14">url</text:span><text:span text:style-name="T10">,</text:span> <text:span text:style-name="T10">?</text:span><text:span text:style-name="T12">ApplicationError</text:span> <text:span text:style-name="T10">$</text:span><text:span text:style-name="T14">applicationError</text:span> <text:span text:style-name="T10">=</text:span> <text:span text:style-name="T11">null</text:span><text:span text:style-name="T10">,</text:span> <text:span text:style-name="T10">?</text:span><text:span text:style-name="T9">string</text:span> <text:span text:style-name="T10">$</text:span><text:span text:style-name="T14">message</text:span> <text:span text:style-name="T10">=</text:span> <text:span text:style-name="T11">null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$</text:span><text:span text:style-name="T14">applicationError</text:span> <text:span text:style-name="T10">!==</text:span> <text:span text:style-name="T11">null</text:span><text:span text:style-name="T10">)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setData</text:span><text:span text:style-name="T10">('</text:span><text:span text:style-name="T16">code</text:span><text:span text:style-name="T10">',</text:span> <text:span text:style-name="T10">$</text:span><text:span text:style-name="T14">applicationError</text:span><text:span text:style-name="T10">-&gt;</text:span><text:span text:style-name="T14">value</text:span><text:span text:style-name="T10">);</text:span></text:p>
      <text:p text:style-name="Code"><text:span text:style-name="T9">if</text:span> <text:span text:style-name="T10">($</text:span><text:span text:style-name="T14">message</text:span> <text:span text:style-name="T10">!==</text:span> <text:span text:style-name="T11">null</text:span><text:span text:style-name="T10">)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setData</text:span><text:span text:style-name="T10">('</text:span><text:span text:style-name="T16">message</text:span><text:span text:style-name="T10">',</text:span> <text:span text:style-name="T10">$</text:span><text:span text:style-name="T14">message</text:span><text:span text:style-name="T10">);</text:span></text:p>
      <text:p text:style-name="Code"/>
      <text:p text:style-name="Code"><text:span text:style-name="T10">$</text:span><text:span text:style-name="T14">ua</text:span> <text:span text:style-name="T10">=</text:span> <text:span text:style-name="T10">$</text:span><text:span text:style-name="T14">_SERVER</text:span><text:span text:style-name="T10">['</text:span><text:span text:style-name="T16">HTTP_USER_AGENT</text:span><text:span text:style-name="T10">']</text:span> <text:span text:style-name="T10">??</text:span> <text:span text:style-name="T10">'';</text:span></text:p>
      <text:p text:style-name="Code"><text:span text:style-name="T9">if</text:span> <text:span text:style-name="T10">(</text:span><text:span text:style-name="T15">stripos</text:span><text:span text:style-name="T10">($</text:span><text:span text:style-name="T14">ua</text:span><text:span text:style-name="T10">,</text:span> <text:span text:style-name="T10">'</text:span><text:span text:style-name="T16">TestDevice</text:span><text:span text:style-name="T10">')</text:span> <text:span text:style-name="T10">!==</text:span> <text:span text:style-name="T11">false</text:span><text:span text:style-name="T10">)</text:span> <text:span text:style-name="T10">{</text:span></text:p>
      <text:p text:style-name="Code"><text:span text:style-name="T10">$</text:span><text:span text:style-name="T14">statusCode</text:span> <text:span text:style-name="T10">=</text:span> <text:span text:style-name="T10">$</text:span><text:span text:style-name="T14">applicationError</text:span><text:span text:style-name="T10">?-&gt;</text:span><text:span text:style-name="T14">value</text:span> <text:span text:style-name="T10">??</text:span> <text:span text:style-name="T12">ApplicationError</text:span><text:span text:style-name="T10">::</text:span><text:span text:style-name="T11">Ok</text:span><text:span text:style-name="T10">-&gt;</text:span><text:span text:style-name="T14">value</text:span><text:span text:style-name="T10">;</text:span></text:p>
      <text:p text:style-name="Code"><text:soft-page-break/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sponse</text:span><text:span text:style-name="T10">()-&gt;</text:span><text:span text:style-name="T15">status</text:span><text:span text:style-name="T10">($</text:span><text:span text:style-name="T14">statusCode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sponse</text:span><text:span text:style-name="T10">()-&gt;</text:span><text:span text:style-name="T15">write</text:span><text:span text:style-name="T10">((</text:span><text:span text:style-name="T14">string</text:span><text:span text:style-name="T10">)($</text:span><text:span text:style-name="T14">message</text:span> <text:span text:style-name="T10">??</text:span> <text:span text:style-name="T10">''))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redirect</text:span><text:span text:style-name="T10">($</text:span><text:span text:style-name="T14">url</text:span><text:span text:style-name="T10">);</text:span></text:p>
      <text:p text:style-name="Code">}</text:p>
      <text:p text:style-name="Code">}</text:p>
      <text:p text:style-name="Code"/>
      <text:p text:style-name="Code"><text:span text:style-name="T9">protected</text:span> <text:span text:style-name="T14">function</text:span> <text:span text:style-name="T15">userIsAllowedAndMethodIsGood</text:span><text:span text:style-name="T10">(</text:span><text:span text:style-name="T9">string</text:span> <text:span text:style-name="T10">$</text:span><text:span text:style-name="T14">method</text:span><text:span text:style-name="T10">,</text:span> <text:span text:style-name="T9">callable</text:span> <text:span text:style-name="T10">$</text:span><text:span text:style-name="T14">permissionCheck</text:span><text:span text:style-name="T10">):</text:span> <text:span text:style-name="T9">bool</text:span></text:p>
      <text:p text:style-name="Code">{</text:p>
      <text:p text:style-name="Code"><text:span text:style-name="T10">$</text:span><text:span text:style-name="T14">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Code"><text:span text:style-name="T9">if</text:span> <text:span text:style-name="T10">($</text:span><text:span text:style-name="T14">user</text:span><text:span text:style-name="T10">-&gt;</text:span><text:span text:style-name="T14">person</text:span> <text:span text:style-name="T10">===</text:span> <text:span text:style-name="T11">null</text:span><text:span text:style-name="T10">)</text:span> <text:span text:style-name="T10">{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AuthenticationService</text:span><text:span text:style-name="T10">()-&gt;</text:span><text:span text:style-name="T15">handleRememberMeLogin</text:span><text:span text:style-name="T10">();</text:span></text:p>
      <text:p text:style-name="Code"><text:span text:style-name="T9">if</text:span> <text:span text:style-name="T10">($</text:span><text:span text:style-name="T14">result</text:span> <text:span text:style-name="T10">&amp;&amp;</text:span> <text:span text:style-name="T10">$</text:span><text:span text:style-name="T14">result</text:span><text:span text:style-name="T10">-&gt;</text:span><text:span text:style-name="T15">isSuccess</text:span><text:span text:style-name="T10">(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edirect</text:span><text:span text:style-name="T10">($</text:span><text:span text:style-name="T14">_SERVER</text:span><text:span text:style-name="T10">['</text:span><text:span text:style-name="T16">REQUEST_URI</text:span><text:span text:style-name="T10">'],</text:span> <text:span text:style-name="T12">ApplicationError</text:span><text:span text:style-name="T10">::</text:span><text:span text:style-name="T11">Ok</text:span><text:span text:style-name="T10">,</text:span> <text:span text:style-name="T10">"</text:span><text:span text:style-name="T16">Auto sign in succeeded for </text:span><text:span text:style-name="T10">{$</text:span><text:span text:style-name="T14">result</text:span><text:span text:style-name="T10">-&gt;</text:span><text:span text:style-name="T15">getUser</text:span><text:span text:style-name="T10">()-&gt;</text:span><text:span text:style-name="T14">Email</text:span><text:span text:style-name="T10">}");</text:span>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>}</text:p>
      <text:p text:style-name="Code"><text:span text:style-name="T9">if</text:span> <text:span text:style-name="T10">(!$</text:span><text:span text:style-name="T14">user</text:span> <text:span text:style-name="T10">||</text:span> <text:span text:style-name="T10">!$</text:span><text:span text:style-name="T14">permissionCheck</text:span><text:span text:style-name="T10">($</text:span><text:span text:style-name="T14">user</text:span><text:span text:style-name="T10">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$</text:span><text:span text:style-name="T14">method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/>
      <text:p text:style-name="Code">#region Public functions</text:p>
      <text:p text:style-name="Code"><text:span text:style-name="T9">public</text:span> <text:span text:style-name="T14">function</text:span> <text:span text:style-name="T15">render</text:span><text:span text:style-name="T10">(</text:span><text:span text:style-name="T9">string</text:span> <text:span text:style-name="T10">$</text:span><text:span text:style-name="T14">templateLatteName</text:span><text:span text:style-name="T10">,</text:span> <text:span text:style-name="T9">object</text:span><text:span text:style-name="T10">|</text:span><text:span text:style-name="T9">array</text:span> <text:span text:style-name="T10">$</text:span><text:span text:style-name="T14">params</text:span> <text:span text:style-name="T10">=</text:span> <text:span text:style-name="T10">[]):</text:span> <text:span text:style-name="T9">void</text:span></text:p>
      <text:p text:style-name="Code">{</text:p>
      <text:p text:style-name="Code">#error_log("\n\n" . json_encode($templateLatteName, JSON_PRETTY_PRINT) . "\n");</text:p>
      <text:p text:style-name="Code"><text:span text:style-name="T10">$</text:span><text:span text:style-name="T14">content</text:span> <text:span text:style-name="T10">=</text:span> <text:span text:style-name="T10">$</text:span><text:span text:style-name="T11">this</text:span><text:span text:style-name="T10">-&gt;</text:span><text:span text:style-name="T14">latte</text:span><text:span text:style-name="T10">-&gt;</text:span><text:span text:style-name="T15">renderToString</text:span><text:span text:style-name="T10">($</text:span><text:span text:style-name="T14">templateLatteName</text:span><text:span text:style-name="T10">,</text:span> <text:span text:style-name="T10">$</text:span><text:span text:style-name="T14">params</text:span><text:span text:style-name="T10">);</text:span></text:p>
      <text:p text:style-name="Code"><text:span text:style-name="T15">echo</text:span> <text:span text:style-name="T10">$</text:span><text:span text:style-name="T14">content</text:span><text:span text:style-name="T10">;</text:span></text:p>
      <text:p text:style-name="Code"><text:span text:style-name="T9"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flush</text:span><text:span text:style-name="T10">();</text:span></text:p>
      <text:p text:style-name="Code"><text:span text:style-name="T12">Flight</text:span><text:span text:style-name="T10">::</text:span><text:span text:style-name="T15">stop</text:span><text:span text:style-name="T10">();</text:span></text:p>
      <text:p text:style-name="Code">}</text:p>
      <text:p text:style-name="Code"/>
      <text:p text:style-name="Code">#region Private functions</text:p>
      <text:p text:style-name="Code"><text:span text:style-name="T9">private</text:span> <text:span text:style-name="T14">function</text:span> <text:span text:style-name="T15">addLatteFilters</text:span><text:span text:style-name="T10">():</text:span> <text:span text:style-name="T9">void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translate</text:span><text:span text:style-name="T10">',</text:span> <text:span text:style-name="T14">function</text:span> <text:span text:style-name="T10">($</text:span><text:span text:style-name="T14">key</text:span><text:span text:style-name="T10">)</text:span> <text:span text:style-name="T10">{</text:span></text:p>
      <text:p text:style-name="Code"><text:span text:style-name="T9">return</text:span> <text:span text:style-name="T10">$</text:span><text:span text:style-name="T11">this</text:span><text:span text:style-name="T10">-&gt;</text:span><text:span text:style-name="T14">languagesDataHelper</text:span><text:span text:style-name="T10">-&gt;</text:span><text:span text:style-name="T15">translate</text:span><text:span text:style-name="T10">($</text:span><text:span text:style-name="T14">key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shortDat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ShortDat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longDat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LongDat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longDateTi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oft-page-break/><text:span text:style-name="T9">return</text:span> <text:span text:style-name="T12">TranslationManager</text:span><text:span text:style-name="T10">::</text:span><text:span text:style-name="T15">getLongDateTim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shortDateTi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ShortDateTim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dayName</text:span><text:span text:style-name="T10">',</text:span> <text:span text:style-name="T14">function</text:span> <text:span text:style-name="T10">($</text:span><text:span text:style-name="T14">date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DayName</text:span><text:span text:style-name="T10">($</text:span><text:span text:style-name="T14">date</text:span><text:span text:style-name="T10">)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formatFileSize</text:span><text:span text:style-name="T10">',</text:span> <text:span text:style-name="T14">function</text:span> <text:span text:style-name="T10">($</text:span><text:span text:style-name="T14">bytes</text:span><text:span text:style-name="T10">)</text:span> <text:span text:style-name="T10">{</text:span></text:p>
      <text:p text:style-name="Code"><text:span text:style-name="T9">if</text:span> <text:span text:style-name="T10">($</text:span><text:span text:style-name="T14">bytes</text:span> <text:span text:style-name="T10">&gt;=</text:span> <text:span text:style-name="T11">1073741824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73741824</text:span><text:span text:style-name="T10">,</text:span> <text:span text:style-name="T11">2</text:span><text:span text:style-name="T10">)</text:span> <text:span text:style-name="T10">.</text:span> <text:span text:style-name="T10">'</text:span><text:span text:style-name="T16"> GB</text:span><text:span text:style-name="T10">';</text:span></text:p>
      <text:p text:style-name="Code"><text:span text:style-name="T9">elseif</text:span> <text:span text:style-name="T10">($</text:span><text:span text:style-name="T14">bytes</text:span> <text:span text:style-name="T10">&gt;=</text:span> <text:span text:style-name="T11">1048576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48576</text:span><text:span text:style-name="T10">,</text:span> <text:span text:style-name="T11">2</text:span><text:span text:style-name="T10">)</text:span> <text:span text:style-name="T10">.</text:span> <text:span text:style-name="T10">'</text:span><text:span text:style-name="T16"> MB</text:span><text:span text:style-name="T10">';</text:span></text:p>
      <text:p text:style-name="Code"><text:span text:style-name="T9">elseif</text:span> <text:span text:style-name="T10">($</text:span><text:span text:style-name="T14">bytes</text:span> <text:span text:style-name="T10">&gt;=</text:span> <text:span text:style-name="T11">1024</text:span><text:span text:style-name="T10">)</text:span> <text:span text:style-name="T9">return</text:span> <text:span text:style-name="T15">number_format</text:span><text:span text:style-name="T10">($</text:span><text:span text:style-name="T14">bytes</text:span> <text:span text:style-name="T10">/</text:span> <text:span text:style-name="T11">1024</text:span><text:span text:style-name="T10">,</text:span> <text:span text:style-name="T11">2</text:span><text:span text:style-name="T10">)</text:span> <text:span text:style-name="T10">.</text:span> <text:span text:style-name="T10">'</text:span><text:span text:style-name="T16"> KB</text:span><text:span text:style-name="T10">';</text:span></text:p>
      <text:p text:style-name="Code"><text:span text:style-name="T9">else</text:span> <text:span text:style-name="T9">return</text:span> <text:span text:style-name="T10">$</text:span><text:span text:style-name="T14">bytes</text:span> <text:span text:style-name="T10">.</text:span> <text:span text:style-name="T10">'</text:span><text:span text:style-name="T16"> bytes</text:span><text:span text:style-name="T10">';</text:span></text:p>
      <text:p text:style-name="Code">});</text:p>
      <text:p text:style-name="Code"/>
      <text:p text:style-name="Code"><text:span text:style-name="T10">$</text:span><text:span text:style-name="T11">this</text:span><text:span text:style-name="T10">-&gt;</text:span><text:span text:style-name="T14">latte</text:span><text:span text:style-name="T10">-&gt;</text:span><text:span text:style-name="T15">addFilter</text:span><text:span text:style-name="T10">('</text:span><text:span text:style-name="T16">readableDuration</text:span><text:span text:style-name="T10">',</text:span> <text:span text:style-name="T14">function</text:span> <text:span text:style-name="T10">($</text:span><text:span text:style-name="T14">duration</text:span><text:span text:style-name="T10">)</text:span> <text:span text:style-name="T10">{</text:span></text:p>
      <text:p text:style-name="Code"><text:span text:style-name="T9">return</text:span> <text:span text:style-name="T12">TranslationManager</text:span><text:span text:style-name="T10">::</text:span><text:span text:style-name="T15">getReadableDuration</text:span><text:span text:style-name="T10">($</text:span><text:span text:style-name="T14">duration</text:span><text:span text:style-name="T10">);</text:span></text:p>
      <text:p text:style-name="Code">});</text:p>
      <text:p text:style-name="Code">}</text:p>
      <text:p text:style-name="Code">}</text:p>
      <text:h text:style-name="Heading_20_2" text:outline-level="2"><text:span text:style-name="T24">Les </text:span>API<text:span text:style-name="T24">s</text:span></text:h>
      <text:h text:style-name="Heading_20_3" text:outline-level="3">Déclaration</text:h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14"/>
      <text:p text:style-name="Code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P14"/>
      <text:p text:style-name="Code"><text:span text:style-name="T9">use</text:span> app<text:span text:style-name="T10">\</text:span>config<text:span text:style-name="T10">\</text:span><text:span text:style-name="T12">ApiFactory</text:span><text:span text:style-name="T10">;</text:span></text:p>
      <text:p text:style-name="Code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Code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Code"/>
      <text:p text:style-name="Code"><text:span text:style-name="T14">class</text:span> <text:span text:style-name="T12">CarouselApi</text:span> <text:span text:style-name="T9">implements</text:span> <text:span text:style-name="T12">RouteInterface</text:span></text:p>
      <text:p text:style-name="Code"><text:tab/>{</text:p>
      <text:p text:style-name="Code"><text:span text:style-name="T9"><text:tab/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Code"/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9">private</text:span> <text:span text:style-name="T12">ApiFactory</text:span> <text:span text:style-name="T10">$</text:span><text:span text:style-name="T14">apiFactory</text:span><text:span text:style-name="T10">)</text:span> <text:span text:style-name="T10">{}</text:span></text:p>
      <text:p text:style-name="Code"/>
      <text:p text:style-name="Code"><text:span text:style-name="T9"><text:tab/>public</text:span> <text:span text:style-name="T14">function</text:span> <text:span text:style-name="T15">ge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carouselApi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apiFactory</text:span><text:span text:style-name="T10">-&gt;</text:span><text:span text:style-name="T15">makeCarouselApi</text:span><text:span text:style-name="T10">();</text:span></text:p>
      <text:p text:style-name="Code"/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api/carousel/@articleId:[0-9]+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getItems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carousel/save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saveItem</text:span><text:span text:style-name="T10">');</text:span></text:p>
      <text:p text:style-name="Code"><text:span text:style-name="T10"><text:tab/><text:tab/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api/carousel/delete/@id:[0-9]+</text:span><text:span text:style-name="T10">',</text:span> <text:span text:style-name="T10">$</text:span><text:span text:style-name="T14">carouselApi</text:span><text:span text:style-name="T10">,</text:span> <text:span text:style-name="T10">'</text:span><text:span text:style-name="T16">deleteItem</text:span><text:span text:style-name="T10">');</text:span></text:p>
      <text:p text:style-name="Code"/>
      <text:p text:style-name="Code"><text:span text:style-name="T9"><text:tab/><text:tab/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Code"><text:tab/>}</text:p>
      <text:p text:style-name="Code">}</text:p>
      <text:h text:style-name="Heading_20_3" text:outline-level="3"><text:soft-page-break/>Définition d’une API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apis</text:span><text:span text:style-name="T10">;</text:span></text:p>
      <text:p text:style-name="Code"/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ConnectedUs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PersonDataHelper</text:span><text:span text:style-name="T10">;</text:span></text:p>
      <text:p text:style-name="Code"/>
      <text:p text:style-name="Code"><text:span text:style-name="T14">class</text:span> <text:span text:style-name="T12">ImportApi</text:span> <text:span text:style-name="T9">extends</text:span> <text:span text:style-name="T12">AbstractApi</text:span></text:p>
      <text:p text:style-name="Code">{</text:p>
      <text:p text:style-name="Code"><text:span text:style-name="T9"><text:tab/>public</text:span> <text:span text:style-name="T14">function</text:span> <text:span text:style-name="T15">__construct</text:span><text:span text:style-name="T10">(</text:span></text:p>
      <text:p text:style-name="Code"><text:span text:style-name="T12"><text:tab/>Application</text:span> <text:span text:style-name="T10">$</text:span><text:span text:style-name="T14">application</text:span><text:span text:style-name="T10">,</text:span></text:p>
      <text:p text:style-name="Code"><text:span text:style-name="T12"><text:tab/>ConnectedUser</text:span> <text:span text:style-name="T10">$</text:span><text:span text:style-name="T14">connectedUser</text:span><text:span text:style-name="T10">,</text:span></text:p>
      <text:p text:style-name="Code"><text:span text:style-name="T12"><text:tab/>DataHelper</text:span> <text:span text:style-name="T10">$</text:span><text:span text:style-name="T14">dataHelper</text:span><text:span text:style-name="T10">,</text:span></text:p>
      <text:p text:style-name="Code"><text:span text:style-name="T12"><text:tab/>PersonDataHelper</text:span> <text:span text:style-name="T10">$</text:span><text:span text:style-name="T14">personDataHelper</text:span><text:span text:style-name="T10">,</text:span></text:p>
      <text:p text:style-name="Code"><text:span text:style-name="T10"><text:tab/>)</text:span> <text:span text:style-name="T10">{</text:span></text:p>
      <text:p text:style-name="Code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,</text:span> <text:span text:style-name="T10">$</text:span><text:span text:style-name="T14">connectedUser</text:span><text:span text:style-name="T10">,</text:span> <text:span text:style-name="T10">$</text:span><text:span text:style-name="T14">dataHelper</text:span><text:span text:style-name="T10">,</text:span> <text:span text:style-name="T10">$</text:span><text:span text:style-name="T14">personDataHelper</text:span><text:span text:style-name="T10">);</text:span></text:p>
      <text:p text:style-name="Code"><text:tab/>}</text:p>
      <text:p text:style-name="Code"/>
      <text:p text:style-name="Code"><text:span text:style-name="T9"><text:tab/>public</text:span> <text:span text:style-name="T14">function</text:span> <text:span text:style-name="T15">getHeadersFromCSV</text:span><text:span text:style-name="T10">()</text:span></text:p>
      <text:p text:style-name="Code"><text:tab/>{</text:p>
      <text:p text:style-name="Code"><text:span text:style-name="T9"><text:tab/><text:tab/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PersonManage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Code"><text:span text:style-name="T10"><text:tab/><text:tab/>$</text:span><text:span text:style-name="T11">this</text:span><text:span text:style-name="T10">-&gt;</text:span><text:span text:style-name="T15">renderJson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9"><text:tab/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POST</text:span><text:span text:style-name="T10">')</text:span> <text:span text:style-name="T10">{</text:span></text:p>
      <text:p text:style-name="Code"><text:span text:style-name="T10"><text:tab/><text:tab/>$</text:span><text:span text:style-name="T11">this</text:span><text:span text:style-name="T10">-&gt;</text:span><text:span text:style-name="T15">renderJson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return</text:span><text:span text:style-name="T10">;</text:span></text:p>
      <text:p text:style-name="Code"><text:tab/>}</text:p>
      <text:p text:style-name="Code"><text:span text:style-name="T10"><text:tab/>$</text:span><text:span text:style-name="T11">this</text:span><text:span text:style-name="T10">-&gt;</text:span><text:span text:style-name="T15">renderJsonOk</text:span><text:span text:style-name="T10">($</text:span><text:span text:style-name="T11">this</text:span><text:span text:style-name="T10">-&gt;</text:span><text:span text:style-name="T15">getHeadersFromCSV_</text:span><text:span text:style-name="T10">(</text:span><text:span text:style-name="T15">intval</text:span><text:span text:style-name="T10">($</text:span><text:span text:style-name="T14">_POST</text:span><text:span text:style-name="T10">['</text:span><text:span text:style-name="T16">headerRow</text:span><text:span text:style-name="T10">']</text:span> <text:span text:style-name="T10">??</text:span> <text:span text:style-name="T11">1</text:span><text:span text:style-name="T10">)));</text:span></text:p>
      <text:p text:style-name="Code">}</text:p>
      <text:h text:style-name="Heading_20_3" text:outline-level="3">Data retournées par les APIs</text:h>
      <text:p text:style-name="Code"><text:span text:style-name="T9">protected</text:span> <text:span text:style-name="T14">function</text:span> <text:span text:style-name="T15">renderJson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bool</text:span> <text:span text:style-name="T10">$</text:span><text:span text:style-name="T14">success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message</text:span> <text:span text:style-name="T10">=</text:span> <text:span text:style-name="T10">''):</text:span> <text:span text:style-name="T9">void</text:span></text:p>
      <text:p text:style-name="Code">{</text:p>
      <text:p text:style-name="Code"><text:span text:style-name="T15"><text:tab/>header</text:span><text:span text:style-name="T10">('</text:span><text:span text:style-name="T16">Content-Type: application/json</text:span><text:span text:style-name="T10">');</text:span></text:p>
      <text:p text:style-name="Code"><text:span text:style-name="T15"><text:tab/>http_response_code</text:span><text:span text:style-name="T10">($</text:span><text:span text:style-name="T14">statusCode</text:span><text:span text:style-name="T10">);</text:span></text:p>
      <text:p text:style-name="Code"><text:span text:style-name="T10"><text:tab/>$</text:span><text:span text:style-name="T14">response</text:span> <text:span text:style-name="T10">=</text:span> <text:span text:style-name="T10">[</text:span></text:p>
      <text:p text:style-name="Code"><text:span text:style-name="T10"><text:tab/><text:tab/>'</text:span><text:span text:style-name="T16">success</text:span><text:span text:style-name="T10">'</text:span> <text:span text:style-name="T10">=&gt;</text:span> <text:span text:style-name="T10">$</text:span><text:span text:style-name="T14">success</text:span><text:span text:style-name="T10">,</text:span></text:p>
      <text:p text:style-name="Code"><text:span text:style-name="T10"><text:tab/><text:tab/>'</text:span><text:span text:style-name="T16">message</text:span><text:span text:style-name="T10">'</text:span> <text:span text:style-name="T10">=&gt;</text:span> <text:span text:style-name="T10">$</text:span><text:span text:style-name="T14">message</text:span><text:span text:style-name="T10">,</text:span></text:p>
      <text:p text:style-name="Code"><text:span text:style-name="T10"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tab/>];</text:p>
      <text:p text:style-name="Code"><text:span text:style-name="T15"><text:tab/>echo</text:span> <text:span text:style-name="T15">json_encode</text:span><text:span text:style-name="T10">($</text:span><text:span text:style-name="T14">response</text:span><text:span text:style-name="T10">);</text:span></text:p>
      <text:p text:style-name="Code"><text:span text:style-name="T9"><text:tab/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<text:tab/><text:tab/>flush</text:span><text:span text:style-name="T10">();</text:span></text:p>
      <text:p text:style-name="Code"><text:span text:style-name="T12"><text:tab/><text:tab/>Flight</text:span><text:span text:style-name="T10">::</text:span><text:span text:style-name="T15">stop</text:span><text:span text:style-name="T10">();</text:span></text:p>
      <text:p text:style-name="Code">}</text:p>
      <text:h text:style-name="Heading_20_3" text:outline-level="3">L’abstract</text:h>
      <text:p text:style-name="Code">&lt;?php</text:p>
      <text:p text:style-name="Code"/>
      <text:p text:style-name="Code"><text:soft-page-break/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apis</text:span><text:span text:style-name="T10">;</text:span></text:p>
      <text:p text:style-name="Code"/>
      <text:p text:style-name="Code"><text:span text:style-name="T9">use</text:span> <text:span text:style-name="T12">flight</text:span><text:span text:style-name="T10">;</text:span></text:p>
      <text:p text:style-name="Code"><text:span text:style-name="T9">use</text:span> Latte<text:span text:style-name="T10">\</text:span><text:span text:style-name="T12">Engine</text:span> <text:span text:style-name="T9">as</text:span> LatteEngine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ConnectedUs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DataHelper</text:span><text:span text:style-name="T10">;</text:span></text:p>
      <text:p text:style-name="Code"><text:span text:style-name="T9">use</text:span> app<text:span text:style-name="T10">\</text:span>models<text:span text:style-name="T10">\</text:span><text:span text:style-name="T12">PersonDataHelper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AbstractApi</text:span></text:p>
      <text:p text:style-name="Code">{</text:p>
      <text:p text:style-name="Code"><text:span text:style-name="T9"><text:tab/>protected</text:span> <text:span text:style-name="T12">LatteEngine</text:span> <text:span text:style-name="T10">$</text:span><text:span text:style-name="T14">latte</text:span><text:span text:style-name="T10">;</text:span></text:p>
      <text:p text:style-name="Code"/>
      <text:p text:style-name="Code"><text:span text:style-name="T9"><text:tab/>public</text:span> <text:span text:style-name="T14">function</text:span> <text:span text:style-name="T15">__construct</text:span><text:span text:style-name="T10">(</text:span></text:p>
      <text:p text:style-name="Code"><text:span text:style-name="T9"><text:tab/><text:tab/>protected</text:span> <text:span text:style-name="T12">Application</text:span> <text:span text:style-name="T10">$</text:span><text:span text:style-name="T14">application</text:span><text:span text:style-name="T10">,</text:span></text:p>
      <text:p text:style-name="Code"><text:span text:style-name="T9"><text:tab/><text:tab/>protected</text:span> <text:span text:style-name="T12">ConnectedUser</text:span> <text:span text:style-name="T10">$</text:span><text:span text:style-name="T14">connectedUser</text:span><text:span text:style-name="T10">,</text:span></text:p>
      <text:p text:style-name="Code"><text:span text:style-name="T9"><text:tab/><text:tab/>protected</text:span> <text:span text:style-name="T12">DataHelper</text:span> <text:span text:style-name="T10">$</text:span><text:span text:style-name="T14">dataHelper</text:span><text:span text:style-name="T10">,</text:span></text:p>
      <text:p text:style-name="Code"><text:span text:style-name="T9"><text:tab/><text:tab/>protected</text:span> <text:span text:style-name="T12">PersonDataHelper</text:span> <text:span text:style-name="T10">$</text:span><text:span text:style-name="T14">personDataHelper</text:span></text:p>
      <text:p text:style-name="Code"><text:span text:style-name="T10"><text:tab/><text:tab/>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4">latte</text:span> <text:span text:style-name="T10">=</text:span> <text:span text:style-name="T10">$</text:span><text:span text:style-name="T14">application</text:span><text:span text:style-name="T10">-&gt;</text:span><text:span text:style-name="T15">getLatte</text:span><text:span text:style-name="T10">();</text:span></text:p>
      <text:p text:style-name="Code"><text:tab/><text:tab/>}</text:p>
      <text:p text:style-name="Code"/>
      <text:p text:style-name="Code"><text:span text:style-name="T9"><text:tab/>protected</text:span> <text:span text:style-name="T14">function</text:span> <text:span text:style-name="T15">getJsonInput</text:span><text:span text:style-name="T10">():</text:span> <text:span text:style-name="T9">array</text:span></text:p>
      <text:p text:style-name="Code"><text:tab/>{</text:p>
      <text:p text:style-name="Code"><text:span text:style-name="T10"><text:tab/><text:tab/>$</text:span><text:span text:style-name="T14">json</text:span> <text:span text:style-name="T10">=</text:span> <text:span text:style-name="T15">file_get_contents</text:span><text:span text:style-name="T10">('</text:span><text:span text:style-name="T16">php://input</text:span><text:span text:style-name="T10">');</text:span></text:p>
      <text:p text:style-name="Code"><text:span text:style-name="T9"><text:tab/><text:tab/>return</text:span> <text:span text:style-name="T15">json_decode</text:span><text:span text:style-name="T10">($</text:span><text:span text:style-name="T14">json</text:span><text:span text:style-name="T10">,</text:span> <text:span text:style-name="T11">true</text:span><text:span text:style-name="T10">)</text:span> <text:span text:style-name="T10">??</text:span> <text:span text:style-name="T10">[]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bool</text:span> <text:span text:style-name="T10">$</text:span><text:span text:style-name="T14">success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message</text:span> <text:span text:style-name="T10">=</text:span> <text:span text:style-name="T10">''):</text:span> <text:span text:style-name="T9">void</text:span></text:p>
      <text:p text:style-name="Code"><text:tab/>{</text:p>
      <text:p text:style-name="Code"><text:span text:style-name="T15"><text:tab/><text:tab/>header</text:span><text:span text:style-name="T10">('</text:span><text:span text:style-name="T16">Content-Type: application/json</text:span><text:span text:style-name="T10">');</text:span></text:p>
      <text:p text:style-name="Code"><text:span text:style-name="T15"><text:tab/><text:tab/>http_response_code</text:span><text:span text:style-name="T10">($</text:span><text:span text:style-name="T14">statusCode</text:span><text:span text:style-name="T10">);</text:span></text:p>
      <text:p text:style-name="Code"><text:span text:style-name="T10"><text:tab/><text:tab/>$</text:span><text:span text:style-name="T14">response</text:span> <text:span text:style-name="T10">=</text:span> <text:span text:style-name="T10">[</text:span></text:p>
      <text:p text:style-name="Code"><text:span text:style-name="T10"><text:tab/><text:tab/><text:tab/>'</text:span><text:span text:style-name="T16">success</text:span><text:span text:style-name="T10">'</text:span> <text:span text:style-name="T10">=&gt;</text:span> <text:span text:style-name="T10">$</text:span><text:span text:style-name="T14">success</text:span><text:span text:style-name="T10">,</text:span></text:p>
      <text:p text:style-name="Code"><text:span text:style-name="T10"><text:tab/><text:tab/><text:tab/>'</text:span><text:span text:style-name="T16">message</text:span><text:span text:style-name="T10">'</text:span> <text:span text:style-name="T10">=&gt;</text:span> <text:span text:style-name="T10">$</text:span><text:span text:style-name="T14">message</text:span><text:span text:style-name="T10">,</text:span></text:p>
      <text:p text:style-name="Code"><text:span text:style-name="T10"><text:tab/><text:tab/><text:tab/>'</text:span><text:span text:style-name="T16">data</text:span><text:span text:style-name="T10">'</text:span> <text:span text:style-name="T10">=&gt;</text:span> <text:span text:style-name="T10">$</text:span><text:span text:style-name="T14">data</text:span><text:span text:style-name="T10">,</text:span></text:p>
      <text:p text:style-name="Code"><text:tab/><text:tab/>];</text:p>
      <text:p text:style-name="Code"><text:span text:style-name="T15"><text:tab/><text:tab/>echo</text:span> <text:span text:style-name="T15">json_encode</text:span><text:span text:style-name="T10">($</text:span><text:span text:style-name="T14">response</text:span><text:span text:style-name="T10">);</text:span></text:p>
      <text:p text:style-name="Code"><text:span text:style-name="T9"><text:tab/><text:tab/>if</text:span> <text:span text:style-name="T10">(</text:span><text:span text:style-name="T15">ob_get_level</text:span><text:span text:style-name="T10">())</text:span> <text:span text:style-name="T15">ob_end_flush</text:span><text:span text:style-name="T10">();</text:span></text:p>
      <text:p text:style-name="Code"><text:span text:style-name="T15"><text:tab/><text:tab/>flush</text:span><text:span text:style-name="T10">();</text:span></text:p>
      <text:p text:style-name="Code"><text:span text:style-name="T12"><text:tab/><text:tab/>Flight</text:span><text:span text:style-name="T10">::</text:span><text:span text:style-name="T15">stop</text:span><text:span text:style-name="T10">()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BadRequest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BadRequest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Bad request: </text:span><text:span text:style-name="T10">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><text:soft-page-break/></text:p>
      <text:p text:style-name="Code"><text:span text:style-name="T9"><text:tab/>protected</text:span> <text:span text:style-name="T14">function</text:span> <text:span text:style-name="T15">renderJsonCreated</text:span><text:span text:style-name="T10">(</text:span><text:span text:style-name="T9">array</text:span> <text:span text:style-name="T10">$</text:span><text:span text:style-name="T14">data</text:span> <text:span text:style-name="T10">=</text:span> <text:span text:style-name="T10">[],</text:span> <text:span text:style-name="T9">string</text:span> <text:span text:style-name="T10">$</text:span><text:span text:style-name="T14">message</text:span> <text:span text:style-name="T10">=</text:span> <text:span text:style-name="T10">'</text:span><text:span text:style-name="T16">Created</text:span><text:span text:style-name="T10">'):</text:span> <text:span text:style-name="T9">void</text:span></text:p>
      <text:p text:style-name="Code"><text:tab/>{</text:p>
      <text:p text:style-name="Code"><text:span text:style-name="T10"><text:tab/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span text:style-name="T10"><text:tab/><text:tab/><text:tab/>$</text:span><text:span text:style-name="T14">data</text:span><text:span text:style-name="T10">,</text:span></text:p>
      <text:p text:style-name="Code"><text:span text:style-name="T11"><text:tab/><text:tab/><text:tab/>tru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Created</text:span><text:span text:style-name="T10">-&gt;</text:span><text:span text:style-name="T14">value</text:span><text:span text:style-name="T10">,</text:span></text:p>
      <text:p text:style-name="Code"><text:span text:style-name="T10"><text:tab/><text:tab/><text:tab/>$</text:span><text:span text:style-name="T14">message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Error</text:span><text:span text:style-name="T10">(</text:span><text:span text:style-name="T9">string</text:span> <text:span text:style-name="T10">$</text:span><text:span text:style-name="T14">message</text:span><text:span text:style-name="T10">,</text:span> <text:span text:style-name="T9">int</text:span> <text:span text:style-name="T10">$</text:span><text:span text:style-name="T14">statusCode</text:span><text:span text:style-name="T10">,</text:span> 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setData</text:span><text:span text:style-name="T10">('</text:span><text:span text:style-name="T16">code</text:span><text:span text:style-name="T10">',</text:span> <text:span text:style-name="T10">$</text:span><text:span text:style-name="T14">statusCode</text:span><text:span text:style-name="T10">);</text:span></text:p>
      <text:p text:style-name="Code"><text:span text:style-name="T10"><text:tab/><text:tab/>$</text:span><text:span text:style-name="T11">this</text:span><text:span text:style-name="T10">-&gt;</text:span><text:span text:style-name="T14">application</text:span><text:span text:style-name="T10">-&gt;</text:span><text:span text:style-name="T15">getFlight</text:span><text:span text:style-name="T10">()-&gt;</text:span><text:span text:style-name="T15">setData</text:span><text:span text:style-name="T10">('</text:span><text:span text:style-name="T16">message</text:span><text:span text:style-name="T10">',</text:span> <text:span text:style-name="T10">$</text:span><text:span text:style-name="T14">message</text:span><text:span text:style-name="T10">);</text:span>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0"><text:tab/><text:tab/><text:tab/>$</text:span><text:span text:style-name="T14">statusCode</text:span><text:span text:style-name="T10">,</text:span></text:p>
      <text:p text:style-name="Code"><text:span text:style-name="T10"><text:tab/><text:tab/><text:tab/>"{$</text:span><text:span text:style-name="T14">message</text:span><text:span text:style-name="T10">}</text:span><text:span text:style-name="T16">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Forbidden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Forbidden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User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MethodNotAllowed</text:span><text:span text:style-name="T10">(</text:span><text:span text:style-name="T9">string</text:span> <text:span text:style-name="T10">$</text:span><text:span text:style-name="T14">file</text:span><text:span text:style-name="T10">,</text:span> <text:span text:style-name="T9">int</text:span> <text:span text:style-name="T10">$</text:span><text:span text:style-name="T14">line</text:span><text:span text:style-name="T10">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tab/><text:tab/><text:tab/>[],</text:p>
      <text:p text:style-name="Code"><text:span text:style-name="T11"><text:tab/><text:tab/><text:tab/>fals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MethodNotAllowed</text:span><text:span text:style-name="T10">-&gt;</text:span><text:span text:style-name="T14">value</text:span><text:span text:style-name="T10">,</text:span></text:p>
      <text:p text:style-name="Code"><text:span text:style-name="T10"><text:tab/><text:tab/><text:tab/>"</text:span><text:span text:style-name="T16">Method </text:span><text:span text:style-name="T10">{$</text:span><text:span text:style-name="T14">_SERVER</text:span><text:span text:style-name="T10">['</text:span><text:span text:style-name="T16">REQUEST_METHOD</text:span><text:span text:style-name="T10">']}</text:span><text:span text:style-name="T16"> not allowed in file </text:span><text:span text:style-name="T10">{$</text:span><text:span text:style-name="T14">file</text:span><text:span text:style-name="T10">}</text:span><text:span text:style-name="T16"> at line </text:span><text:span text:style-name="T10">{$</text:span><text:span text:style-name="T14">line</text:span><text:span text:style-name="T10">}"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JsonOk</text:span><text:span text:style-name="T10">(</text:span><text:span text:style-name="T9">array</text:span> <text:span text:style-name="T10">$</text:span><text:span text:style-name="T14">data</text:span> <text:span text:style-name="T10">=</text:span> <text:span text:style-name="T10">[],</text:span> <text:span text:style-name="T9">string</text:span> <text:span text:style-name="T10">$</text:span><text:span text:style-name="T14">message</text:span> <text:span text:style-name="T10">=</text:span> <text:span text:style-name="T10">'</text:span><text:span text:style-name="T16">OK</text:span><text:span text:style-name="T10">'):</text:span> <text:span text:style-name="T9">void</text:span></text:p>
      <text:p text:style-name="Code"><text:tab/>{</text:p>
      <text:p text:style-name="Code"><text:span text:style-name="T10"><text:tab/><text:tab/>$</text:span><text:span text:style-name="T11">this</text:span><text:span text:style-name="T10">-&gt;</text:span><text:span text:style-name="T15">renderJson</text:span><text:span text:style-name="T10">(</text:span></text:p>
      <text:p text:style-name="Code"><text:span text:style-name="T10"><text:tab/><text:tab/><text:tab/>$</text:span><text:span text:style-name="T14">data</text:span><text:span text:style-name="T10">,</text:span></text:p>
      <text:p text:style-name="Code"><text:span text:style-name="T11"><text:tab/><text:tab/><text:tab/>true</text:span><text:span text:style-name="T10">,</text:span></text:p>
      <text:p text:style-name="Code"><text:span text:style-name="T12"><text:tab/><text:tab/><text:tab/>ApplicationError</text:span><text:span text:style-name="T10">::</text:span><text:span text:style-name="T11">Ok</text:span><text:span text:style-name="T10">-&gt;</text:span><text:span text:style-name="T14">value</text:span><text:span text:style-name="T10">,</text:span></text:p>
      <text:p text:style-name="Code"><text:span text:style-name="T10"><text:tab/><text:tab/><text:tab/>$</text:span><text:span text:style-name="T14">message</text:span></text:p>
      <text:p text:style-name="Code"><text:tab/><text:tab/>);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renderPartial</text:span><text:span text:style-name="T10">(</text:span><text:span text:style-name="T9">string</text:span> <text:span text:style-name="T10">$</text:span><text:span text:style-name="T14">template</text:span><text:span text:style-name="T10">,</text:span> <text:span text:style-name="T9">array</text:span> <text:span text:style-name="T10">$</text:span><text:span text:style-name="T14">params</text:span> <text:span text:style-name="T10">=</text:span> <text:span text:style-name="T10">[]):</text:span> <text:span text:style-name="T9">void</text:span></text:p>
      <text:p text:style-name="Code"><text:tab/>{</text:p>
      <text:p text:style-name="Code"><text:soft-page-break/><text:span text:style-name="T10"><text:tab/><text:tab/>$</text:span><text:span text:style-name="T11">this</text:span><text:span text:style-name="T10">-&gt;</text:span><text:span text:style-name="T14">latte</text:span><text:span text:style-name="T10">-&gt;</text:span><text:span text:style-name="T15">render</text:span><text:span text:style-name="T10">($</text:span><text:span text:style-name="T14">template</text:span><text:span text:style-name="T10">,</text:span> <text:span text:style-name="T10">$</text:span><text:span text:style-name="T14">params</text:span><text:span text:style-name="T10">);</text:span></text:p>
      <text:p text:style-name="Code"><text:tab/>}</text:p>
      <text:p text:style-name="Code"/>
      <text:p text:style-name="Code"><text:span text:style-name="T9"><text:tab/>protected</text:span> <text:span text:style-name="T14">function</text:span> <text:span text:style-name="T15">userIsAllowedAndMethodIsGood</text:span><text:span text:style-name="T10">(</text:span><text:span text:style-name="T9">string</text:span> <text:span text:style-name="T10">$</text:span><text:span text:style-name="T14">method</text:span><text:span text:style-name="T10">,</text:span> <text:span text:style-name="T9">callable</text:span> <text:span text:style-name="T10">$</text:span><text:span text:style-name="T14">permissionCheck</text:span><text:span text:style-name="T10">):</text:span> <text:span text:style-name="T9">bool</text:span></text:p>
      <text:p text:style-name="Code"><text:tab/>{</text:p>
      <text:p text:style-name="Code"><text:span text:style-name="T10"><text:tab/><text:tab/>$</text:span><text:span text:style-name="T14">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Code"><text:span text:style-name="T9"><text:tab/><text:tab/>if</text:span> <text:span text:style-name="T10">(!$</text:span><text:span text:style-name="T14">user</text:span> <text:span text:style-name="T10">||</text:span> <text:span text:style-name="T10">!$</text:span><text:span text:style-name="T14">permissionCheck</text:span><text:span text:style-name="T10">($</text:span><text:span text:style-name="T14">user</text:span><text:span text:style-name="T10">)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5">renderJson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<text:tab/>return</text:span> <text:span text:style-name="T11">false</text:span><text:span text:style-name="T10">;</text:span></text:p>
      <text:p text:style-name="Code"><text:tab/><text:tab/>}</text:p>
      <text:p text:style-name="Code"><text:span text:style-name="T9"><text:tab/><text:tab/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$</text:span><text:span text:style-name="T14">method</text:span><text:span text:style-name="T10">)</text:span> <text:span text:style-name="T10">{</text:span></text:p>
      <text:p text:style-name="Code"><text:span text:style-name="T10"><text:tab/><text:tab/><text:tab/>$</text:span><text:span text:style-name="T11">this</text:span><text:span text:style-name="T10">-&gt;</text:span><text:span text:style-name="T15">renderJson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Code"><text:span text:style-name="T9"><text:tab/><text:tab/><text:tab/>return</text:span> <text:span text:style-name="T11">false</text:span><text:span text:style-name="T10">;</text:span></text:p>
      <text:p text:style-name="Code"><text:tab/><text:tab/>}</text:p>
      <text:p text:style-name="Code"><text:span text:style-name="T9"><text:tab/><text:tab/>return</text:span> <text:span text:style-name="T11">true</text:span><text:span text:style-name="T10">;</text:span></text:p>
      <text:p text:style-name="Code"><text:tab/>}</text:p>
      <text:p text:style-name="Code">}</text:p>
      <text:h text:style-name="P15" text:outline-level="2">Les DataHelpers</text:h>
      <text:p text:style-name="P16">Ils héritent tous de Data</text:p>
      <text:p text:style-name="Code">&lt;?php</text:p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els</text:span><text:span text:style-name="T10">;</text:span></text:p>
      <text:p text:style-name="Code"/>
      <text:p text:style-name="Code"><text:span text:style-name="T9">use</text:span> <text:span text:style-name="T12">PDO</text:span><text:span text:style-name="T10">;</text:span></text:p>
      <text:p text:style-name="Code"><text:span text:style-name="T9">use</text:span> <text:span text:style-name="T12">Throwable</text:span>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/>
      <text:p text:style-name="Code"><text:span text:style-name="T14">class</text:span> <text:span text:style-name="T12">AttributeDataHelper</text:span> <text:span text:style-name="T9">extends</text:span> <text:span text:style-name="T12">Data</text:span></text:p>
      <text:p text:style-name="Code">{</text:p>
      <text:p text:style-name="Code"><text:span text:style-name="T9"><text:tab/>public</text:span> <text:span text:style-name="T14">function</text:span> <text:span text:style-name="T15">__construct</text:span><text:span text:style-name="T10">(</text:span><text:span text:style-name="T12">Application</text:span> <text:span text:style-name="T10">$</text:span><text:span text:style-name="T14">application</text:span><text:span text:style-name="T10">)</text:span></text:p>
      <text:p text:style-name="Code"><text:tab/>{</text:p>
      <text:p text:style-name="Code"><text:span text:style-name="T14"><text:tab/><text:tab/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Code"><text:tab/>}</text:p>
      <text:h text:style-name="Heading_20_3" text:outline-level="3">Data</text:h>
      <text:p text:style-name="Code">&lt;?php</text:p>
      <text:p text:style-name="Code"/>
      <text:p text:style-name="Code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Code"/>
      <text:p text:style-name="Code"><text:span text:style-name="T9">namespace</text:span> <text:span text:style-name="T12">app</text:span><text:span text:style-name="T13">\</text:span><text:span text:style-name="T12">models</text:span><text:span text:style-name="T10">;</text:span></text:p>
      <text:p text:style-name="Code"/>
      <text:p text:style-name="Code"><text:span text:style-name="T9">use</text:span> <text:span text:style-name="T12">InvalidArgumentException</text:span><text:span text:style-name="T10">;</text:span></text:p>
      <text:p text:style-name="Code"><text:span text:style-name="T9">use</text:span> <text:span text:style-name="T12">PDO</text:span><text:span text:style-name="T10">;</text:span></text:p>
      <text:p text:style-name="Code"><text:span text:style-name="T9">use</text:span> <text:span text:style-name="T12">PDOException</text:span><text:span text:style-name="T10">;</text:span></text:p>
      <text:p text:style-name="Code"/>
      <text:p text:style-name="Code"><text:span text:style-name="T9">use</text:span> app<text:span text:style-name="T10">\</text:span>enums<text:span text:style-name="T10">\</text:span><text:span text:style-name="T12">ApplicationError</text:span><text:span text:style-name="T10">;</text:span></text:p>
      <text:p text:style-name="Code"><text:span text:style-name="T9">use</text:span> app<text:span text:style-name="T10">\</text:span>exceptions<text:span text:style-name="T10">\</text:span><text:span text:style-name="T12">SqliteTableException</text:span><text:span text:style-name="T10">;</text:span></text:p>
      <text:p text:style-name="Code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Code"/>
      <text:p text:style-name="Code"><text:span text:style-name="T9">abstract</text:span> <text:span text:style-name="T14">class</text:span> <text:span text:style-name="T12">Data</text:span></text:p>
      <text:p text:style-name="Code"><text:soft-page-break/>{</text:p>
      <text:p text:style-name="Code"><text:span text:style-name="T9">protected</text:span> <text:span text:style-name="T12">PDO</text:span> <text:span text:style-name="T10">$</text:span><text:span text:style-name="T14">pdo</text:span><text:span text:style-name="T10">;</text:span></text:p>
      <text:p text:style-name="Code"><text:span text:style-name="T9">protected</text:span> <text:span text:style-name="T12">PDO</text:span> <text:span text:style-name="T10">$</text:span><text:span text:style-name="T14">pdoForLog</text:span><text:span text:style-name="T10">;</text:span></text:p>
      <text:p text:style-name="Code"><text:span text:style-name="T9">protected</text:span> <text:span text:style-name="T10">$</text:span><text:span text:style-name="T14">fluent</text:span><text:span text:style-name="T10">;</text:span></text:p>
      <text:p text:style-name="Code"><text:span text:style-name="T9">protected</text:span> <text:span text:style-name="T10">$</text:span><text:span text:style-name="T14">fluentForLog</text:span><text:span text:style-name="T10">;</text:span></text:p>
      <text:p text:style-name="Code"><text:span text:style-name="T9">private</text:span> <text:span text:style-name="T9">array</text:span> <text:span text:style-name="T10">$</text:span><text:span text:style-name="T14">tables</text:span><text:span text:style-name="T10">;</text:span></text:p>
      <text:p text:style-name="Code"><text:span text:style-name="T9">private</text:span> <text:span text:style-name="T9">static</text:span> <text:span text:style-name="T10">?</text:span><text:span text:style-name="T9">array</text:span> <text:span text:style-name="T10">$</text:span><text:span text:style-name="T14">cachedTables</text:span> <text:span text:style-name="T10">=</text:span> <text:span text:style-name="T11">null</text:span><text:span text:style-name="T10">;</text:span></text:p>
      <text:p text:style-name="Code"/>
      <text:p text:style-name="Code"><text:span text:style-name="T9">public</text:span> <text:span text:style-name="T14">function</text:span> <text:span text:style-name="T15">__construct</text:span><text:span text:style-name="T10">(</text:span><text:span text:style-name="T9">protected</text:span> <text:span text:style-name="T12">Application</text:span> <text:span text:style-name="T10">$</text:span><text:span text:style-name="T14">application</text:span><text:span text:style-name="T10">)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4">pdo</text:span> <text:span text:style-name="T10">=</text:span> <text:span text:style-name="T10">$</text:span><text:span text:style-name="T14">application</text:span><text:span text:style-name="T10">-&gt;</text:span><text:span text:style-name="T15">getPdo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pdoForLog</text:span> <text:span text:style-name="T10">=</text:span> <text:span text:style-name="T10">$</text:span><text:span text:style-name="T14">application</text:span><text:span text:style-name="T10">-&gt;</text:span><text:span text:style-name="T15">getPdoForLog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fluent</text:span> <text:span text:style-name="T10">=</text:span> <text:span text:style-name="T9">new</text:span> <text:span text:style-name="T10">\</text:span>Envms<text:span text:style-name="T10">\</text:span>FluentPDO<text:span text:style-name="T10">\</text:span><text:span text:style-name="T12">Query</text:span><text:span text:style-name="T10">($</text:span><text:span text:style-name="T11">this</text:span><text:span text:style-name="T10">-&gt;</text:span><text:span text:style-name="T14">pdo</text:span><text:span text:style-name="T10">);</text:span></text:p>
      <text:p text:style-name="Code"><text:span text:style-name="T10">$</text:span><text:span text:style-name="T11">this</text:span><text:span text:style-name="T10">-&gt;</text:span><text:span text:style-name="T14">fluentForLog</text:span> <text:span text:style-name="T10">=</text:span> <text:span text:style-name="T9">new</text:span> <text:span text:style-name="T10">\</text:span>Envms<text:span text:style-name="T10">\</text:span>FluentPDO<text:span text:style-name="T10">\</text:span><text:span text:style-name="T12">Query</text:span><text:span text:style-name="T10">($</text:span><text:span text:style-name="T11">this</text:span><text:span text:style-name="T10">-&gt;</text:span><text:span text:style-name="T14">pdoForLog</text:span><text:span text:style-name="T10">);</text:span></text:p>
      <text:p text:style-name="Code"><text:span text:style-name="T14">self</text:span><text:span text:style-name="T10">::$</text:span><text:span text:style-name="T14">cachedTables</text:span> <text:span text:style-name="T10">??=</text:span> <text:span text:style-name="T10">$</text:span><text:span text:style-name="T11">this</text:span><text:span text:style-name="T10">-&gt;</text:span><text:span text:style-name="T15">getTables</text:span><text:span text:style-name="T10">();</text:span></text:p>
      <text:p text:style-name="Code"><text:span text:style-name="T10">$</text:span><text:span text:style-name="T11">this</text:span><text:span text:style-name="T10">-&gt;</text:span><text:span text:style-name="T14">tables</text:span> <text:span text:style-name="T10">=</text:span> <text:span text:style-name="T14">self</text:span><text:span text:style-name="T10">::$</text:span><text:span text:style-name="T14">cachedTables</text:span><text:span text:style-name="T10">;</text:span></text:p>
      <text:p text:style-name="Code">}</text:p>
      <text:p text:style-name="Code"/>
      <text:p text:style-name="Code">#region Protected methods</text:p>
      <text:p text:style-name="Code"><text:span text:style-name="T9">protected</text:span> <text:span text:style-name="T14">function</text:span> <text:span text:style-name="T15">getCheckValues</text:span><text:span text:style-name="T10">($</text:span><text:span text:style-name="T14">table</text:span><text:span text:style-name="T10">,</text:span> <text:span text:style-name="T10">$</text:span><text:span text:style-name="T14">column</text:span><text:span text:style-name="T10">)</text:span></text:p>
      <text:p text:style-name="Code">{</text:p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9">sql</text:span><text:span text:style-name="T16"> </text:span><text:span text:style-name="T9">FROM</text:span><text:span text:style-name="T16"> sqlite_master </text:span><text:span text:style-name="T9">WHERE</text:span><text:span text:style-name="T16"> </text:span><text:span text:style-name="T9">type</text:span><text:span text:style-name="T10">=</text:span><text:span text:style-name="T16">'table' </text:span><text:span text:style-name="T9">AND</text:span><text:span text:style-name="T16"> </text:span><text:span text:style-name="T9">name</text:span><text:span text:style-name="T10">=</text:span><text:span text:style-name="T16">?</text:span><text:span text:style-name="T10">";</text:span></text:p>
      <text:p text:style-name="Code"><text:span text:style-name="T10">$</text:span><text:span text:style-name="T14">tableDef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tableDef</text:span><text:span text:style-name="T10">-&gt;</text:span><text:span text:style-name="T15">execute</text:span><text:span text:style-name="T10">([$</text:span><text:span text:style-name="T14">table</text:span><text:span text:style-name="T10">]);</text:span></text:p>
      <text:p text:style-name="Code"><text:span text:style-name="T10">$</text:span><text:span text:style-name="T14">row</text:span> <text:span text:style-name="T10">=</text:span> <text:span text:style-name="T10">$</text:span><text:span text:style-name="T14">tableDef</text:span><text:span text:style-name="T10">-&gt;</text:span><text:span text:style-name="T15">fetch</text:span><text:span text:style-name="T10">(</text:span><text:span text:style-name="T12">PDO</text:span><text:span text:style-name="T10">::</text:span><text:span text:style-name="T11">FETCH_ASSOC</text:span><text:span text:style-name="T10">);</text:span></text:p>
      <text:p text:style-name="Code"/>
      <text:p text:style-name="Code"><text:span text:style-name="T9">if</text:span> <text:span text:style-name="T10">(!$</text:span><text:span text:style-name="T14">row</text:span><text:span text:style-name="T10">)</text:span> <text:span text:style-name="T9">return</text:span> <text:span text:style-name="T10">[];</text:span></text:p>
      <text:p text:style-name="Code"/>
      <text:p text:style-name="Code"><text:span text:style-name="T10">$</text:span><text:span text:style-name="T14">sqlText</text:span> <text:span text:style-name="T10">=</text:span> <text:span text:style-name="T10">$</text:span><text:span text:style-name="T14">row</text:span><text:span text:style-name="T10">['</text:span><text:span text:style-name="T16">sql</text:span><text:span text:style-name="T10">'];</text:span></text:p>
      <text:p text:style-name="Code"><text:span text:style-name="T9">if</text:span> <text:span text:style-name="T10">(</text:span><text:span text:style-name="T15">preg_match</text:span><text:span text:style-name="T10">("/\"$</text:span><text:span text:style-name="T14">column</text:span><text:span text:style-name="T10">\"[</text:span><text:span text:style-name="T9">^</text:span><text:span text:style-name="T10">\n]*</text:span><text:span text:style-name="T9">CHECK\s</text:span><text:span text:style-name="T10">*</text:span><text:span text:style-name="T9">\(\s</text:span><text:span text:style-name="T10">*\"$</text:span><text:span text:style-name="T14">column</text:span><text:span text:style-name="T10">\"</text:span><text:span text:style-name="T9">\s</text:span><text:span text:style-name="T10">+</text:span><text:span text:style-name="T9">IN\s</text:span><text:span text:style-name="T10">*</text:span><text:span text:style-name="T9">\((</text:span><text:span text:style-name="T10">[</text:span><text:span text:style-name="T9">^)</text:span><text:span text:style-name="T10">]+</text:span><text:span text:style-name="T9">)\)\)</text:span><text:span text:style-name="T10">/i",</text:span> <text:span text:style-name="T10">$</text:span><text:span text:style-name="T14">sqlText</text:span><text:span text:style-name="T10">,</text:span> <text:span text:style-name="T10">$</text:span><text:span text:style-name="T14">matches</text:span><text:span text:style-name="T10">))</text:span> <text:span text:style-name="T10">{</text:span></text:p>
      <text:p text:style-name="Code"><text:span text:style-name="T10">$</text:span><text:span text:style-name="T14">values</text:span> <text:span text:style-name="T10">=</text:span> <text:span text:style-name="T15">explode</text:span><text:span text:style-name="T10">('</text:span><text:span text:style-name="T16">,</text:span><text:span text:style-name="T10">',</text:span> <text:span text:style-name="T10">$</text:span><text:span text:style-name="T14">matches</text:span><text:span text:style-name="T10">[</text:span><text:span text:style-name="T11">1</text:span><text:span text:style-name="T10">]);</text:span></text:p>
      <text:p text:style-name="Code"><text:span text:style-name="T10">$</text:span><text:span text:style-name="T14">values</text:span> <text:span text:style-name="T10">=</text:span> <text:span text:style-name="T15">array_map</text:span><text:span text:style-name="T10">(</text:span><text:span text:style-name="T14">function</text:span> <text:span text:style-name="T10">($</text:span><text:span text:style-name="T14">v</text:span><text:span text:style-name="T10">)</text:span> <text:span text:style-name="T10">{</text:span></text:p>
      <text:p text:style-name="Code"><text:span text:style-name="T9">return</text:span> <text:span text:style-name="T15">trim</text:span><text:span text:style-name="T10">($</text:span><text:span text:style-name="T14">v</text:span><text:span text:style-name="T10">,</text:span> <text:span text:style-name="T10">"</text:span><text:span text:style-name="T16"> '</text:span><text:span text:style-name="T10">\"");</text:span></text:p>
      <text:p text:style-name="Code"><text:span text:style-name="T10">},</text:span> <text:span text:style-name="T10">$</text:span><text:span text:style-name="T14">values</text:span><text:span text:style-name="T10">);</text:span></text:p>
      <text:p text:style-name="Code"><text:span text:style-name="T9">return</text:span> <text:span text:style-name="T10">$</text:span><text:span text:style-name="T14">values</text:span><text:span text:style-name="T10">;</text:span></text:p>
      <text:p text:style-name="Code">}</text:p>
      <text:p text:style-name="Code"/>
      <text:p text:style-name="Code"><text:span text:style-name="T9">return</text:span> <text:span text:style-name="T10">[];</text:span></text:p>
      <text:p text:style-name="Code">}</text:p>
      <text:p text:style-name="Code"/>
      <text:p text:style-name="Code"><text:span text:style-name="T9">protected</text:span> <text:span text:style-name="T14">function</text:span> <text:span text:style-name="T15">validateTableName</text:span><text:span text:style-name="T10">(</text:span><text:span text:style-name="T9">string</text:span> <text:span text:style-name="T10">$</text:span><text:span text:style-name="T14">table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</text:span><text:span text:style-name="T15">strlen</text:span><text:span text:style-name="T10">($</text:span><text:span text:style-name="T14">table</text:span><text:span text:style-name="T10">)</text:span> <text:span text:style-name="T10">&gt;</text:span> <text:span text:style-name="T11">64</text:span><text:span text:style-name="T10">)</text:span> <text:span text:style-name="T9">throw</text:span> <text:span text:style-name="T9">new</text:span> <text:span text:style-name="T12">SqliteTableException</text:span><text:span text:style-name="T10">('</text:span><text:span text:style-name="T16">Table name too long (max 64)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if</text:span> <text:span text:style-name="T10">(!</text:span><text:span text:style-name="T15">preg_match</text:span><text:span text:style-name="T10">('/^[</text:span><text:span text:style-name="T9">a-zA-Z0-9_</text:span><text:span text:style-name="T10">]+$/',</text:span> <text:span text:style-name="T10">$</text:span><text:span text:style-name="T14">table</text:span><text:span text:style-name="T10">))</text:span> <text:span text:style-name="T9">throw</text:span> <text:span text:style-name="T9">new</text:span> <text:span text:style-name="T12">SqliteTableException</text:span><text:span text:style-name="T10">('</text:span><text:span text:style-name="T16">Invalid table name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if</text:span> <text:span text:style-name="T10">(!</text:span><text:span text:style-name="T15">in_array</text:span><text:span text:style-name="T10">($</text:span><text:span text:style-name="T14">table</text:span><text:span text:style-name="T10">,</text:span> <text:span text:style-name="T10">$</text:span><text:span text:style-name="T11">this</text:span><text:span text:style-name="T10">-&gt;</text:span><text:span text:style-name="T14">tables</text:span><text:span text:style-name="T10">))</text:span> <text:span text:style-name="T9">throw</text:span> <text:span text:style-name="T9">new</text:span> <text:span text:style-name="T12">SqliteTableException</text:span><text:span text:style-name="T10">("</text:span><text:span text:style-name="T16">Table '</text:span><text:span text:style-name="T10">$</text:span><text:span text:style-name="T14">table</text:span><text:span text:style-name="T16">' not found in file </text:span><text:span text:style-name="T10">"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}</text:p>
      <text:p text:style-name="Code"/>
      <text:p text:style-name="Code">#region Public methods</text:p>
      <text:p text:style-name="Code"><text:span text:style-name="T9">public</text:span> <text:span text:style-name="T14">function</text:span> <text:span text:style-name="T15">delete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<text:span text:style-name="T10">):</text:span> <text:span text:style-name="T9">int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</text:span><text:span text:style-name="T15">empty</text:span><text:span text:style-name="T10">($</text:span><text:span text:style-name="T14">where</text:span><text:span text:style-name="T10">))</text:span> <text:span text:style-name="T9">throw</text:span> <text:span text:style-name="T9">new</text:span> <text:span text:style-name="T12">PDOException</text:span><text:span text:style-name="T10">("</text:span><text:span text:style-name="T9">DELETE</text:span><text:span text:style-name="T16"> requires </text:span><text:span text:style-name="T9">WHERE</text:span><text:span text:style-name="T16"> conditions</text:span><text:span text:style-name="T10">");</text:span></text:p>
      <text:p text:style-name="Code"><text:soft-page-break/><text:span text:style-name="T10">$</text:span><text:span text:style-name="T14">conditions</text:span> <text:span text:style-name="T10">=</text:span> <text:span text:style-name="T10">[]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DELETE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</text:span><text:span text:style-name="T16"> </text:span><text:span text:style-name="T9">WHERE</text:span><text:span text:style-name="T16">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rowCount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/text:p>
      <text:p text:style-name="Code"><text:span text:style-name="T12">ApplicationError</text:span><text:span text:style-name="T10">::</text:span><text:span text:style-name="T11">Error</text:span><text:span text:style-name="T10">,</text:span></text:p>
      <text:p text:style-name="Code">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/text:p>
      <text:p text:style-name="Code">);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):</text:span> <text:span text:style-name="T9">object</text:span><text:span text:style-name="T10">|</text:span><text:span text:style-name="T9">false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</text:span><text:span text:style-name="T15">is_array</text:span><text:span text:style-name="T10">($</text:span><text:span text:style-name="T14">fields</text:span><text:span text:style-name="T10">))</text:span> <text:span text:style-name="T10">$</text:span><text:span text:style-name="T14">fieldsStr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fields</text:span><text:span text:style-name="T10">);</text:span></text:p>
      <text:p text:style-name="Code"><text:span text:style-name="T9">else</text:span> <text:span text:style-name="T10">$</text:span><text:span text:style-name="T14">fieldsStr</text:span> <text:span text:style-name="T10">=</text:span> <text:span text:style-name="T10">$</text:span><text:span text:style-name="T14">fields</text:span><text:span text:style-name="T10">;</text:span>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Str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:</text:span><text:span text:style-name="T10">{$</text:span><text:span text:style-name="T14">field</text:span><text:span text:style-name="T10">}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<text:span text:style-name="T10">$</text:span><text:span text:style-name="T14">sql</text:span> <text:span text:style-name="T10">.=</text:span> <text:span text:style-name="T10">"</text:span><text:span text:style-name="T16"> LIMIT 1</text:span><text:span text:style-name="T10">";</text:span></text:p>
      <text:p text:style-name="Code">}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Database error </text:span><text:span text:style-name="T10">{$</text:span><text:span text:style-name="T14">e</text:span><text:span text:style-name="T10">-&gt;</text:span><text:span text:style-name="T15">getMessage</text:span><text:span text:style-name="T10">()}</text:span><text:span text:style-name="T16"> in </text:span><text:span text:style-name="T10">{$</text:span><text:span text:style-name="T14">e</text:span><text:span text:style-name="T10">-&gt;</text:span><text:span text:style-name="T15">getFile</text:span><text:span text:style-name="T10">()}</text:span><text:span text:style-name="T16">:</text:span><text:span text:style-name="T10">{$</text:span><text:span text:style-name="T14">e</text:span><text:span text:style-name="T10">-&gt;</text:span><text:span text:style-name="T15">getLine</text:span><text:span text:style-name="T10">()}</text:span><text:span text:style-name="T16"> with query </text:span><text:span text:style-name="T10">{$</text:span><text:span text:style-name="T14">sql</text:span><text:span text:style-name="T10">}"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Setting</text:span><text:span text:style-name="T10">(</text:span><text:span text:style-name="T9">string</text:span> <text:span text:style-name="T10">$</text:span><text:span text:style-name="T14">name</text:span><text:span text:style-name="T10">,</text:span> <text:span text:style-name="T9">string</text:span> <text:span text:style-name="T10">$</text:span><text:span text:style-name="T14">default</text:span><text:span text:style-name="T10">):</text:span> <text:span text:style-name="T9">string</text:span></text:p>
      <text:p text:style-name="Code">{</text:p>
      <text:p text:style-name="Code"><text:span text:style-name="T10">$</text:span><text:span text:style-name="T14">row</text:span> <text:span text:style-name="T10">=</text:span> <text:span text:style-name="T10">$</text:span><text:span text:style-name="T11">this</text:span><text:span text:style-name="T10">-&gt;</text:span><text:span text:style-name="T15">get</text:span><text:span text:style-name="T10">('</text:span><text:span text:style-name="T16">Settings</text:span><text:span text:style-name="T10">'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,</text:span> <text:span text:style-name="T10">'</text:span><text:span text:style-name="T16">Value</text:span><text:span text:style-name="T10">');</text:span></text:p>
      <text:p text:style-name="Code"><text:span text:style-name="T9">return</text:span> <text:span text:style-name="T10">$</text:span><text:span text:style-name="T14">row</text:span> <text:span text:style-name="T10">!==</text:span> <text:span text:style-name="T11">false</text:span> <text:span text:style-name="T10">?</text:span> <text:span text:style-name="T10">$</text:span><text:span text:style-name="T14">row</text:span><text:span text:style-name="T10">-&gt;</text:span><text:span text:style-name="T14">Value</text:span> <text:span text:style-name="T10">:</text:span> <text:span text:style-name="T10">$</text:span><text:span text:style-name="T14">default</text:span><text:span text:style-name="T10">;</text:span></text:p>
      <text:p text:style-name="Code">}</text:p>
      <text:p text:style-name="Code"/>
      <text:p text:style-name="Code"><text:soft-page-break/><text:span text:style-name="T9">public</text:span> <text:span text:style-name="T14">function</text:span> <text:span text:style-name="T15">gets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9">string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,</text:span> <text:span text:style-name="T9">string</text:span> <text:span text:style-name="T10">$</text:span><text:span text:style-name="T14">orderBy</text:span> <text:span text:style-name="T10">=</text:span> <text:span text:style-name="T10">'',</text:span> <text:span text:style-name="T9">bool</text:span> <text:span text:style-name="T10">$</text:span><text:span text:style-name="T14">keyPair</text:span> <text:span text:style-name="T10">=</text:span> <text:span text:style-name="T11">false</text:span><text:span text:style-name="T10">):</text:span> <text:span text:style-name="T9">array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pan text:style-name="T10">$</text:span><text:span text:style-name="T14">firstField</text:span> <text:span text:style-name="T10">=</text:span> <text:span text:style-name="T11">null</text:span><text:span text:style-name="T10">;</text:span></text:p>
      <text:p text:style-name="Code"><text:span text:style-name="T9">if</text:span> <text:span text:style-name="T10">($</text:span><text:span text:style-name="T14">keyPair</text:span><text:span text:style-name="T10">)</text:span> <text:span text:style-name="T10">{</text:span></text:p>
      <text:p text:style-name="Code"><text:span text:style-name="T9">if</text:span> <text:span text:style-name="T10">($</text:span><text:span text:style-name="T14">fields</text:span> <text:span text:style-name="T10">===</text:span> <text:span text:style-name="T10">'</text:span><text:span text:style-name="T16">*</text:span><text:span text:style-name="T10">')</text:span> <text:span text:style-name="T9">throw</text:span> <text:span text:style-name="T9">new</text:span> <text:span text:style-name="T12">InvalidArgumentException</text:span><text:span text:style-name="T10">("</text:span><text:span text:style-name="T16">Cannot use keyPair with fields='*'</text:span><text:span text:style-name="T10">");</text:span></text:p>
      <text:p text:style-name="Code"><text:span text:style-name="T10">$</text:span><text:span text:style-name="T14">fieldParts</text:span> <text:span text:style-name="T10">=</text:span> <text:span text:style-name="T15">array_map</text:span><text:span text:style-name="T10">('</text:span><text:span text:style-name="T16">trim</text:span><text:span text:style-name="T10">',</text:span> <text:span text:style-name="T15">explode</text:span><text:span text:style-name="T10">('</text:span><text:span text:style-name="T16">,</text:span><text:span text:style-name="T10">',</text:span> <text:span text:style-name="T10">$</text:span><text:span text:style-name="T14">fields</text:span><text:span text:style-name="T10">));</text:span></text:p>
      <text:p text:style-name="Code"><text:span text:style-name="T10">$</text:span><text:span text:style-name="T14">firstField</text:span> <text:span text:style-name="T10">=</text:span> <text:span text:style-name="T10">$</text:span><text:span text:style-name="T14">fieldParts</text:span><text:span text:style-name="T10">[</text:span><text:span text:style-name="T11">0</text:span><text:span text:style-name="T10">];</text:span></text:p>
      <text:p text:style-name="Code">}</text:p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$</text:span><text:span text:style-name="T14">value</text:span> <text:span text:style-name="T10">===</text:span> <text:span text:style-name="T11">null</text:span><text:span text:style-name="T10">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";</text:span></text:p>
      <text:p text:style-name="Code"><text:span text:style-name="T9">else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?</text:span><text:span text:style-name="T10">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?</text:span><text:span text:style-name="T10">";</text:span></text:p>
      <text:p text:style-name="Code"><text:span text:style-name="T10">$</text:span><text:span text:style-name="T14">params</text:span><text:span text:style-name="T10">[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}</text:p>
      <text:p text:style-name="Code"><text:span text:style-name="T9">if</text:span> <text:span text:style-name="T10">($</text:span><text:span text:style-name="T14">orderBy</text:span> <text:span text:style-name="T10">!==</text:span> <text:span text:style-name="T10">'')</text:span> <text:span text:style-name="T10">$</text:span><text:span text:style-name="T14">sql</text:span> <text:span text:style-name="T10">.=</text:span> <text:span text:style-name="T10">"</text:span><text:span text:style-name="T16"> ORDER BY </text:span><text:span text:style-name="T10">"</text:span> <text:span text:style-name="T10">.</text:span> <text:span text:style-name="T10">$</text:span><text:span text:style-name="T14">orderBy</text:span><text:span text:style-name="T10">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if</text:span> <text:span text:style-name="T10">($</text:span><text:span text:style-name="T14">keyPair</text:span><text:span text:style-name="T10">)</text:span> <text:span text:style-name="T10">{</text:span></text:p>
      <text:p text:style-name="Code"><text:span text:style-name="T10">$</text:span><text:span text:style-name="T14">results</text:span> <text:span text:style-name="T10">=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10">$</text:span><text:span text:style-name="T14">keyPairArray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results</text:span> <text:span text:style-name="T10">as</text:span> <text:span text:style-name="T10">$</text:span><text:span text:style-name="T14">result</text:span><text:span text:style-name="T10">)</text:span> <text:span text:style-name="T10">{</text:span></text:p>
      <text:p text:style-name="Code"><text:span text:style-name="T10">$</text:span><text:span text:style-name="T14">key</text:span> <text:span text:style-name="T10">=</text:span> <text:span text:style-name="T10">$</text:span><text:span text:style-name="T14">result</text:span><text:span text:style-name="T10">-&gt;{$</text:span><text:span text:style-name="T14">firstField</text:span><text:span text:style-name="T10">};</text:span></text:p>
      <text:p text:style-name="Code"><text:span text:style-name="T10">$</text:span><text:span text:style-name="T14">keyPairArray</text:span><text:span text:style-name="T10">[$</text:span><text:span text:style-name="T14">key</text:span><text:span text:style-name="T10">]</text:span> <text:span text:style-name="T10">=</text:span> <text:span text:style-name="T10">$</text:span><text:span text:style-name="T14">result</text:span><text:span text:style-name="T10">;</text:span></text:p>
      <text:p text:style-name="Code">}</text:p>
      <text:p text:style-name="Code"><text:span text:style-name="T9">return</text:span> <text:span text:style-name="T10">$</text:span><text:span text:style-name="T14">keyPairArray</text:span><text:span text:style-name="T10">;</text:span></text:p>
      <text:p text:style-name="Code">}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getTables</text:span><text:span text:style-name="T10">():</text:span> <text:span text:style-name="T9">array</text:span></text:p>
      <text:p text:style-name="Code">{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query</text:span><text:span text:style-name="T10">("</text:span><text:span text:style-name="T9">SELECT</text:span><text:span text:style-name="T16"> </text:span><text:span text:style-name="T9">name</text:span><text:span text:style-name="T16"> </text:span><text:span text:style-name="T9">FROM</text:span><text:span text:style-name="T16"> sqlite_master </text:span><text:span text:style-name="T9">WHERE</text:span><text:span text:style-name="T16"> </text:span><text:span text:style-name="T9">type</text:span><text:span text:style-name="T10">=</text:span><text:span text:style-name="T16">'table' </text:span><text:span text:style-name="T9">AND</text:span><text:span text:style-name="T16"> </text:span><text:span text:style-name="T9">name</text:span><text:span text:style-name="T16"> </text:span><text:span text:style-name="T9">NOT</text:span><text:span text:style-name="T16"> </text:span><text:span text:style-name="T9">LIKE</text:span><text:span text:style-name="T16"> 'sqlite_%' </text:span><text:span text:style-name="T9">ORDER BY</text:span><text:span text:style-name="T16"> </text:span><text:span text:style-name="T9">name</text:span><text:span text:style-name="T10">"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COLUMN</text:span><text:span text:style-name="T10">);</text:span></text:p>
      <text:p text:style-name="Code">}</text:p>
      <text:p text:style-name="Code"/>
      <text:p text:style-name="Code"><text:span text:style-name="T9">public</text:span> <text:span text:style-name="T14">function</text:span> <text:span text:style-name="T15">las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,</text:span> <text:span text:style-name="T10">$</text:span><text:span text:style-name="T14">fields</text:span> <text:span text:style-name="T10">=</text:span> <text:span text:style-name="T10">'</text:span><text:span text:style-name="T16">*</text:span><text:span text:style-name="T10">'):</text:span> <text:span text:style-name="T9">object</text:span><text:span text:style-name="T10">|</text:span><text:span text:style-name="T9">false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9">try</text:span> <text:span text:style-name="T10">{</text:span></text:p>
      <text:p text:style-name="Code"><text:soft-page-break/><text:span text:style-name="T9">if</text:span> <text:span text:style-name="T10">(</text:span><text:span text:style-name="T15">is_array</text:span><text:span text:style-name="T10">($</text:span><text:span text:style-name="T14">fields</text:span><text:span text:style-name="T10">))</text:span> <text:span text:style-name="T10">$</text:span><text:span text:style-name="T14">fieldsStr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fields</text:span><text:span text:style-name="T10">);</text:span></text:p>
      <text:p text:style-name="Code"><text:span text:style-name="T9">else</text:span> <text:span text:style-name="T10">$</text:span><text:span text:style-name="T14">fieldsStr</text:span> <text:span text:style-name="T10">=</text:span> <text:span text:style-name="T10">$</text:span><text:span text:style-name="T14">fields</text:span><text:span text:style-name="T10">;</text:span>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SELECT</text:span><text:span text:style-name="T16"> </text:span><text:span text:style-name="T10">{$</text:span><text:span text:style-name="T14">fieldsStr</text:span><text:span text:style-name="T10">}</text:span><text:span text:style-name="T16"> </text:span><text:span text:style-name="T9">FROM</text:span><text:span text:style-name="T16"> </text:span><text:span text:style-name="T10">\"{$</text:span><text:span text:style-name="T14">table</text:span><text:span text:style-name="T10">}\""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if</text:span> <text:span text:style-name="T10">(!</text:span><text:span text:style-name="T15">empty</text:span><text:span text:style-name="T10">($</text:span><text:span text:style-name="T14">where</text:span><text:span text:style-name="T10">))</text:span> <text:span text:style-name="T10">{</text:span></text:p>
      <text:p text:style-name="Code"><text:span text:style-name="T10">$</text:span><text:span text:style-name="T14">condition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COLLATE NOCASE = :</text:span><text:span text:style-name="T10">{$</text:span><text:span text:style-name="T14">field</text:span><text:span text:style-name="T10">}";</text:span></text:p>
      <text:p text:style-name="Code"><text:span text:style-name="T9">else</text:span> <text:span text:style-name="T10">$</text:span><text:span text:style-name="T14">conditions</text:span><text:span text:style-name="T10">[]</text:span> <text:span text:style-name="T10">=</text:span> <text:span text:style-name="T10">"{$</text:span><text:span text:style-name="T14">field</text:span><text:span text:style-name="T10">}</text:span><text:span text:style-name="T16"> = :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conditions</text:span><text:span text:style-name="T10">);</text:span></text:p>
      <text:p text:style-name="Code">}</text:p>
      <text:p text:style-name="Code"><text:span text:style-name="T10">$</text:span><text:span text:style-name="T14">sql</text:span> <text:span text:style-name="T10">.=</text:span> <text:span text:style-name="T10">"</text:span><text:span text:style-name="T16"> ORDER BY Id DESC LIMIT 1</text:span><text:span text:style-name="T10">"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</text:span><text:span text:style-name="T10">();</text:span>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"</text:span><text:span text:style-name="T16">Database error </text:span><text:span text:style-name="T10">{$</text:span><text:span text:style-name="T14">e</text:span><text:span text:style-name="T10">-&gt;</text:span><text:span text:style-name="T15">getMessage</text:span><text:span text:style-name="T10">()}</text:span><text:span text:style-name="T16"> in </text:span><text:span text:style-name="T10">{$</text:span><text:span text:style-name="T14">e</text:span><text:span text:style-name="T10">-&gt;</text:span><text:span text:style-name="T15">getFile</text:span><text:span text:style-name="T10">()}</text:span><text:span text:style-name="T16">:</text:span><text:span text:style-name="T10">{$</text:span><text:span text:style-name="T14">e</text:span><text:span text:style-name="T10">-&gt;</text:span><text:span text:style-name="T15">getLine</text:span><text:span text:style-name="T10">()}</text:span><text:span text:style-name="T16"> with query </text:span><text:span text:style-name="T10">{$</text:span><text:span text:style-name="T14">sql</text:span><text:span text:style-name="T10">}");</text:span></text:p>
      <text:p text:style-name="Code"><text:span text:style-name="T9">throw</text:span> <text:span text:style-name="T10">$</text:span><text:span text:style-name="T14">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query</text:span><text:span text:style-name="T10">(</text:span><text:span text:style-name="T9">string</text:span> <text:span text:style-name="T10">$</text:span><text:span text:style-name="T14">sql</text:span><text:span text:style-name="T10">,</text:span> <text:span text:style-name="T9">array</text:span> <text:span text:style-name="T10">$</text:span><text:span text:style-name="T14">parameters</text:span> <text:span text:style-name="T10">=</text:span> <text:span text:style-name="T10">[]):</text:span> <text:span text:style-name="T9">mixed</text:span></text:p>
      <text:p text:style-name="Code">{</text:p>
      <text:p text:style-name="Code"><text:span text:style-name="T9">try</text:span> <text:span text:style-name="T10">{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eters</text:span><text:span text:style-name="T10">);</text:span></text:p>
      <text:p text:style-name="Code"><text:span text:style-name="T9">if</text:span> <text:span text:style-name="T10">(!$</text:span><text:span text:style-name="T14">result</text:span><text:span text:style-name="T10">)</text:span> <text:span text:style-name="T9">return</text:span> <text:span text:style-name="T11">false</text:span><text:span text:style-name="T10">;</text:span></text:p>
      <text:p text:style-name="Code"><text:span text:style-name="T10">$</text:span><text:span text:style-name="T14">queryType</text:span> <text:span text:style-name="T10">=</text:span> <text:span text:style-name="T15">strtoupper</text:span><text:span text:style-name="T10">(</text:span><text:span text:style-name="T15">substr</text:span><text:span text:style-name="T10">(</text:span><text:span text:style-name="T15">trim</text:span><text:span text:style-name="T10">($</text:span><text:span text:style-name="T14">sql</text:span><text:span text:style-name="T10">),</text:span> <text:span text:style-name="T11">0</text:span><text:span text:style-name="T10">,</text:span> <text:span text:style-name="T11">6</text:span><text:span text:style-name="T10">));</text:span></text:p>
      <text:p text:style-name="Code"><text:span text:style-name="T9">switch</text:span> <text:span text:style-name="T10">($</text:span><text:span text:style-name="T14">queryType</text:span><text:span text:style-name="T10">)</text:span> <text:span text:style-name="T10">{</text:span></text:p>
      <text:p text:style-name="Code"><text:span text:style-name="T9">case</text:span> <text:span text:style-name="T10">'</text:span><text:span text:style-name="T9">SELECT</text:span><text:span text:style-name="T10">':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fetchAll</text:span><text:span text:style-name="T10">(</text:span><text:span text:style-name="T12">PDO</text:span><text:span text:style-name="T10">::</text:span><text:span text:style-name="T11">FETCH_OBJ</text:span><text:span text:style-name="T10">);</text:span></text:p>
      <text:p text:style-name="Code"><text:span text:style-name="T9">case</text:span> <text:span text:style-name="T10">'</text:span><text:span text:style-name="T9">INSERT</text:span><text:span text:style-name="T10">':</text:span></text:p>
      <text:p text:style-name="Code"><text:span text:style-name="T9">return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lastInsertId</text:span><text:span text:style-name="T10">();</text:span></text:p>
      <text:p text:style-name="Code"><text:span text:style-name="T9">case</text:span> <text:span text:style-name="T10">'</text:span><text:span text:style-name="T9">UPDATE</text:span><text:span text:style-name="T10">':</text:span></text:p>
      <text:p text:style-name="Code"><text:span text:style-name="T9">case</text:span> <text:span text:style-name="T10">'</text:span><text:span text:style-name="T9">DELETE</text:span><text:span text:style-name="T10">':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rowCount</text:span><text:span text:style-name="T10">();</text:span></text:p>
      <text:p text:style-name="Code"><text:span text:style-name="T9">default</text:span><text:span text:style-name="T10">:</text:span></text:p>
      <text:p text:style-name="Code"><text:span text:style-name="T9">return</text:span> <text:span text:style-name="T10">$</text:span><text:span text:style-name="T14">result</text:span><text:span text:style-name="T10">;</text:span></text:p>
      <text:p text:style-name="Code">}</text:p>
      <text:p text:style-name="Code"><text:span text:style-name="T10">}</text:span> <text:span text:style-name="T9">catch</text:span> <text:span text:style-name="T10">(\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text:span text:style-name="T12">ApplicationError</text:span><text:span text:style-name="T10">::</text:span><text:span text:style-name="T11">Error</text:span><text:span text:style-name="T10">,</text:span> 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set</text:span><text:span text:style-name="T10">(</text:span><text:span text:style-name="T9">string</text:span> <text:span text:style-name="T10">$</text:span><text:span text:style-name="T14">table</text:span><text:span text:style-name="T10">,</text:span> <text:span text:style-name="T9">array</text:span> <text:span text:style-name="T10">$</text:span><text:span text:style-name="T14">fields</text:span><text:span text:style-name="T10">,</text:span> <text:span text:style-name="T9">array</text:span> <text:span text:style-name="T10">$</text:span><text:span text:style-name="T14">where</text:span> <text:span text:style-name="T10">=</text:span> <text:span text:style-name="T10">[]):</text:span> <text:span text:style-name="T9">int</text:span><text:span text:style-name="T10">|</text:span><text:span text:style-name="T9">bool</text:span></text:p>
      <text:p text:style-name="Code">{</text:p>
      <text:p text:style-name="Code"><text:span text:style-name="T10">$</text:span><text:span text:style-name="T11">this</text:span><text:span text:style-name="T10">-&gt;</text:span><text:span text:style-name="T15">validateTableName</text:span><text:span text:style-name="T10">($</text:span><text:span text:style-name="T14">table</text:span><text:span text:style-name="T10">);</text:span></text:p>
      <text:p text:style-name="Code"><text:span text:style-name="T10">$</text:span><text:span text:style-name="T14">escape</text:span> <text:span text:style-name="T10">=</text:span> <text:span text:style-name="T14">fn</text:span><text:span text:style-name="T10">(</text:span><text:span text:style-name="T9">string</text:span> <text:span text:style-name="T10">$</text:span><text:span text:style-name="T14">name</text:span><text:span text:style-name="T10">)</text:span> <text:span text:style-name="T10">=&gt;</text:span> <text:span text:style-name="T10">'</text:span><text:span text:style-name="T16">"</text:span><text:span text:style-name="T10">'</text:span> <text:span text:style-name="T10">.</text:span> <text:span text:style-name="T15">str_replace</text:span><text:span text:style-name="T10">('</text:span><text:span text:style-name="T16">"</text:span><text:span text:style-name="T10">',</text:span> <text:span text:style-name="T10">'</text:span><text:span text:style-name="T16">""</text:span><text:span text:style-name="T10">',</text:span> <text:span text:style-name="T10">$</text:span><text:span text:style-name="T14">name</text:span><text:span text:style-name="T10">)</text:span> <text:span text:style-name="T10">.</text:span> <text:span text:style-name="T10">'</text:span><text:span text:style-name="T16">"</text:span><text:span text:style-name="T10">';</text:span></text:p>
      <text:p text:style-name="Code"><text:span text:style-name="T9">try</text:span> <text:span text:style-name="T10">{</text:span></text:p>
      <text:p text:style-name="Code"><text:span text:style-name="T9">if</text:span> <text:span text:style-name="T10">($</text:span><text:span text:style-name="T14">where</text:span> <text:span text:style-name="T10">===</text:span> <text:span text:style-name="T10">[])</text:span> <text:span text:style-name="T10">{</text:span></text:p>
      <text:p text:style-name="Code"><text:soft-page-break/>// INSERT</text:p>
      <text:p text:style-name="Code"><text:span text:style-name="T10">$</text:span><text:span text:style-name="T14">columns</text:span> <text:span text:style-name="T10">=</text:span> <text:span text:style-name="T15">implode</text:span><text:span text:style-name="T10">('</text:span><text:span text:style-name="T16">, </text:span><text:span text:style-name="T10">',</text:span> <text:span text:style-name="T15">array_map</text:span><text:span text:style-name="T10">($</text:span><text:span text:style-name="T14">escape</text:span><text:span text:style-name="T10">,</text:span> <text:span text:style-name="T15">array_keys</text:span><text:span text:style-name="T10">($</text:span><text:span text:style-name="T14">fields</text:span><text:span text:style-name="T10">)));</text:span></text:p>
      <text:p text:style-name="Code"><text:span text:style-name="T10">$</text:span><text:span text:style-name="T14">placeholders</text:span> <text:span text:style-name="T10">=</text:span> <text:span text:style-name="T10">'</text:span><text:span text:style-name="T16">:</text:span><text:span text:style-name="T10">'</text:span> <text:span text:style-name="T10">.</text:span> <text:span text:style-name="T15">implode</text:span><text:span text:style-name="T10">('</text:span><text:span text:style-name="T16">, :</text:span><text:span text:style-name="T10">',</text:span> <text:span text:style-name="T15">array_keys</text:span><text:span text:style-name="T10">($</text:span><text:span text:style-name="T14">fields</text:span><text:span text:style-name="T10">));</text:span></text:p>
      <text:p text:style-name="Code"><text:span text:style-name="T10">$</text:span><text:span text:style-name="T14">sql</text:span> <text:span text:style-name="T10">=</text:span> <text:span text:style-name="T10">"</text:span><text:span text:style-name="T9">INSERT INTO</text:span><text:span text:style-name="T16"> </text:span><text:span text:style-name="T10">{$</text:span><text:span text:style-name="T14">escape</text:span><text:span text:style-name="T10">($</text:span><text:span text:style-name="T14">table</text:span><text:span text:style-name="T10">)}</text:span><text:span text:style-name="T16"> (</text:span><text:span text:style-name="T10">{$</text:span><text:span text:style-name="T14">columns</text:span><text:span text:style-name="T10">}</text:span><text:span text:style-name="T16">) </text:span><text:span text:style-name="T9">VALUES</text:span><text:span text:style-name="T16"> (</text:span><text:span text:style-name="T10">{$</text:span><text:span text:style-name="T14">placeholders</text:span><text:span text:style-name="T10">}</text:span><text:span text:style-name="T16">)</text:span><text:span text:style-name="T10">";</text:span></text:p>
      <text:p text:style-name="Code"/>
      <text:p text:style-name="Code"><text:span text:style-name="T10">$</text:span><text:span text:style-name="T14">params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params</text:span><text:span text:style-name="T10">["</text:span><text:span text:style-name="T16">: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10">$</text:span><text:span text:style-name="T14">result</text:span> <text:span text:style-name="T10">=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/>
      <text:p text:style-name="Code"><text:span text:style-name="T9">return</text:span> <text:span text:style-name="T10">$</text:span><text:span text:style-name="T14">result</text:span> <text:span text:style-name="T10">?</text:span> <text:span text:style-name="T10">(</text:span><text:span text:style-name="T14">int</text:span><text:span text:style-name="T10">)$</text:span><text:span text:style-name="T11">this</text:span><text:span text:style-name="T10">-&gt;</text:span><text:span text:style-name="T14">pdo</text:span><text:span text:style-name="T10">-&gt;</text:span><text:span text:style-name="T15">lastInsertId</text:span><text:span text:style-name="T10">()</text:span> <text:span text:style-name="T10">:</text:span> <text:span text:style-name="T11">false</text:span><text:span text:style-name="T10">;</text:span></text:p>
      <text:p text:style-name="Code"><text:span text:style-name="T10">}</text:span> <text:span text:style-name="T9">else</text:span> <text:span text:style-name="T10">{</text:span></text:p>
      <text:p text:style-name="Code">// UPDATE</text:p>
      <text:p text:style-name="Code"><text:span text:style-name="T10">$</text:span><text:span text:style-name="T14">setClause</text:span> <text:span text:style-name="T10">=</text:span> <text:span text:style-name="T10">[];</text:span></text:p>
      <text:p text:style-name="Code"><text:span text:style-name="T10">$</text:span><text:span text:style-name="T14">params</text:span> <text:span text:style-name="T10">=</text:span> <text:span text:style-name="T10">[];</text:span></text:p>
      <text:p text:style-name="Code"/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setClause</text:span><text:span text:style-name="T10">[]</text:span> <text:span text:style-name="T10">=</text:span> <text:span text:style-name="T10">$</text:span><text:span text:style-name="T14">escape</text:span><text:span text:style-name="T10">($</text:span><text:span text:style-name="T14">field</text:span><text:span text:style-name="T10">)</text:span> <text:span text:style-name="T10">.</text:span> <text:span text:style-name="T10">"</text:span><text:span text:style-name="T16"> = :set_</text:span><text:span text:style-name="T10">{$</text:span><text:span text:style-name="T14">field</text:span><text:span text:style-name="T10">}";</text:span></text:p>
      <text:p text:style-name="Code"><text:span text:style-name="T10">$</text:span><text:span text:style-name="T14">params</text:span><text:span text:style-name="T10">["</text:span><text:span text:style-name="T16">:set_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whereClause</text:span> <text:span text:style-name="T10">=</text:span> <text:span text:style-name="T10">[];</text:span></text:p>
      <text:p text:style-name="Code"><text:span text:style-name="T9">foreach</text:span> <text:span text:style-name="T10">($</text:span><text:span text:style-name="T14">where</text:span> <text:span text:style-name="T10">as</text:span> <text:span text:style-name="T10">$</text:span><text:span text:style-name="T14">field</text:span> <text:span text:style-name="T10">=&gt;</text:span> <text:span text:style-name="T10">$</text:span><text:span text:style-name="T14">value</text:span><text:span text:style-name="T10">)</text:span> <text:span text:style-name="T10">{</text:span></text:p>
      <text:p text:style-name="Code"><text:span text:style-name="T10">$</text:span><text:span text:style-name="T14">escapedField</text:span> <text:span text:style-name="T10">=</text:span> <text:span text:style-name="T10">$</text:span><text:span text:style-name="T14">escape</text:span><text:span text:style-name="T10">($</text:span><text:span text:style-name="T14">field</text:span><text:span text:style-name="T10">);</text:span></text:p>
      <text:p text:style-name="Code"><text:span text:style-name="T9">if</text:span> <text:span text:style-name="T10">(</text:span><text:span text:style-name="T15">strtolower</text:span><text:span text:style-name="T10">($</text:span><text:span text:style-name="T14">field</text:span><text:span text:style-name="T10">)</text:span> <text:span text:style-name="T10">===</text:span> <text:span text:style-name="T10">'</text:span><text:span text:style-name="T16">email</text:span><text:span text:style-name="T10">')</text:span> <text:span text:style-name="T10">{</text:span></text:p>
      <text:p text:style-name="Code"><text:span text:style-name="T10">$</text:span><text:span text:style-name="T14">whereClause</text:span><text:span text:style-name="T10">[]</text:span> <text:span text:style-name="T10">=</text:span> <text:span text:style-name="T10">"{$</text:span><text:span text:style-name="T14">escapedField</text:span><text:span text:style-name="T10">}</text:span><text:span text:style-name="T16"> COLLATE NOCASE = :where_</text:span><text:span text:style-name="T10">{$</text:span><text:span text:style-name="T14">field</text:span><text:span text:style-name="T10">}"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4">whereClause</text:span><text:span text:style-name="T10">[]</text:span> <text:span text:style-name="T10">=</text:span> <text:span text:style-name="T10">"{$</text:span><text:span text:style-name="T14">escapedField</text:span><text:span text:style-name="T10">}</text:span><text:span text:style-name="T16"> = :where_</text:span><text:span text:style-name="T10">{$</text:span><text:span text:style-name="T14">field</text:span><text:span text:style-name="T10">}";</text:span></text:p>
      <text:p text:style-name="Code">}</text:p>
      <text:p text:style-name="Code"><text:span text:style-name="T10">$</text:span><text:span text:style-name="T14">params</text:span><text:span text:style-name="T10">["</text:span><text:span text:style-name="T16">:where_</text:span><text:span text:style-name="T10">{$</text:span><text:span text:style-name="T14">field</text:span><text:span text:style-name="T10">}"]</text:span> <text:span text:style-name="T10">=</text:span> <text:span text:style-name="T10">$</text:span><text:span text:style-name="T14">value</text:span><text:span text:style-name="T10">;</text:span></text:p>
      <text:p text:style-name="Code">}</text:p>
      <text:p text:style-name="Code"/>
      <text:p text:style-name="Code"><text:span text:style-name="T10">$</text:span><text:span text:style-name="T14">sql</text:span> <text:span text:style-name="T10">=</text:span> <text:span text:style-name="T10">"</text:span><text:span text:style-name="T9">UPDATE</text:span><text:span text:style-name="T16"> </text:span><text:span text:style-name="T10">{$</text:span><text:span text:style-name="T14">escape</text:span><text:span text:style-name="T10">($</text:span><text:span text:style-name="T14">table</text:span><text:span text:style-name="T10">)}</text:span><text:span text:style-name="T16"> </text:span><text:span text:style-name="T9">SET</text:span><text:span text:style-name="T16"> </text:span><text:span text:style-name="T10">"</text:span> <text:span text:style-name="T10">.</text:span> <text:span text:style-name="T15">implode</text:span><text:span text:style-name="T10">('</text:span><text:span text:style-name="T16">, </text:span><text:span text:style-name="T10">',</text:span> <text:span text:style-name="T10">$</text:span><text:span text:style-name="T14">setClause</text:span><text:span text:style-name="T10">)</text:span></text:p>
      <text:p text:style-name="Code"><text:span text:style-name="T10">.</text:span> <text:span text:style-name="T10">"</text:span><text:span text:style-name="T16"> WHERE </text:span><text:span text:style-name="T10">"</text:span> <text:span text:style-name="T10">.</text:span> <text:span text:style-name="T15">implode</text:span><text:span text:style-name="T10">(' </text:span><text:span text:style-name="T9">AND</text:span><text:span text:style-name="T16"> </text:span><text:span text:style-name="T10">',</text:span> <text:span text:style-name="T10">$</text:span><text:span text:style-name="T14">whereClause</text:span><text:span text:style-name="T10">);</text:span></text:p>
      <text:p text:style-name="Code"><text:span text:style-name="T10">$</text:span><text:span text:style-name="T14">stmt</text:span> <text:span text:style-name="T10">=</text:span> <text:span text:style-name="T10">$</text:span><text:span text:style-name="T11">this</text:span><text:span text:style-name="T10">-&gt;</text:span><text:span text:style-name="T14">pdo</text:span><text:span text:style-name="T10">-&gt;</text:span><text:span text:style-name="T15">prepare</text:span><text:span text:style-name="T10">($</text:span><text:span text:style-name="T14">sql</text:span><text:span text:style-name="T10">);</text:span></text:p>
      <text:p text:style-name="Code"><text:span text:style-name="T9">return</text:span> <text:span text:style-name="T10">$</text:span><text:span text:style-name="T14">stmt</text:span><text:span text:style-name="T10">-&gt;</text:span><text:span text:style-name="T15">execute</text:span><text:span text:style-name="T10">($</text:span><text:span text:style-name="T14">params</text:span><text:span text:style-name="T10">);</text:span></text:p>
      <text:p text:style-name="Code">}</text:p>
      <text:p text:style-name="Code"><text:span text:style-name="T10">}</text:span> <text:span text:style-name="T9">catch</text:span> <text:span text:style-name="T10">(</text:span><text:span text:style-name="T12">PDOException</text:span> <text:span text:style-name="T10">$</text:span><text:span text:style-name="T14">e</text:span><text:span text:style-name="T10">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ErrorManager</text:span><text:span text:style-name="T10">()-&gt;</text:span><text:span text:style-name="T15">raise</text:span><text:span text:style-name="T10">(</text:span></text:p>
      <text:p text:style-name="Code"><text:span text:style-name="T12">ApplicationError</text:span><text:span text:style-name="T10">::</text:span><text:span text:style-name="T11">Error</text:span><text:span text:style-name="T10">,</text:span></text:p>
      <text:p text:style-name="Code"><text:span text:style-name="T10">'</text:span><text:span text:style-name="T16">Database error: </text:span><text:span text:style-name="T10">'</text:span> <text:span text:style-name="T10">.</text:span> <text:span text:style-name="T10">$</text:span><text:span text:style-name="T14">e</text:span><text:span text:style-name="T10">-&gt;</text:span><text:span text:style-name="T15">getMessage</text:span><text:span text:style-name="T10">()</text:span> <text:span text:style-name="T10">.</text:span> <text:span text:style-name="T10">'</text:span><text:span text:style-name="T16">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/text:p>
      <text:p text:style-name="Code">);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/>
      <text:p text:style-name="Code"><text:span text:style-name="T9">public</text:span> <text:span text:style-name="T14">function</text:span> <text:span text:style-name="T15">setSetting</text:span><text:span text:style-name="T10">(</text:span><text:span text:style-name="T9">string</text:span> <text:span text:style-name="T10">$</text:span><text:span text:style-name="T14">name</text:span><text:span text:style-name="T10">,</text:span> <text:span text:style-name="T9">string</text:span> <text:span text:style-name="T10">$</text:span><text:span text:style-name="T14">value</text:span><text:span text:style-name="T10">):</text:span> <text:span text:style-name="T9">void</text:span></text:p>
      <text:p text:style-name="Code">{</text:p>
      <text:p text:style-name="Code"><text:span text:style-name="T9">if</text:span> <text:span text:style-name="T10">($</text:span><text:span text:style-name="T11">this</text:span><text:span text:style-name="T10">-&gt;</text:span><text:span text:style-name="T15">get</text:span><text:span text:style-name="T10">('</text:span><text:span text:style-name="T16">Settings</text:span><text:span text:style-name="T10">'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,</text:span> <text:span text:style-name="T10">'</text:span><text:span text:style-name="T16">Id</text:span><text:span text:style-name="T10">'))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set</text:span><text:span text:style-name="T10">('</text:span><text:span text:style-name="T16">Settings</text:span><text:span text:style-name="T10">',</text:span> <text:span text:style-name="T10">['</text:span><text:span text:style-name="T16">Value</text:span><text:span text:style-name="T10">'</text:span> <text:span text:style-name="T10">=&gt;</text:span> <text:span text:style-name="T10">$</text:span><text:span text:style-name="T14">value</text:span><text:span text:style-name="T10">],</text:span> <text:span text:style-name="T10">[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]);</text:span></text:p>
      <text:p text:style-name="Code"><text:span text:style-name="T10">}</text:span> <text:span text:style-name="T9">else</text:span> <text:span text:style-name="T10">{</text:span></text:p>
      <text:p text:style-name="Code"><text:span text:style-name="T10">$</text:span><text:span text:style-name="T11">this</text:span><text:span text:style-name="T10">-&gt;</text:span><text:span text:style-name="T15">set</text:span><text:span text:style-name="T10">('</text:span><text:span text:style-name="T16">Settings</text:span><text:span text:style-name="T10">',</text:span> <text:span text:style-name="T10">[</text:span></text:p>
      <text:p text:style-name="Code"><text:span text:style-name="T10">'</text:span><text:span text:style-name="T16">Name</text:span><text:span text:style-name="T10">'</text:span> <text:span text:style-name="T10">=&gt;</text:span> <text:span text:style-name="T10">$</text:span><text:span text:style-name="T14">name</text:span><text:span text:style-name="T10">,</text:span></text:p>
      <text:p text:style-name="Code"><text:span text:style-name="T10">'</text:span><text:span text:style-name="T16">Value</text:span><text:span text:style-name="T10">'</text:span> <text:span text:style-name="T10">=&gt;</text:span> <text:span text:style-name="T10">$</text:span><text:span text:style-name="T14">value</text:span></text:p>
      <text:p text:style-name="Code"><text:soft-page-break/>]);</text:p>
      <text:p text:style-name="Code">}</text:p>
      <text:p text:style-name="Code">}</text:p>
      <text:p text:style-name="Code"/>
      <text:p text:style-name="Code"><text:span text:style-name="T9">static</text:span> <text:span text:style-name="T14">function</text:span> <text:span text:style-name="T15">requireFields</text:span><text:span text:style-name="T10">(</text:span><text:span text:style-name="T9">array</text:span> <text:span text:style-name="T10">$</text:span><text:span text:style-name="T14">data</text:span><text:span text:style-name="T10">,</text:span> <text:span text:style-name="T9">array</text:span> <text:span text:style-name="T10">$</text:span><text:span text:style-name="T14">fields</text:span><text:span text:style-name="T10">):</text:span> <text:span text:style-name="T9">bool</text:span></text:p>
      <text:p text:style-name="Code">{</text:p>
      <text:p text:style-name="Code"><text:span text:style-name="T9">foreach</text:span> <text:span text:style-name="T10">($</text:span><text:span text:style-name="T14">fields</text:span> <text:span text:style-name="T10">as</text:span> <text:span text:style-name="T10">$</text:span><text:span text:style-name="T14">field</text:span><text:span text:style-name="T10">)</text:span> <text:span text:style-name="T10">{</text:span></text:p>
      <text:p text:style-name="Code"><text:span text:style-name="T9">if</text:span> <text:span text:style-name="T10">(!</text:span><text:span text:style-name="T15">array_key_exists</text:span><text:span text:style-name="T10">($</text:span><text:span text:style-name="T14">field</text:span><text:span text:style-name="T10">,</text:span> <text:span text:style-name="T10">$</text:span><text:span text:style-name="T14">data</text:span><text:span text:style-name="T10">))</text:span> <text:span text:style-name="T10">{</text:span></text:p>
      <text:p text:style-name="Code"><text:span text:style-name="T9">return</text:span> <text:span text:style-name="T11">false</text:span><text:span text:style-name="T10">;</text:span></text:p>
      <text:p text:style-name="Code">}</text:p>
      <text:p text:style-name="Code">}</text:p>
      <text:p text:style-name="Code"><text:span text:style-name="T9">return</text:span> <text:span text:style-name="T11">true</text:span><text:span text:style-name="T10">;</text:span></text:p>
      <text:p text:style-name="Code">}</text:p>
      <text:p text:style-name="Code">}</text:p>
      <text:h text:style-name="P4" text:outline-level="2">Les autorisations</text:h>
      <text:p text:style-name="P17">Designer vs Manager vs User</text:p>
      <text:p text:style-name="P17">A chaque nouvelle autorisation, il faut mettre à jour :</text:p>
      <text:p text:style-name="P18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enums</text:span><text:span text:style-name="T10">;</text:span></text:p>
      <text:p text:style-name="P7"/>
      <text:p text:style-name="P6"><text:span text:style-name="T14">enum</text:span> <text:span text:style-name="T12">Authorization</text:span><text:span text:style-name="T10">:</text:span> <text:span text:style-name="T9">string</text:span></text:p>
      <text:p text:style-name="P12">{</text:p>
      <text:p text:style-name="P6"><text:span text:style-name="T14">case</text:span> <text:span text:style-name="T11">CommunicationManager</text:span> <text:span text:style-name="T10">=</text:span> <text:span text:style-name="T10">'</text:span><text:span text:style-name="T16">CommunicationManager</text:span><text:span text:style-name="T10">';</text:span></text:p>
      <text:p text:style-name="P6"><text:span text:style-name="T14">case</text:span> <text:span text:style-name="T11">Editor</text:span> <text:span text:style-name="T10">=</text:span> <text:span text:style-name="T10">'</text:span><text:span text:style-name="T16">Editor</text:span><text:span text:style-name="T10">';</text:span></text:p>
      <text:p text:style-name="P6"><text:span text:style-name="T14">case</text:span> <text:span text:style-name="T11">EventDesigner</text:span> <text:span text:style-name="T10">=</text:span> <text:span text:style-name="T10">'</text:span><text:span text:style-name="T16">EventDesigner</text:span><text:span text:style-name="T10">';</text:span></text:p>
      <text:p text:style-name="P6"><text:span text:style-name="T14">case</text:span> <text:span text:style-name="T11">EventManager</text:span> <text:span text:style-name="T10">=</text:span> <text:span text:style-name="T10">'</text:span><text:span text:style-name="T16">EventManager</text:span><text:span text:style-name="T10">';</text:span></text:p>
      <text:p text:style-name="P6"><text:span text:style-name="T14">case</text:span> <text:span text:style-name="T11">HomeDesigner</text:span> <text:span text:style-name="T10">=</text:span> <text:span text:style-name="T10">'</text:span><text:span text:style-name="T16">HomeDesigner</text:span><text:span text:style-name="T10">';</text:span></text:p>
      <text:p text:style-name="P6"><text:span text:style-name="T14">case</text:span> <text:span text:style-name="T11">KanbanDesigner</text:span> <text:span text:style-name="T10">=</text:span> <text:span text:style-name="T10">'</text:span><text:span text:style-name="T16">KanbanDesigner</text:span><text:span text:style-name="T10">';</text:span></text:p>
      <text:p text:style-name="P6"><text:span text:style-name="T14">case</text:span> <text:span text:style-name="T11">MenuDesigner</text:span> <text:span text:style-name="T10">=</text:span> <text:span text:style-name="T10">'</text:span><text:span text:style-name="T16">MenuDesigner</text:span><text:span text:style-name="T10">';</text:span></text:p>
      <text:p text:style-name="P6"><text:span text:style-name="T14">case</text:span> <text:span text:style-name="T11">PersonManager</text:span> <text:span text:style-name="T10">=</text:span> <text:span text:style-name="T10">'</text:span><text:span text:style-name="T16">PersonManager</text:span><text:span text:style-name="T10">';</text:span></text:p>
      <text:p text:style-name="P6"><text:span text:style-name="T14">case</text:span> <text:span text:style-name="T11">Redactor</text:span> <text:span text:style-name="T10">=</text:span> <text:span text:style-name="T10">'</text:span><text:span text:style-name="T16">Redactor</text:span><text:span text:style-name="T10">';</text:span></text:p>
      <text:p text:style-name="P6"><text:span text:style-name="T14">case</text:span> <text:span text:style-name="T11">Translator</text:span> <text:span text:style-name="T10">=</text:span> <text:span text:style-name="T10">'</text:span><text:span text:style-name="T16">Translator</text:span><text:span text:style-name="T10">';</text:span></text:p>
      <text:p text:style-name="P6"><text:span text:style-name="T14">case</text:span> <text:span text:style-name="T11">VisitorInsights</text:span> <text:span text:style-name="T10">=</text:span> <text:span text:style-name="T10">'</text:span><text:span text:style-name="T16">VisitorInsights</text:span><text:span text:style-name="T10">';</text:span></text:p>
      <text:p text:style-name="P6"><text:span text:style-name="T14">case</text:span> <text:span text:style-name="T11">Webmaster</text:span> <text:span text:style-name="T10">=</text:span> <text:span text:style-name="T10">'</text:span><text:span text:style-name="T16">Webmaster</text:span><text:span text:style-name="T10">';</text:span></text:p>
      <text:p text:style-name="P12">}</text:p>
      <text:p text:style-name="P19"/>
      <text:p text:style-name="P20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Authorization</text:span><text:span text:style-name="T10">"</text:span> (</text:p>
      <text:p text:style-name="P6"><text:span text:style-name="T10">"</text:span><text:span text:style-name="T16">Id</text:span><text:span text:style-name="T10">"</text:span> <text:span text:style-name="T14">INTEGER</text:span>,</text:p>
      <text:p text:style-name="P6"><text:span text:style-name="T10">"</text:span><text:span text:style-name="T16">Name</text:span><text:span text:style-name="T10">"</text:span> <text:span text:style-name="T14">TEXT</text:span> <text:span text:style-name="T9">NOT NULL</text:span>,</text:p>
      <text:p text:style-name="P6"><text:span text:style-name="T9">PRIMARY KEY</text:span>(<text:span text:style-name="T10">"</text:span><text:span text:style-name="T16">Id</text:span><text:span text:style-name="T10">"</text:span>)</text:p>
      <text:p text:style-name="P6">);</text:p>
      <text:p text:style-name="P19"/>
      <text:p text:style-name="P20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</text:span>,<text:span text:style-name="T10">'</text:span><text:span text:style-name="T16">Webmast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2</text:span>,<text:span text:style-name="T10">'</text:span><text:span text:style-name="T16">PersonManag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3</text:span>,<text:span text:style-name="T10">'</text:span><text:span text:style-name="T16">EventManag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4</text:span>,<text:span text:style-name="T10">'</text:span><text:span text:style-name="T16">Redac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5</text:span>,<text:span text:style-name="T10">'</text:span><text:span text:style-name="T16">Edi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6</text:span>,<text:span text:style-name="T10">'</text:span><text:span text:style-name="T16">HomeDesigner</text:span><text:span text:style-name="T10">'</text:span>);</text:p>
      <text:p text:style-name="P6"><text:soft-page-break/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7</text:span>,<text:span text:style-name="T10">'</text:span><text:span text:style-name="T16">Event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8</text:span>,<text:span text:style-name="T10">'</text:span><text:span text:style-name="T16">VisitorInsights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9</text:span>,<text:span text:style-name="T10">'</text:span><text:span text:style-name="T16">Menu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0</text:span>,<text:span text:style-name="T10">'</text:span><text:span text:style-name="T16">KanbanDesigne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1</text:span>,<text:span text:style-name="T10">'</text:span><text:span text:style-name="T16">Translator</text:span><text:span text:style-name="T10">'</text:span>);</text:p>
      <text:p text:style-name="P6"><text:span text:style-name="T9">INSERT INTO</text:span> <text:span text:style-name="T10">"</text:span><text:span text:style-name="T16">Authorization</text:span><text:span text:style-name="T10">"</text:span> <text:span text:style-name="T9">VALUES</text:span> (<text:span text:style-name="T11">12</text:span>,<text:span text:style-name="T10">'</text:span><text:span text:style-name="T16">CommunicationManager</text:span><text:span text:style-name="T10">'</text:span>);</text:p>
      <text:p text:style-name="P19"/>
      <text:h text:style-name="Heading_20_2" text:outline-level="2"><text:span text:style-name="T5">S</text:span><text:span text:style-name="T3">tructure :</text:span></text:h>
      <text:p text:style-name="Code"><text:span text:style-name="T25">├── </text:span><text:span text:style-name="T26">app</text:span><text:span text:style-name="T27"> </text:span><text:span text:style-name="T28"><text:line-break/></text:span><text:span text:style-name="T27">│   ├── </text:span><text:span text:style-name="T26">apis</text:span><text:span text:style-name="T27"> </text:span><text:span text:style-name="T28"><text:line-break/></text:span><text:span text:style-name="T27">│   ├── </text:span><text:span text:style-name="T26">config</text:span><text:span text:style-name="T27"> </text:span><text:span text:style-name="T28"><text:line-break/></text:span><text:span text:style-name="T27">│   │   └── </text:span><text:span text:style-name="T26">routes</text:span><text:span text:style-name="T27"> </text:span><text:span text:style-name="T28"><text:line-break/></text:span><text:span text:style-name="T27">│   ├── </text:span><text:span text:style-name="T26">enums</text:span><text:span text:style-name="T27"> </text:span><text:span text:style-name="T28"><text:line-break/></text:span><text:span text:style-name="T27">│   ├── </text:span><text:span text:style-name="T26">exceptions</text:span><text:span text:style-name="T27"> </text:span><text:span text:style-name="T28"><text:line-break/></text:span><text:span text:style-name="T27">│   ├── </text:span><text:span text:style-name="T26">helpers</text:span><text:span text:style-name="T27"> </text:span><text:span text:style-name="T28"><text:line-break/></text:span><text:span text:style-name="T27">│   ├── </text:span><text:span text:style-name="T26">images</text:span><text:span text:style-name="T27"> </text:span><text:span text:style-name="T28"><text:line-break/></text:span><text:span text:style-name="T27">│   ├── </text:span><text:span text:style-name="T26">interfaces</text:span><text:span text:style-name="T27"> </text:span><text:span text:style-name="T28"><text:line-break/></text:span><text:span text:style-name="T27">│   ├── </text:span><text:span text:style-name="T26">js</text:span><text:span text:style-name="T27"> </text:span><text:span text:style-name="T28"><text:line-break/></text:span><text:span text:style-name="T27">│   │   ├── </text:span><text:span text:style-name="T26">designs</text:span><text:span text:style-name="T27"> </text:span><text:span text:style-name="T28"><text:line-break/></text:span><text:span text:style-name="T27">│   │   ├── </text:span><text:span text:style-name="T26">event</text:span><text:span text:style-name="T27"> </text:span><text:span text:style-name="T28"><text:line-break/></text:span><text:span text:style-name="T27">│   │   ├── </text:span><text:span text:style-name="T26">navbar</text:span><text:span text:style-name="T27"> </text:span><text:span text:style-name="T28"><text:line-break/></text:span><text:span text:style-name="T27">│   │   └── </text:span><text:span text:style-name="T26">quill</text:span><text:span text:style-name="T27"> </text:span><text:span text:style-name="T28"><text:line-break/></text:span><text:span text:style-name="T27">│   ├── </text:span><text:span text:style-name="T26">models</text:span><text:span text:style-name="T27"> </text:span><text:span text:style-name="T28"><text:line-break/></text:span><text:span text:style-name="T27">│   │   └── </text:span><text:span text:style-name="T26">database</text:span><text:span text:style-name="T27"> </text:span><text:span text:style-name="T28"><text:line-break/></text:span><text:span text:style-name="T27">│   │       └── </text:span><text:span text:style-name="T26">migrators</text:span><text:span text:style-name="T27"> </text:span><text:span text:style-name="T28"><text:line-break/></text:span><text:span text:style-name="T27">│   ├── </text:span><text:span text:style-name="T26">modules</text:span><text:span text:style-name="T27"> </text:span><text:span text:style-name="T28"><text:line-break/></text:span><text:span text:style-name="T27">│   │   ├── </text:span><text:span text:style-name="T26">Article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designs</text:span><text:span text:style-name="T27"> </text:span><text:span text:style-name="T28"><text:line-break/></text:span><text:span text:style-name="T27">│   │   │   ├── </text:span><text:span text:style-name="T26">service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Common</text:span><text:span text:style-name="T27"> </text:span><text:span text:style-name="T28"><text:line-break/></text:span><text:span text:style-name="T27">│   │   │   ├── </text:span><text:span text:style-name="T26">css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├── </text:span><text:span text:style-name="T26">active-users</text:span><text:span text:style-name="T27"> </text:span><text:span text:style-name="T28"><text:line-break/></text:span><text:span text:style-name="T27">│   │   │   │   ├── </text:span><text:span text:style-name="T26">messages</text:span><text:span text:style-name="T27"> </text:span><text:span text:style-name="T28"><text:line-break/></text:span><text:span text:style-name="T27">│   │   │   │   └── </text:span><text:span text:style-name="T26">tinymce</text:span><text:span text:style-name="T27"> </text:span><text:span text:style-name="T28"><text:line-break/></text:span><text:span text:style-name="T27">│   │   │   ├── </text:span><text:span text:style-name="T26">service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Communication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Design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│       └── </text:span><text:span text:style-name="T26">partials</text:span><text:span text:style-name="T27"> </text:span><text:span text:style-name="T28"><text:line-break/></text:span><text:span text:style-name="T27">│   │   ├── </text:span><text:span text:style-name="T26">Event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├── </text:span><text:span text:style-name="T26">detail</text:span><text:span text:style-name="T27"> </text:span><text:span text:style-name="T28"><text:line-break/></text:span><text:span text:style-name="T27">│   │   │   │   ├── </text:span><text:span text:style-name="T26">eventType</text:span><text:span text:style-name="T27"> </text:span><text:span text:style-name="T28"><text:line-break/></text:span><text:span text:style-name="T27">│   │   │   │   ├── </text:span><text:span text:style-name="T26">modules</text:span><text:span text:style-name="T27"> </text:span><text:span text:style-name="T28"><text:line-break/></text:span><text:span text:style-name="T27">│   │   │   │   └── </text:span><text:span text:style-name="T26">services</text:span><text:span text:style-name="T27"> </text:span><text:span text:style-name="T28"><text:line-break/></text:span><text:span text:style-name="T27">│   │   │   │       ├── </text:span><text:span text:style-name="T26">calendar</text:span><text:span text:style-name="T27"> </text:span><text:span text:style-name="T28"><text:line-break/></text:span><text:span text:style-name="T27">│   │   │   │       └── </text:span><text:span text:style-name="T26">supply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Games</text:span><text:span text:style-name="T27"> </text:span><text:span text:style-name="T28"><text:line-break/></text:span><text:soft-page-break/><text:span text:style-name="T27">│   │   │   ├── </text:span><text:span text:style-name="T26">Karaoke</text:span><text:span text:style-name="T27"> </text:span><text:span text:style-name="T28"><text:line-break/></text:span><text:span text:style-name="T27">│   │   │   │   ├── </text:span><text:span text:style-name="T26">js</text:span><text:span text:style-name="T27"> </text:span><text:span text:style-name="T28"><text:line-break/></text:span><text:span text:style-name="T27">│   │   │   │   │   ├── </text:span><text:span text:style-name="T26">api</text:span><text:span text:style-name="T27"> </text:span><text:span text:style-name="T28"><text:line-break/></text:span><text:span text:style-name="T27">│   │   │   │   │   ├── </text:span><text:span text:style-name="T26">app</text:span><text:span text:style-name="T27"> </text:span><text:span text:style-name="T28"><text:line-break/></text:span><text:span text:style-name="T27">│   │   │   │   │   ├── </text:span><text:span text:style-name="T26">audio</text:span><text:span text:style-name="T27"> </text:span><text:span text:style-name="T28"><text:line-break/></text:span><text:span text:style-name="T27">│   │   │   │   │   ├── </text:span><text:span text:style-name="T26">lyrics</text:span><text:span text:style-name="T27"> </text:span><text:span text:style-name="T28"><text:line-break/></text:span><text:span text:style-name="T27">│   │   │   │   │   ├── </text:span><text:span text:style-name="T26">sync</text:span><text:span text:style-name="T27"> </text:span><text:span text:style-name="T28"><text:line-break/></text:span><text:span text:style-name="T27">│   │   │   │   │   ├── </text:span><text:span text:style-name="T26">ui</text:span><text:span text:style-name="T27"> </text:span><text:span text:style-name="T28"><text:line-break/></text:span><text:span text:style-name="T27">│   │   │   │   │   └── </text:span><text:span text:style-name="T26">utils</text:span><text:span text:style-name="T27"> </text:span><text:span text:style-name="T28"><text:line-break/></text:span><text:span text:style-name="T27">│   │   │   │   └── </text:span><text:span text:style-name="T26">views</text:span><text:span text:style-name="T27"> </text:span><text:span text:style-name="T28"><text:line-break/></text:span><text:span text:style-name="T27">│   │   │   ├── </text:span><text:span text:style-name="T26">Leapfrog</text:span><text:span text:style-name="T27"> </text:span><text:span text:style-name="T28"><text:line-break/></text:span><text:span text:style-name="T27">│   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views</text:span><text:span text:style-name="T27"> </text:span><text:span text:style-name="T28"><text:line-break/></text:span><text:span text:style-name="T27">│   │   │   └── </text:span><text:span text:style-name="T26">Solfege</text:span><text:span text:style-name="T27"> </text:span><text:span text:style-name="T28"><text:line-break/></text:span><text:span text:style-name="T27">│   │   │    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Kanban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│   └── </text:span><text:span text:style-name="T26">project</text:span><text:span text:style-name="T27"> </text:span><text:span text:style-name="T28"><text:line-break/></text:span><text:span text:style-name="T27">│   │   │   │       └── </text:span><text:span text:style-name="T26">cardType</text:span><text:span text:style-name="T27"> </text:span><text:span text:style-name="T28"><text:line-break/></text:span><text:span text:style-name="T27">│   │   │   │           └── </text:span><text:span text:style-name="T26">card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│       └── </text:span><text:span text:style-name="T26">partials</text:span><text:span text:style-name="T27"> </text:span><text:span text:style-name="T28"><text:line-break/></text:span><text:span text:style-name="T27">│   │   ├── </text:span><text:span text:style-name="T26">Notifications</text:span><text:span text:style-name="T27"> </text:span><text:span text:style-name="T28"><text:line-break/></text:span><text:span text:style-name="T27">│   │   ├── </text:span><text:span text:style-name="T26">PersonManag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Pwa</text:span><text:span text:style-name="T27"> </text:span><text:span text:style-name="T28"><text:line-break/></text:span><text:span text:style-name="T27">│   │   ├── </text:span><text:span text:style-name="T26">Translato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User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├── </text:span><text:span text:style-name="T26">VisitorInsights</text:span><text:span text:style-name="T27"> </text:span><text:span text:style-name="T28"><text:line-break/></text:span><text:span text:style-name="T27">│   │   │   ├── </text:span><text:span text:style-name="T26">js</text:span><text:span text:style-name="T27"> </text:span><text:span text:style-name="T28"><text:line-break/></text:span><text:span text:style-name="T27">│   │   │   └── </text:span><text:span text:style-name="T26">views</text:span><text:span text:style-name="T27"> </text:span><text:span text:style-name="T28"><text:line-break/></text:span><text:span text:style-name="T27">│   │   └── </text:span><text:span text:style-name="T26">Webmaster</text:span><text:span text:style-name="T27"> </text:span><text:span text:style-name="T28"><text:line-break/></text:span><text:span text:style-name="T27">│   │       ├── </text:span><text:span text:style-name="T26">js</text:span><text:span text:style-name="T27"> </text:span><text:span text:style-name="T28"><text:line-break/></text:span><text:span text:style-name="T27">│   │       └── </text:span><text:span text:style-name="T26">views</text:span><text:span text:style-name="T27"> </text:span><text:span text:style-name="T28"><text:line-break/></text:span><text:span text:style-name="T27">│   │           ├── </text:span><text:span text:style-name="T26">dbbrowser</text:span><text:span text:style-name="T27"> </text:span><text:span text:style-name="T28"><text:line-break/></text:span><text:span text:style-name="T27">│   │           ├── </text:span><text:span text:style-name="T26">navbar</text:span><text:span text:style-name="T27"> </text:span><text:span text:style-name="T28"><text:line-break/></text:span><text:span text:style-name="T27">│   │           └── </text:span><text:span text:style-name="T26">partials</text:span><text:span text:style-name="T27"> </text:span><text:span text:style-name="T28"><text:line-break/></text:span><text:span text:style-name="T27">│   └── </text:span><text:span text:style-name="T26">valueObjects</text:span><text:span text:style-name="T28"><text:line-break/></text:span></text:p>
      <text:h text:style-name="Heading_20_2" text:outline-level="2">Exemple de helper</text:h>
      <text:p text:style-name="P21"/>
      <text:h text:style-name="Heading_20_1" text:outline-level="1">Ancien<text:span text:style-name="T29">s</text:span></text:h>
      <text:h text:style-name="P22" text:outline-level="2"><text:span text:style-name="T30">Installation</text:span><text:span text:style-name="T31">s</text:span></text:h>
      <text:p text:style-name="P23">Ma webapp, demande la dernière version de l’application disponible quand on utilise le menu webmaster.</text:p>
      <text:p text:style-name="P23">Le site de ma webapp, qui utilise ma webapp, repond. Comme toutes les demandes, celles-ci sont enregistrées dans la table log :</text:p>
      <text:p text:style-name="Code">CREATE TABLE "Log" (</text:p>
      <text:p text:style-name="Code"><text:soft-page-break/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/api/lastVersion?cv=0.6.0</text:p>
          </table:table-cell>
        </table:table-row>
        <table:table-row>
          <table:table-cell table:style-name="Tableau1.A2" office:value-type="string">
            <text:p text:style-name="P25">/api/lastVersion</text:p>
          </table:table-cell>
        </table:table-row>
      </table:table>
      <text:p text:style-name="P23"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4">2a01:cb10:8e98:6c00:9b78:1ca4:f8a9:ea64</text:p>
          </table:table-cell>
        </table:table-row>
        <table:table-row>
          <table:table-cell table:style-name="Tableau2.A2" office:value-type="string">
            <text:p text:style-name="P25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4">2025-08-23 07:49:56</text:p>
          </table:table-cell>
        </table:table-row>
        <table:table-row>
          <table:table-cell table:style-name="Tableau3.A2" office:value-type="string">
            <text:p text:style-name="P25">2025-08-22 17:22:26</text:p>
          </table:table-cell>
        </table:table-row>
      </table:table>
      <text:h text:style-name="Heading_20_4" text:outline-level="4"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4">PHP/8.4.5</text:p>
          </table:table-cell>
        </table:table-row>
        <table:table-row>
          <table:table-cell table:style-name="Tableau4.A2" office:value-type="string">
            <text:p text:style-name="P26"><text:s text:c="2"/></text:p>
          </table:table-cell>
        </table:table-row>
      </table:table>
      <text:p text:style-name="P27">→ les anciennes versions de l’application n’indiquaient pas leur <text:span text:style-name="T31">ver</text:span>sion <text:span text:style-name="T31">PHP</text:span>.</text:p>
      <text:p text:style-name="P28">Pour chaque « Who » on veut :</text:p>
      <text:list text:style-name="L1">
        <text:list-item>
          <text:p text:style-name="P29">la date de la dernière interrogation</text:p>
        </text:list-item>
        <text:list-item>
          <text:p text:style-name="P29">les versions de la webapp, et PHP si elles existent</text:p>
        </text:list-item>
        <text:list-item>
          <text:p text:style-name="P29">le nombre d’interrogations</text:p>
        </text:list-item>
      </text:list>
      <text:h text:style-name="Heading_20_3" text:outline-level="3">Technique</text:h>
      <text:h text:style-name="Heading_20_4" text:outline-level="4"><text:span text:style-name="T31">Le c</text:span>ontrôleur</text:h>
      <text:p text:style-name="P28">Se baser sur celui qui affiche les visiteurs du site</text:p>
      <text:p text:style-name="Code"><text:span text:style-name="T32">public</text:span> <text:span text:style-name="T32">function</text:span> showLastVisits()</text:p>
      <text:p text:style-name="Code">{</text:p>
      <text:p text:style-name="Code">$person = <text:span text:style-name="T32">$this</text:span>-&gt;connectedUser-&gt;get()-&gt;person ?? <text:span text:style-name="T32">false</text:span>;</text:p>
      <text:p text:style-name="Code"><text:span text:style-name="T32">if</text:span> ($person &amp;&amp; <text:span text:style-name="T32">$this</text:span>-&gt;connectedUser-&gt;isWebmaster()) {</text:p>
      <text:p text:style-name="Code">$activePersons = <text:span text:style-name="T32">$this</text:span>-&gt;dataHelper-&gt;gets(<text:span text:style-name="T33">'Person'</text:span>, [<text:span text:style-name="T33">'Inactivated'</text:span> =&gt; <text:span text:style-name="T34">0</text:span>]);</text:p>
      <text:p text:style-name="Code"><text:span text:style-name="T32">$this</text:span>-&gt;render(<text:span text:style-name="T33">'VisitorInsights/views/lastVisits.latte'</text:span>, Params::getAll([</text:p>
      <text:p text:style-name="Code"><text:span text:style-name="T33">'lastVisits'</text:span> =&gt; <text:span text:style-name="T32">$this</text:span>-&gt;logDataHelper-&gt;getLastVisitPerActivePersonWithTimeAgo($activePersons),</text:p>
      <text:p text:style-name="Code"><text:soft-page-break/><text:span text:style-name="T33">'totalActiveUsers'</text:span> =&gt; count($activePersons),</text:p>
      <text:p text:style-name="Code"><text:span text:style-name="T33">'navItems'</text:span> =&gt; <text:span text:style-name="T32">$this</text:span>-&gt;getNavItems($person),</text:p>
      <text:p text:style-name="Code">]));</text:p>
      <text:p text:style-name="Code">} <text:span text:style-name="T32">else</text:span> <text:span text:style-name="T32">$this</text:span>-&gt;application-&gt;getErrorManager()-&gt;raise(ApplicationError::Forbidden, <text:span text:style-name="T33">'Page not allowed in file '</text:span> . <text:span text:style-name="T32">__FILE__</text:span> . <text:span text:style-name="T33">' at line '</text:span> . <text:span text:style-name="T32">__LINE__</text:span>);</text:p>
      <text:p text:style-name="Code">}</text:p>
      <text:h text:style-name="Heading_20_4" text:outline-level="4">La vue</text:h>
      <text:p text:style-name="Code">{<text:span text:style-name="T32">extends </text:span><text:span text:style-name="T33">'../../Webmaster/views/visitorInsights.latte'</text:span>}</text:p>
      <text:p text:style-name="Code"/>
      <text:p text:style-name="Code">{<text:span text:style-name="T32">block </text:span>title}Dernières visites{<text:span text:style-name="T32">/block</text:span>}</text:p>
      <text:p text:style-name="Code"/>
      <text:p text:style-name="Code">{<text:span text:style-name="T32">block </text:span>content}</text:p>
      <text:p text:style-name="Code"><text:span text:style-name="T35">&lt;div</text:span> <text:span text:style-name="T36">class</text:span>=<text:span text:style-name="T32">"d-flexc"</text:span><text:span text:style-name="T35">&gt;</text:span></text:p>
      <text:p text:style-name="Code"><text:span text:style-name="T35">&lt;div</text:span> <text:span text:style-name="T36">class</text:span>=<text:span text:style-name="T32">"container mt-4 d-flex justify-content-between align-items-center mb-3"</text:span><text:span text:style-name="T35">&gt;</text:span></text:p>
      <text:p text:style-name="Code">&lt;h1&gt;</text:p>
      <text:p text:style-name="Code">Dernières visites</text:p>
      <text:p text:style-name="Code"><text:span text:style-name="T35">&lt;span</text:span> <text:span text:style-name="T36">class</text:span>=<text:span text:style-name="T32">"badge bg-primary fs-6"</text:span><text:span text:style-name="T35">&gt;</text:span>{count($lastVisits)} visiteurs<text:span text:style-name="T35">&lt;/span&gt;</text:span></text:p>
      <text:p text:style-name="Code">&lt;/h1&gt;</text:p>
      <text:p text:style-name="Code">&lt;div&gt;</text:p>
      <text:p text:style-name="Code"><text:span text:style-name="T35">&lt;span</text:span> <text:span text:style-name="T36">class</text:span>=<text:span text:style-name="T32">"badge bg-secondary fs-6"</text:span><text:span text:style-name="T35">&gt;</text:span>{$totalActiveUsers} utilisateurs actifs<text:span text:style-name="T35">&lt;/span&gt;</text:span></text:p>
      <text:p text:style-name="Code">&lt;/div&gt;</text:p>
      <text:p text:style-name="Code">&lt;/div&gt;</text:p>
      <text:p text:style-name="Code"/>
      <text:p text:style-name="Code"><text:span text:style-name="T35">&lt;div</text:span> <text:span text:style-name="T36">class</text:span>=<text:span text:style-name="T32">"d-flex"</text:span><text:span text:style-name="T35">&gt;</text:span></text:p>
      <text:p text:style-name="Code"><text:span text:style-name="T35">&lt;div</text:span> <text:span text:style-name="T36">class</text:span>=<text:span text:style-name="T32">"table-responsive"</text:span><text:span text:style-name="T35">&gt;</text:span></text:p>
      <text:p text:style-name="Code"><text:span text:style-name="T35">&lt;table</text:span> <text:span text:style-name="T36">class</text:span>=<text:span text:style-name="T32">"table table-hover"</text:span><text:span text:style-name="T35">&gt;</text:span></text:p>
      <text:p text:style-name="Code"><text:span text:style-name="T35">&lt;thead</text:span> <text:span text:style-name="T36">class</text:span>=<text:span text:style-name="T32">"table-dark"</text:span><text:span text:style-name="T35">&gt;</text:span></text:p>
      <text:p text:style-name="Code">&lt;tr&gt;</text:p>
      <text:p text:style-name="Code"><text:span text:style-name="T35">&lt;th&gt;</text:span>Membre<text:span text:style-name="T35">&lt;/th&gt;</text:span></text:p>
      <text:p text:style-name="Code"><text:span text:style-name="T35">&lt;th&gt;</text:span>Email<text:span text:style-name="T35">&lt;/th&gt;</text:span></text:p>
      <text:p text:style-name="Code"><text:span text:style-name="T35">&lt;th&gt;</text:span>Dernière page<text:span text:style-name="T35">&lt;/th&gt;</text:span></text:p>
      <text:p text:style-name="Code"><text:span text:style-name="T35">&lt;th&gt;</text:span>Dernière activité<text:span text:style-name="T35">&lt;/th&gt;</text:span></text:p>
      <text:p text:style-name="Code"><text:span text:style-name="T35">&lt;th&gt;</text:span>OS<text:span text:style-name="T35">&lt;/th&gt;</text:span></text:p>
      <text:p text:style-name="Code"><text:span text:style-name="T35">&lt;th&gt;</text:span>Navigateur<text:span text:style-name="T35">&lt;/th&gt;</text:span></text:p>
      <text:p text:style-name="Code">&lt;/tr&gt;</text:p>
      <text:p text:style-name="Code">&lt;/thead&gt;</text:p>
      <text:p text:style-name="Code">&lt;tbody&gt;</text:p>
      <text:p text:style-name="Text_20_body"/>
      <text:h text:style-name="P30" text:outline-level="1">Notification<text:span text:style-name="T37">s</text:span></text:h>
      <text:h text:style-name="Heading_20_2" text:outline-level="2">Articles</text:h>
      <text:p text:style-name="P31">[x] Nouvel article<text:tab/><text:tab/>[x] avec sondage</text:p>
      <text:p text:style-name="P31">[x] Article mis à jour<text:tab/>[x] avec sondage</text:p>
      <text:p text:style-name="P31">[x] Nouveau vote sur un sondage<text:tab/>[x] si j’ai voté</text:p>
      <text:p text:style-name="P31"><text:tab/><text:tab/><text:tab/><text:tab/><text:tab/><text:tab/><text:tab/><text:tab/><text:tab/><text:tab/><text:tab/>[x] si je suis l’auteur</text:p>
      <text:h text:style-name="Heading_20_2" text:outline-level="2">Messages</text:h>
      <text:p text:style-name="P32">[x] <text:span text:style-name="T38">sur un</text:span> article<text:tab/><text:tab/>[x] <text:span text:style-name="T38">si je suis l’auteur</text:span></text:p>
      <text:p text:style-name="P33">[x] sur un événement<text:tab/>[x] si je suis inscrit</text:p>
      <text:p text:style-name="P33"><text:soft-page-break/><text:tab/><text:tab/><text:tab/><text:tab/><text:tab/><text:tab/><text:tab/>[x] si dans mes préférences</text:p>
      <text:p text:style-name="P33"><text:tab/><text:tab/><text:tab/><text:tab/><text:tab/><text:tab/><text:tab/>[x] si je suis le créateur</text:p>
      <text:p text:style-name="P33">[x] sur un groupe ou j’ai été inscrit</text:p>
      <text:p text:style-name="P33"><text:tab/>[x] groupe1</text:p>
      <text:p text:style-name="P33"><text:tab/>[x] groupe2…</text:p>
      <text:p text:style-name="P33">[x] sur un groupe ou je me suis inscrit</text:p>
      <text:p text:style-name="P33"><text:tab/>[x] groupe1</text:p>
      <text:p text:style-name="P33"><text:tab/>[x] groupe2…</text:p>
      <text:p text:style-name="P33">[x] sur un groupe ou je ne me suis pas inscrit</text:p>
      <text:p text:style-name="P34">$groups contient la liste de tous les groupes et leur type</text:p>
      <text:p text:style-name="P34">$currentNotifications contient toutes les notifications de l’utilisateur</text:p>
      <text:p text:style-name="P34"/>
      <text:p text:style-name="P34">Compléter cette vue</text:p>
      <text:p text:style-name="P35">{<text:span text:style-name="T9">extends </text:span><text:span text:style-name="T16">"user.latte"</text:span>}</text:p>
      <text:p text:style-name="P7"/>
      <text:p text:style-name="P36">{<text:span text:style-name="T9">block </text:span>content}</text:p>
      <text:p text:style-name="P36"><text:span text:style-name="T17">&lt;</text:span><text:span text:style-name="T9">form</text:span><text:span text:style-name="T17"> </text:span><text:span text:style-name="T18">method</text:span><text:span text:style-name="T10">="</text:span><text:span text:style-name="T16">POST</text:span><text:span text:style-name="T10">"</text:span><text:span text:style-name="T17"> </text:span><text:span text:style-name="T18">data-form</text:span><text:span text:style-name="T10">="</text:span><text:span text:style-name="T16">checkSave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row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6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form-check</text:span><text:span text:style-name="T10">"</text:span><text:span text:style-name="T17">&gt;</text:span></text:p>
      <text:p text:style-name="P36"><text:span text:style-name="T17">&lt;</text:span><text:span text:style-name="T9">input</text:span><text:span text:style-name="T17"> </text:span><text:span text:style-name="T18">type</text:span><text:span text:style-name="T10">="</text:span><text:span text:style-name="T16">checkbox</text:span><text:span text:style-name="T10">"</text:span><text:span text:style-name="T17"> </text:span><text:span text:style-name="T18">class</text:span><text:span text:style-name="T10">="</text:span><text:span text:style-name="T16">form-check-input</text:span><text:span text:style-name="T10">"</text:span><text:span text:style-name="T17"> </text:span><text:span text:style-name="T18">id</text:span><text:span text:style-name="T10">="</text:span><text:span text:style-name="T16">noAlerts</text:span><text:span text:style-name="T10">"</text:span><text:span text:style-name="T17"> </text:span><text:span text:style-name="T18">name</text:span><text:span text:style-name="T10">="</text:span><text:span text:style-name="T16">preferences[noAlerts]</text:span><text:span text:style-name="T10">"</text:span><text:span text:style-name="T17"> </text:span><text:span text:style-name="T18">{isset($currentNotifications[</text:span><text:span text:style-name="T39">'noNotification'])</text:span><text:span text:style-name="T17"> </text:span><text:span text:style-name="T18">?</text:span><text:span text:style-name="T17"> </text:span><text:span text:style-name="T18">checked</text:span><text:span text:style-name="T17"> </text:span><text:span text:style-name="T18">:</text:span><text:span text:style-name="T17"> </text:span><text:span text:style-name="T39">''}</text:span><text:span text:style-name="T17">&gt;</text:span></text:p>
      <text:p text:style-name="P36"><text:span text:style-name="T17">&lt;</text:span><text:span text:style-name="T9">label</text:span><text:span text:style-name="T17"> </text:span><text:span text:style-name="T18">class</text:span><text:span text:style-name="T10">="</text:span><text:span text:style-name="T16">form-check-label</text:span><text:span text:style-name="T10">"</text:span><text:span text:style-name="T17"> </text:span><text:span text:style-name="T18">for</text:span><text:span text:style-name="T10">="</text:span><text:span text:style-name="T16">noAlerts</text:span><text:span text:style-name="T10">"</text:span><text:span text:style-name="T17">&gt;</text:span></text:p>
      <text:p text:style-name="P36"><text:span text:style-name="T17">&lt;</text:span><text:span text:style-name="T9">strong</text:span><text:span text:style-name="T17">&gt;</text:span>Ne recevoir aucune notification<text:span text:style-name="T17">&lt;/</text:span><text:span text:style-name="T9">strong</text:span><text:span text:style-name="T17">&gt;</text:span></text:p>
      <text:p text:style-name="P36"><text:span text:style-name="T17">&lt;/</text:span><text:span text:style-name="T9">label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7"/>
      <text:p text:style-name="P36"><text:span text:style-name="T17">&lt;</text:span><text:span text:style-name="T9">div</text:span><text:span text:style-name="T17"> </text:span><text:span text:style-name="T18">id</text:span><text:span text:style-name="T10">="</text:span><text:span text:style-name="T16">alertOptions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3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ard-header</text:span><text:span text:style-name="T10">"</text:span><text:span text:style-name="T17">&gt;</text:span></text:p>
      <text:p text:style-name="P36"><text:span text:style-name="T17">&lt;</text:span><text:span text:style-name="T9">h5</text:span><text:span text:style-name="T17"> </text:span><text:span text:style-name="T18">class</text:span><text:span text:style-name="T10">="</text:span><text:span text:style-name="T16">card-title mb-0</text:span><text:span text:style-name="T10">"</text:span><text:span text:style-name="T17">&gt;</text:span>Sélectionnez les notifications que vous souhaitez recevoir<text:span text:style-name="T17">&lt;/</text:span><text:span text:style-name="T9">h5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Articles</text:span><text:span text:style-name="T10">"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Events</text:span><text:span text:style-name="T10">"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essages</text:span><text:span text:style-name="T10">"</text:span><text:span text:style-name="T17">&gt;</text:span></text:p>
      <text:p text:style-name="P36"><text:span text:style-name="T17">&lt;/</text:span><text:span text:style-name="T9">div</text:span><text:span text:style-name="T17">&gt;</text:span> 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7"/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 </text:p>
      <text:p text:style-name="P36"><text:soft-page-break/><text:span text:style-name="T17">&lt;</text:span><text:span text:style-name="T9">div</text:span><text:span text:style-name="T17"> </text:span><text:span text:style-name="T18">class</text:span><text:span text:style-name="T10">="</text:span><text:span text:style-name="T16">mt-4</text:span><text:span text:style-name="T10">"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Valider<text:span text:style-name="T17">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form</text:span><text:span text:style-name="T17">&gt;</text:span></text:p>
      <text:p text:style-name="P36">{<text:span text:style-name="T9">/block</text:span>}</text:p>
      <text:p text:style-name="P7"/>
      <text:p text:style-name="P36">{<text:span text:style-name="T9">block </text:span>scripts}</text:p>
      <text:p text:style-name="P36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User/js/notifications.js</text:span><text:span text:style-name="T10">"</text:span><text:span text:style-name="T17">&gt;&lt;/</text:span><text:span text:style-name="T9">script</text:span><text:span text:style-name="T17">&gt;</text:span></text:p>
      <text:p text:style-name="P36">{<text:span text:style-name="T9">/block</text:span>}</text:p>
      <text:p text:style-name="P34"/>
      <text:h text:style-name="P38" text:outline-level="1">Kanban</text:h>
      <text:p text:style-name="P39">Avec ces tables</text:p>
      <text:p text:style-name="P40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</text:span><text:span text:style-name="T10">"</text:span> (</text:p>
      <text:p text:style-name="P36"><text:span text:style-name="T10">"</text:span><text:span text:style-name="T16">Id</text:span><text:span text:style-name="T10">"</text:span> <text:span text:style-name="T14">INTEGER</text:span>,</text:p>
      <text:p text:style-name="P36"><text:span text:style-name="T10">"</text:span><text:span text:style-name="T16">Title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IdKanbanCardType</text:span><text:span text:style-name="T10">"</text:span> <text:span text:style-name="T14">INTEGER</text:span> <text:span text:style-name="T9">NOT NULL</text:span>,</text:p>
      <text:p text:style-name="P36"><text:span text:style-name="T9">PRIMARY KEY</text:span>(<text:span text:style-name="T10">"</text:span><text:span text:style-name="T16">Id</text:span><text:span text:style-name="T10">"</text:span>),</text:p>
      <text:p text:style-name="P36"><text:span text:style-name="T9">FOREIGN KEY</text:span>(<text:span text:style-name="T10">"</text:span><text:span text:style-name="T16">IdKanbanCardType</text:span><text:span text:style-name="T10">"</text:span>) <text:span text:style-name="T9">REFERENCES</text:span> <text:span text:style-name="T10">"</text:span><text:span text:style-name="T16">KanbanCardType</text:span><text:span text:style-name="T10">"</text:span>(<text:span text:style-name="T10">"</text:span><text:span text:style-name="T16">Id</text:span><text:span text:style-name="T10">"</text:span>)</text:p>
      <text:p text:style-name="P36">);</text:p>
      <text:p text:style-name="P36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Status</text:span><text:span text:style-name="T10">"</text:span> (</text:p>
      <text:p text:style-name="P36"><text:span text:style-name="T10">"</text:span><text:span text:style-name="T16">Id</text:span><text:span text:style-name="T10">"</text:span> <text:span text:style-name="T14">INTEGER</text:span>,</text:p>
      <text:p text:style-name="P36"><text:span text:style-name="T10">"</text:span><text:span text:style-name="T16">IdKanbanCard</text:span><text:span text:style-name="T10">"</text:span> <text:span text:style-name="T14">INTEGER</text:span> <text:span text:style-name="T9">NOT NULL</text:span>,</text:p>
      <text:p text:style-name="P36"><text:span text:style-name="T10">"</text:span><text:span text:style-name="T16">What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Remark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LastUpdate</text:span><text:span text:style-name="T10">"</text:span> <text:span text:style-name="T14">TEXT</text:span> <text:span text:style-name="T9">NOT NULL</text:span> <text:span text:style-name="T9">DEFAULT</text:span> current_timestamp,</text:p>
      <text:p text:style-name="P36"><text:span text:style-name="T9">PRIMARY KEY</text:span>(<text:span text:style-name="T10">"</text:span><text:span text:style-name="T16">Id</text:span><text:span text:style-name="T10">"</text:span>),</text:p>
      <text:p text:style-name="P36"><text:span text:style-name="T9">FOREIGN KEY</text:span>(<text:span text:style-name="T10">"</text:span><text:span text:style-name="T16">IdKanbanCard</text:span><text:span text:style-name="T10">"</text:span>) <text:span text:style-name="T9">REFERENCES</text:span> <text:span text:style-name="T10">"</text:span><text:span text:style-name="T16">KanbanCard</text:span><text:span text:style-name="T10">"</text:span>(<text:span text:style-name="T10">"</text:span><text:span text:style-name="T16">Id</text:span><text:span text:style-name="T10">"</text:span>)</text:p>
      <text:p text:style-name="P36">);</text:p>
      <text:p text:style-name="P36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CardType</text:span><text:span text:style-name="T10">"</text:span> (</text:p>
      <text:p text:style-name="P36"><text:span text:style-name="T10">"</text:span><text:span text:style-name="T16">Id</text:span><text:span text:style-name="T10">"</text:span> <text:span text:style-name="T14">INTEGER</text:span>,</text:p>
      <text:p text:style-name="P36"><text:span text:style-name="T10">"</text:span><text:span text:style-name="T16">Label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IdKanbanProject</text:span><text:span text:style-name="T10">"</text:span> <text:span text:style-name="T14">INTEGER</text:span> <text:span text:style-name="T9">NOT NULL</text:span>,</text:p>
      <text:p text:style-name="P36"><text:span text:style-name="T9">PRIMARY KEY</text:span>(<text:span text:style-name="T10">"</text:span><text:span text:style-name="T16">Id</text:span><text:span text:style-name="T10">"</text:span>),</text:p>
      <text:p text:style-name="P36"><text:span text:style-name="T9">FOREIGN KEY</text:span>(<text:span text:style-name="T10">"</text:span><text:span text:style-name="T16">IdKanbanProject</text:span><text:span text:style-name="T10">"</text:span>) <text:span text:style-name="T9">REFERENCES</text:span> <text:span text:style-name="T10">"</text:span><text:span text:style-name="T16">KanbanProject</text:span><text:span text:style-name="T10">"</text:span>(<text:span text:style-name="T10">"</text:span><text:span text:style-name="T16">Id</text:span><text:span text:style-name="T10">"</text:span>)</text:p>
      <text:p text:style-name="P36">);</text:p>
      <text:p text:style-name="P36"><text:span text:style-name="T9">CREATE</text:span> <text:span text:style-name="T9">TABLE</text:span> <text:span text:style-name="T15">IF</text:span> <text:span text:style-name="T9">NOT</text:span> <text:span text:style-name="T9">EXISTS</text:span> <text:span text:style-name="T10">"</text:span><text:span text:style-name="T16">KanbanProject</text:span><text:span text:style-name="T10">"</text:span> (</text:p>
      <text:p text:style-name="P36"><text:span text:style-name="T10">"</text:span><text:span text:style-name="T16">Id</text:span><text:span text:style-name="T10">"</text:span> <text:span text:style-name="T14">INTEGER</text:span>,</text:p>
      <text:p text:style-name="P36"><text:span text:style-name="T10">"</text:span><text:span text:style-name="T16">Title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Detail</text:span><text:span text:style-name="T10">"</text:span> <text:span text:style-name="T14">TEXT</text:span> <text:span text:style-name="T9">NOT NULL</text:span>,</text:p>
      <text:p text:style-name="P36"><text:span text:style-name="T10">"</text:span><text:span text:style-name="T16">IdPerson</text:span><text:span text:style-name="T10">"</text:span> <text:span text:style-name="T14">INTEGER</text:span> <text:span text:style-name="T9">NOT NULL</text:span>,</text:p>
      <text:p text:style-name="P36"><text:span text:style-name="T9">PRIMARY KEY</text:span>(<text:span text:style-name="T10">"</text:span><text:span text:style-name="T16">Id</text:span><text:span text:style-name="T10">"</text:span>),</text:p>
      <text:p text:style-name="P36"><text:span text:style-name="T9">FOREIGN KEY</text:span>(<text:span text:style-name="T10">"</text:span><text:span text:style-name="T16">IdPerson</text:span><text:span text:style-name="T10">"</text:span>) <text:span text:style-name="T9">REFERENCES</text:span> <text:span text:style-name="T10">"</text:span><text:span text:style-name="T16">Person</text:span><text:span text:style-name="T10">"</text:span>(<text:span text:style-name="T10">"</text:span><text:span text:style-name="T16">Id</text:span><text:span text:style-name="T10">"</text:span>)</text:p>
      <text:p text:style-name="P36">);</text:p>
      <text:p text:style-name="P39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39"/>
      <text:p text:style-name="P40">{<text:span text:style-name="T9">layout </text:span><text:span text:style-name="T16">'../../Common/views/layout.latte'</text:span>}</text:p>
      <text:p text:style-name="P7"><text:soft-page-break/></text:p>
      <text:p text:style-name="P36">{<text:span text:style-name="T9">block </text:span>navbar}</text:p>
      <text:p text:style-name="P36">{<text:span text:style-name="T9">include </text:span><text:span text:style-name="T16">'../../Webmaster/views/navbar/designer.latte'</text:span>}</text:p>
      <text:p text:style-name="P36">{<text:span text:style-name="T9">/block</text:span>}</text:p>
      <text:p text:style-name="P7"/>
      <text:p text:style-name="P36">{<text:span text:style-name="T9">block </text:span>head}</text:p>
      <text:p text:style-name="P36"><text:span text:style-name="T17">&lt;</text:span><text:span text:style-name="T9">style</text:span><text:span text:style-name="T17">&gt;</text:span></text:p>
      <text:p text:style-name="P36"><text:span text:style-name="T11">.</text:span><text:span text:style-name="T14">kanban-board</text:span> <text:span text:style-name="T10">{</text:span></text:p>
      <text:p text:style-name="P36"><text:span text:style-name="T11">display</text:span><text:span text:style-name="T10">:</text:span> <text:span text:style-name="T16">grid</text:span><text:span text:style-name="T10">;</text:span></text:p>
      <text:p text:style-name="P36"><text:span text:style-name="T11">grid-template-columns</text:span><text:span text:style-name="T10">:</text:span> <text:span text:style-name="T15">repeat</text:span><text:span text:style-name="T10">(</text:span><text:span text:style-name="T11">4</text:span><text:span text:style-name="T10">,</text:span><text:span text:style-name="T16"> </text:span><text:span text:style-name="T11">1</text:span><text:span text:style-name="T9">fr</text:span><text:span text:style-name="T10">);</text:span></text:p>
      <text:p text:style-name="P36"><text:span text:style-name="T11">gap</text:span><text:span text:style-name="T10">:</text:span> <text:span text:style-name="T11">1</text:span><text:span text:style-name="T9">rem</text:span><text:span text:style-name="T10">;</text:span></text:p>
      <text:p text:style-name="P36"><text:span text:style-name="T11">margin-top</text:span><text:span text:style-name="T10">:</text:span> <text:span text:style-name="T11">1</text:span><text:span text:style-name="T9">rem</text:span><text:span text:style-name="T10">;</text:span></text:p>
      <text:p text:style-name="P41">}</text:p>
      <text:p text:style-name="P7"/>
      <text:p text:style-name="P36"><text:span text:style-name="T11">.</text:span><text:span text:style-name="T14">kanban-column</text:span> <text:span text:style-name="T10">{</text:span></text:p>
      <text:p text:style-name="P36"><text:span text:style-name="T11">background</text:span><text:span text:style-name="T10">:</text:span> <text:span text:style-name="T10">#</text:span><text:span text:style-name="T16">f8f9fa</text:span><text:span text:style-name="T10">;</text:span></text:p>
      <text:p text:style-name="P36"><text:span text:style-name="T11">border-radius</text:span><text:span text:style-name="T10">:</text:span> <text:span text:style-name="T11">8</text:span><text:span text:style-name="T9">px</text:span><text:span text:style-name="T10">;</text:span></text:p>
      <text:p text:style-name="P36"><text:span text:style-name="T11">padding</text:span><text:span text:style-name="T10">:</text:span> <text:span text:style-name="T11">1</text:span><text:span text:style-name="T9">rem</text:span><text:span text:style-name="T10">;</text:span></text:p>
      <text:p text:style-name="P36"><text:span text:style-name="T11">min-height</text:span><text:span text:style-name="T10">:</text:span> <text:span text:style-name="T11">500</text:span><text:span text:style-name="T9">px</text:span><text:span text:style-name="T10">;</text:span></text:p>
      <text:p text:style-name="P41">}</text:p>
      <text:p text:style-name="P7"/>
      <text:p text:style-name="P36"><text:span text:style-name="T11">.</text:span><text:span text:style-name="T14">kanban-column-header</text:span> <text:span text:style-name="T10">{</text:span></text:p>
      <text:p text:style-name="P36"><text:span text:style-name="T11">font-size</text:span><text:span text:style-name="T10">:</text:span> <text:span text:style-name="T11">2.25</text:span><text:span text:style-name="T9">rem</text:span><text:span text:style-name="T10">;</text:span></text:p>
      <text:p text:style-name="P36"><text:span text:style-name="T11">font-weight</text:span><text:span text:style-name="T10">:</text:span> <text:span text:style-name="T16">bold</text:span><text:span text:style-name="T10">;</text:span></text:p>
      <text:p text:style-name="P36"><text:span text:style-name="T11">margin-bottom</text:span><text:span text:style-name="T10">:</text:span> <text:span text:style-name="T11">1</text:span><text:span text:style-name="T9">rem</text:span><text:span text:style-name="T10">;</text:span></text:p>
      <text:p text:style-name="P36"><text:span text:style-name="T11">padding-bottom</text:span><text:span text:style-name="T10">:</text:span> <text:span text:style-name="T11">0.5</text:span><text:span text:style-name="T9">rem</text:span><text:span text:style-name="T10">;</text:span></text:p>
      <text:p text:style-name="P36"><text:span text:style-name="T11">border-bottom</text:span><text:span text:style-name="T10">:</text:span> <text:span text:style-name="T11">2</text:span><text:span text:style-name="T9">px</text:span><text:span text:style-name="T16"> solid </text:span><text:span text:style-name="T10">#</text:span><text:span text:style-name="T16">dee2e6</text:span><text:span text:style-name="T10">;</text:span></text:p>
      <text:p text:style-name="P36"><text:span text:style-name="T11">text-align</text:span><text:span text:style-name="T10">:</text:span> <text:span text:style-name="T16">center</text:span><text:span text:style-name="T10">;</text:span></text:p>
      <text:p text:style-name="P41">}</text:p>
      <text:p text:style-name="P7"/>
      <text:p text:style-name="P36"><text:span text:style-name="T11">.</text:span><text:span text:style-name="T14">kanban-card</text:span> <text:span text:style-name="T10">{</text:span></text:p>
      <text:p text:style-name="P36"><text:span text:style-name="T11">background</text:span><text:span text:style-name="T10">:</text:span> <text:span text:style-name="T11">white</text:span><text:span text:style-name="T10">;</text:span></text:p>
      <text:p text:style-name="P36"><text:span text:style-name="T11">border</text:span><text:span text:style-name="T10">:</text:span> <text:span text:style-name="T11">1</text:span><text:span text:style-name="T9">px</text:span><text:span text:style-name="T16"> solid </text:span><text:span text:style-name="T10">#</text:span><text:span text:style-name="T16">dee2e6</text:span><text:span text:style-name="T10">;</text:span></text:p>
      <text:p text:style-name="P36"><text:span text:style-name="T11">border-radius</text:span><text:span text:style-name="T10">:</text:span> <text:span text:style-name="T11">6</text:span><text:span text:style-name="T9">px</text:span><text:span text:style-name="T10">;</text:span></text:p>
      <text:p text:style-name="P36"><text:span text:style-name="T11">padding</text:span><text:span text:style-name="T10">:</text:span> <text:span text:style-name="T11">0.75</text:span><text:span text:style-name="T9">rem</text:span><text:span text:style-name="T10">;</text:span></text:p>
      <text:p text:style-name="P36"><text:span text:style-name="T11">margin-bottom</text:span><text:span text:style-name="T10">:</text:span> <text:span text:style-name="T11">0.75</text:span><text:span text:style-name="T9">rem</text:span><text:span text:style-name="T10">;</text:span></text:p>
      <text:p text:style-name="P36"><text:span text:style-name="T11">cursor</text:span><text:span text:style-name="T10">:</text:span> <text:span text:style-name="T16">move</text:span><text:span text:style-name="T10">;</text:span></text:p>
      <text:p text:style-name="P36"><text:span text:style-name="T11">transition</text:span><text:span text:style-name="T10">:</text:span> <text:span text:style-name="T16">box-shadow </text:span><text:span text:style-name="T11">0.2</text:span><text:span text:style-name="T9">s</text:span><text:span text:style-name="T10">;</text:span></text:p>
      <text:p text:style-name="P41">}</text:p>
      <text:p text:style-name="P7"/>
      <text:p text:style-name="P36"><text:span text:style-name="T11">.</text:span><text:span text:style-name="T14">kanban-card</text:span><text:span text:style-name="T11">:</text:span><text:span text:style-name="T14">hover</text:span> <text:span text:style-name="T10">{</text:span></text:p>
      <text:p text:style-name="P36"><text:span text:style-name="T11">box-shadow</text:span><text:span text:style-name="T10">:</text:span> <text:span text:style-name="T11">0</text:span><text:span text:style-name="T16"> </text:span><text:span text:style-name="T11">4</text:span><text:span text:style-name="T9">px</text:span><text:span text:style-name="T16"> </text:span><text:span text:style-name="T11">6</text:span><text:span text:style-name="T9">px</text:span><text:span text:style-name="T16"> </text:span><text:span text:style-name="T15">rgba</text:span><text:span text:style-name="T10">(</text:span><text:span text:style-name="T11">0</text:span><text:span text:style-name="T10">,</text:span><text:span text:style-name="T11">0</text:span><text:span text:style-name="T10">,</text:span><text:span text:style-name="T11">0</text:span><text:span text:style-name="T10">,</text:span><text:span text:style-name="T11">0.1</text:span><text:span text:style-name="T10">);</text:span></text:p>
      <text:p text:style-name="P41">}</text:p>
      <text:p text:style-name="P7"/>
      <text:p text:style-name="P36"><text:span text:style-name="T11">.</text:span><text:span text:style-name="T14">kanban-card-title</text:span> <text:span text:style-name="T10">{</text:span></text:p>
      <text:p text:style-name="P36"><text:span text:style-name="T11">font-weight</text:span><text:span text:style-name="T10">:</text:span> <text:span text:style-name="T16">bold</text:span><text:span text:style-name="T10">;</text:span></text:p>
      <text:p text:style-name="P36"><text:span text:style-name="T11">margin-bottom</text:span><text:span text:style-name="T10">:</text:span> <text:span text:style-name="T11">0.5</text:span><text:span text:style-name="T9">rem</text:span><text:span text:style-name="T10">;</text:span></text:p>
      <text:p text:style-name="P36"><text:span text:style-name="T11">word-wrap</text:span><text:span text:style-name="T10">:</text:span> <text:span text:style-name="T16">break-word</text:span><text:span text:style-name="T10">;</text:span></text:p>
      <text:p text:style-name="P41">}</text:p>
      <text:p text:style-name="P7"/>
      <text:p text:style-name="P36"><text:span text:style-name="T11">.</text:span><text:span text:style-name="T14">kanban-card-detail</text:span> <text:span text:style-name="T10">{</text:span></text:p>
      <text:p text:style-name="P36"><text:span text:style-name="T11">font-size</text:span><text:span text:style-name="T10">:</text:span> <text:span text:style-name="T11">0.9</text:span><text:span text:style-name="T9">rem</text:span><text:span text:style-name="T10">;</text:span></text:p>
      <text:p text:style-name="P36"><text:span text:style-name="T11">color</text:span><text:span text:style-name="T10">:</text:span> <text:span text:style-name="T10">#</text:span><text:span text:style-name="T16">6c757d</text:span><text:span text:style-name="T10">;</text:span></text:p>
      <text:p text:style-name="P36"><text:span text:style-name="T11">margin-bottom</text:span><text:span text:style-name="T10">:</text:span> <text:span text:style-name="T11">0.5</text:span><text:span text:style-name="T9">rem</text:span><text:span text:style-name="T10">;</text:span></text:p>
      <text:p text:style-name="P36"><text:soft-page-break/><text:span text:style-name="T11">word-wrap</text:span><text:span text:style-name="T10">:</text:span> <text:span text:style-name="T16">break-word</text:span><text:span text:style-name="T10">;</text:span></text:p>
      <text:p text:style-name="P41">}</text:p>
      <text:p text:style-name="P7"/>
      <text:p text:style-name="P36"><text:span text:style-name="T11">.</text:span><text:span text:style-name="T14">dragging</text:span> <text:span text:style-name="T10">{</text:span></text:p>
      <text:p text:style-name="P36"><text:span text:style-name="T11">opacity</text:span><text:span text:style-name="T10">:</text:span> <text:span text:style-name="T11">0.5</text:span><text:span text:style-name="T10">;</text:span></text:p>
      <text:p text:style-name="P41">}</text:p>
      <text:p text:style-name="P7"/>
      <text:p text:style-name="P36"><text:span text:style-name="T11">.</text:span><text:span text:style-name="T14">drag-over</text:span> <text:span text:style-name="T10">{</text:span></text:p>
      <text:p text:style-name="P36"><text:span text:style-name="T11">background</text:span><text:span text:style-name="T10">:</text:span> <text:span text:style-name="T10">#</text:span><text:span text:style-name="T16">e9ecef</text:span><text:span text:style-name="T10">;</text:span></text:p>
      <text:p text:style-name="P41">}</text:p>
      <text:p text:style-name="P7"/>
      <text:p text:style-name="P36"><text:span text:style-name="T10">@</text:span><text:span text:style-name="T9">media</text:span> <text:span text:style-name="T10">(</text:span><text:span text:style-name="T11">max-width</text:span><text:span text:style-name="T10">:</text:span> <text:span text:style-name="T11">992</text:span><text:span text:style-name="T9">px</text:span><text:span text:style-name="T10">)</text:span> <text:span text:style-name="T10">{</text:span></text:p>
      <text:p text:style-name="P36"><text:span text:style-name="T11">.</text:span><text:span text:style-name="T14">kanban-board</text:span> <text:span text:style-name="T10">{</text:span></text:p>
      <text:p text:style-name="P36"><text:span text:style-name="T11">grid-template-columns</text:span><text:span text:style-name="T10">:</text:span> <text:span text:style-name="T15">repeat</text:span><text:span text:style-name="T10">(</text:span><text:span text:style-name="T11">2</text:span><text:span text:style-name="T10">,</text:span><text:span text:style-name="T16"> </text:span><text:span text:style-name="T11">1</text:span><text:span text:style-name="T9">fr</text:span><text:span text:style-name="T10">);</text:span></text:p>
      <text:p text:style-name="P41">}</text:p>
      <text:p text:style-name="P41">}</text:p>
      <text:p text:style-name="P7"/>
      <text:p text:style-name="P36"><text:span text:style-name="T10">@</text:span><text:span text:style-name="T9">media</text:span> <text:span text:style-name="T10">(</text:span><text:span text:style-name="T11">max-width</text:span><text:span text:style-name="T10">:</text:span> <text:span text:style-name="T11">576</text:span><text:span text:style-name="T9">px</text:span><text:span text:style-name="T10">)</text:span> <text:span text:style-name="T10">{</text:span></text:p>
      <text:p text:style-name="P36"><text:span text:style-name="T11">.</text:span><text:span text:style-name="T14">kanban-board</text:span> <text:span text:style-name="T10">{</text:span></text:p>
      <text:p text:style-name="P36"><text:span text:style-name="T11">grid-template-columns</text:span><text:span text:style-name="T10">:</text:span> <text:span text:style-name="T11">1</text:span><text:span text:style-name="T9">fr</text:span><text:span text:style-name="T10">;</text:span></text:p>
      <text:p text:style-name="P41">}</text:p>
      <text:p text:style-name="P41">}</text:p>
      <text:p text:style-name="P36"><text:span text:style-name="T17">&lt;/</text:span><text:span text:style-name="T9">style</text:span><text:span text:style-name="T17">&gt;</text:span></text:p>
      <text:p text:style-name="P36">{<text:span text:style-name="T9">/block</text:span>}</text:p>
      <text:p text:style-name="P7"/>
      <text:p text:style-name="P36">{<text:span text:style-name="T9">block </text:span>content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justify-content-between align-items-center mb-3</text:span><text:span text:style-name="T10">"</text:span><text:span text:style-name="T17">&gt;</text:span></text:p>
      <text:p text:style-name="P36"><text:span text:style-name="T17">&lt;</text:span><text:span text:style-name="T9">h1</text:span><text:span text:style-name="T17">&gt;</text:span>📋 Kanban Board<text:span text:style-name="T17">&lt;/</text:span><text:span text:style-name="T9">h1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data-bs-toggle</text:span><text:span text:style-name="T10">="</text:span><text:span text:style-name="T16">modal</text:span><text:span text:style-name="T10">"</text:span><text:span text:style-name="T17"> </text:span><text:span text:style-name="T18">data-bs-target</text:span><text:span text:style-name="T10">="</text:span><text:span text:style-name="T16">#addCardModal</text:span><text:span text:style-name="T10">"</text:span><text:span text:style-name="T17">&gt;</text:span></text:p>
      <text:p text:style-name="P36"><text:span text:style-name="T17">&lt;</text:span><text:span text:style-name="T9">i</text:span><text:span text:style-name="T17"> </text:span><text:span text:style-name="T18">class</text:span><text:span text:style-name="T10">="</text:span><text:span text:style-name="T16">bi bi-plus-lg</text:span><text:span text:style-name="T10">"</text:span><text:span text:style-name="T17">&gt;&lt;/</text:span><text:span text:style-name="T9">i</text:span><text:span text:style-name="T17">&gt;</text:span></text:p>
      <text:p text:style-name="P36"><text:span text:style-name="T17">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7"/>
      <text:p text:style-name="P36">{<text:span text:style-name="T9">if </text:span><text:span text:style-name="T14">$stats</text:span>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3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row text-center</text:span><text:span text:style-name="T10">"</text:span><text:span text:style-name="T17">&gt;</text:span></text:p>
      <text:p text:style-name="P36">{<text:span text:style-name="T9">foreach </text:span><text:span text:style-name="T14">$columns </text:span><text:span text:style-name="T10">as </text:span><text:span text:style-name="T14">$col</text:span>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col-3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h3 mb-0</text:span><text:span text:style-name="T10">"</text:span><text:span text:style-name="T17">&gt;</text:span>{<text:span text:style-name="T14">$stats</text:span>[<text:span text:style-name="T14">$col</text:span>[<text:span text:style-name="T16">'icon'</text:span>]]}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{<text:span text:style-name="T9">/foreach</text:span>}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{<text:span text:style-name="T9">/if</text:span>}</text:p>
      <text:p text:style-name="P7"/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board</text:span><text:span text:style-name="T10">"</text:span><text:span text:style-name="T17"> </text:span><text:span text:style-name="T18">id</text:span><text:span text:style-name="T10">="</text:span><text:span text:style-name="T16">kanbanBoard</text:span><text:span text:style-name="T10">"</text:span><text:span text:style-name="T17">&gt;</text:span></text:p>
      <text:p text:style-name="P36">{<text:span text:style-name="T9">foreach </text:span><text:span text:style-name="T14">$columns </text:span><text:span text:style-name="T10">as </text:span><text:span text:style-name="T14">$col</text:span>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olumn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olumn-header</text:span><text:span text:style-name="T10">"</text:span><text:span text:style-name="T17">&gt;</text:span></text:p>
      <text:p text:style-name="P36">{<text:span text:style-name="T14">$col</text:span>[<text:span text:style-name="T16">'icon'</text:span>]}</text:p>
      <text:p text:style-name="P36"><text:span text:style-name="T17">&lt;/</text:span><text:span text:style-name="T9">div</text:span><text:span text:style-name="T17">&gt;</text:span></text:p>
      <text:p text:style-name="P7"><text:soft-page-break/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s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6">{<text:span text:style-name="T9">foreach </text:span><text:span text:style-name="T14">$cards </text:span><text:span text:style-name="T10">as </text:span><text:span text:style-name="T14">$card</text:span>}</text:p>
      <text:p text:style-name="P36">{<text:span text:style-name="T9">if </text:span><text:span text:style-name="T14">$card</text:span>[<text:span text:style-name="T16">'CurrentStatus'</text:span>] <text:span text:style-name="T10">=== </text:span><text:span text:style-name="T14">$col</text:span>[<text:span text:style-name="T16">'icon'</text:span>]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</text:span><text:span text:style-name="T10">"</text:span><text:span text:style-name="T17"> </text:span><text:span text:style-name="T18">draggable</text:span><text:span text:style-name="T10">="</text:span><text:span text:style-name="T16">true</text:span><text:span text:style-name="T10">"</text:span><text:span text:style-name="T17"> </text:span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data-status</text:span><text:span text:style-name="T10">="</text:span><text:span text:style-name="T16">{$col['icon']}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-title</text:span><text:span text:style-name="T10">"</text:span><text:span text:style-name="T17">&gt;</text:span>{<text:span text:style-name="T14">$card</text:span>[<text:span text:style-name="T16">'Title'</text:span>]}<text:span text:style-name="T17">&lt;/</text:span><text:span text:style-name="T9">div</text:span><text:span text:style-name="T17">&gt;</text:span></text:p>
      <text:p text:style-name="P7"/>
      <text:p text:style-name="P36">{<text:span text:style-name="T9">if </text:span><text:span text:style-name="T14">$card</text:span>[<text:span text:style-name="T16">'Detail'</text:span>]}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kanban-card-detail</text:span><text:span text:style-name="T10">"</text:span><text:span text:style-name="T17">&gt;</text:span>{<text:span text:style-name="T14">$card</text:span>[<text:span text:style-name="T16">'Detail'</text:span>]}<text:span text:style-name="T17">&lt;/</text:span><text:span text:style-name="T9">div</text:span><text:span text:style-name="T17">&gt;</text:span></text:p>
      <text:p text:style-name="P36">{<text:span text:style-name="T9">/if</text:span>}</text:p>
      <text:p text:style-name="P7"/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t-2 d-flex gap-1</text:span><text:span text:style-name="T10">"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sm btn-outline-primary edit-card</text:span><text:span text:style-name="T10">"</text:span></text:p>
      <text:p text:style-name="P36"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title</text:span><text:span text:style-name="T10">="</text:span><text:span text:style-name="T16">Éditer</text:span><text:span text:style-name="T10">"</text:span><text:span text:style-name="T17">&gt;</text:span></text:p>
      <text:p text:style-name="P42">✏️</text:p>
      <text:p text:style-name="P36"><text:span text:style-name="T17">&lt;/</text:span><text:span text:style-name="T9">button</text:span><text:span text:style-name="T17">&gt;</text:span></text:p>
      <text:p text:style-name="P7"/>
      <text:p text:style-name="P36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sm btn-outline-danger delete-card</text:span><text:span text:style-name="T10">"</text:span></text:p>
      <text:p text:style-name="P36"><text:span text:style-name="T18">data-id</text:span><text:span text:style-name="T10">="</text:span><text:span text:style-name="T16">{$card['Id']}</text:span><text:span text:style-name="T10">"</text:span><text:span text:style-name="T17"> </text:span><text:span text:style-name="T18">title</text:span><text:span text:style-name="T10">="</text:span><text:span text:style-name="T16">Supprimer</text:span><text:span text:style-name="T10">"</text:span><text:span text:style-name="T17">&gt;</text:span></text:p>
      <text:p text:style-name="P42">🗑️</text:p>
      <text:p text:style-name="P36"><text:span text:style-name="T17">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{<text:span text:style-name="T9">/if</text:span>}</text:p>
      <text:p text:style-name="P36">{<text:span text:style-name="T9">/foreach</text:span>}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{<text:span text:style-name="T9">/foreach</text:span>}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7"/>
      <text:p text:style-name="P43">&lt;!-- Modal pour ajouter une carte --&gt;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 fade</text:span><text:span text:style-name="T10">"</text:span><text:span text:style-name="T17"> </text:span><text:span text:style-name="T18">id</text:span><text:span text:style-name="T10">="</text:span><text:span text:style-name="T16">addCardModal</text:span><text:span text:style-name="T10">"</text:span><text:span text:style-name="T17"> </text:span><text:span text:style-name="T18">tabindex</text:span><text:span text:style-name="T10">="</text:span><text:span text:style-name="T16">-1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dialog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content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header</text:span><text:span text:style-name="T10">"</text:span><text:span text:style-name="T17">&gt;</text:span></text:p>
      <text:p text:style-name="P36"><text:span text:style-name="T17">&lt;</text:span><text:span text:style-name="T9">h5</text:span><text:span text:style-name="T17"> </text:span><text:span text:style-name="T18">class</text:span><text:span text:style-name="T10">="</text:span><text:span text:style-name="T16">modal-title</text:span><text:span text:style-name="T10">"</text:span><text:span text:style-name="T17">&gt;</text:span>Ajouter une carte<text:span text:style-name="T17">&lt;/</text:span><text:span text:style-name="T9">h5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-close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body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6"><text:span text:style-name="T17">&lt;</text:span><text:span text:style-name="T9">label</text:span><text:span text:style-name="T17"> </text:span><text:span text:style-name="T18">for</text:span><text:span text:style-name="T10">="</text:span><text:span text:style-name="T16">cardTitle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Titre <text:span text:style-name="T17">&lt;</text:span><text:span text:style-name="T9">span</text:span><text:span text:style-name="T17"> </text:span><text:span text:style-name="T18">class</text:span><text:span text:style-name="T10">="</text:span><text:span text:style-name="T16">text-danger</text:span><text:span text:style-name="T10">"</text:span><text:span text:style-name="T17">&gt;</text:span>*<text:span text:style-name="T17">&lt;/</text:span><text:span text:style-name="T9">span</text:span><text:span text:style-name="T17">&gt;&lt;/</text:span><text:span text:style-name="T9">label</text:span><text:span text:style-name="T17">&gt;</text:span></text:p>
      <text:p text:style-name="P3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cardTitle</text:span><text:span text:style-name="T10">"</text:span><text:span text:style-name="T17"> </text:span><text:span text:style-name="T18">required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6"><text:span text:style-name="T17">&lt;</text:span><text:span text:style-name="T9">label</text:span><text:span text:style-name="T17"> </text:span><text:span text:style-name="T18">for</text:span><text:span text:style-name="T10">="</text:span><text:span text:style-name="T16">cardDetail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étail<text:span text:style-name="T17">&lt;/</text:span><text:span text:style-name="T9">label</text:span><text:span text:style-name="T17">&gt;</text:span></text:p>
      <text:p text:style-name="P36"><text:span text:style-name="T17">&lt;</text:span><text:span text:style-name="T9">textarea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cardDetail</text:span><text:span text:style-name="T10">"</text:span><text:span text:style-name="T17"> </text:span><text:span text:style-name="T18">rows</text:span><text:span text:style-name="T10">="</text:span><text:span text:style-name="T16">3</text:span><text:span text:style-name="T10">"</text:span><text:span text:style-name="T17">&gt;&lt;/</text:span><text:span text:style-name="T9">textarea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footer</text:span><text:span text:style-name="T10">"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</text:span>Annuler<text:span text:style-name="T17">&lt;/</text:span><text:span text:style-name="T9">button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id</text:span><text:span text:style-name="T10">="</text:span><text:span text:style-name="T16">saveNewCard</text:span><text:span text:style-name="T10">"</text:span><text:span text:style-name="T17">&gt;</text:span>Créer<text:span text:style-name="T17">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oft-page-break/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7"/>
      <text:p text:style-name="P43">&lt;!-- Modal pour éditer une carte --&gt;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 fade</text:span><text:span text:style-name="T10">"</text:span><text:span text:style-name="T17"> </text:span><text:span text:style-name="T18">id</text:span><text:span text:style-name="T10">="</text:span><text:span text:style-name="T16">editCardModal</text:span><text:span text:style-name="T10">"</text:span><text:span text:style-name="T17"> </text:span><text:span text:style-name="T18">tabindex</text:span><text:span text:style-name="T10">="</text:span><text:span text:style-name="T16">-1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dialog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content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header</text:span><text:span text:style-name="T10">"</text:span><text:span text:style-name="T17">&gt;</text:span></text:p>
      <text:p text:style-name="P36"><text:span text:style-name="T17">&lt;</text:span><text:span text:style-name="T9">h5</text:span><text:span text:style-name="T17"> </text:span><text:span text:style-name="T18">class</text:span><text:span text:style-name="T10">="</text:span><text:span text:style-name="T16">modal-title</text:span><text:span text:style-name="T10">"</text:span><text:span text:style-name="T17">&gt;</text:span>✏️ Éditer la carte<text:span text:style-name="T17">&lt;/</text:span><text:span text:style-name="T9">h5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-close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body</text:span><text:span text:style-name="T10">"</text:span><text:span text:style-name="T17">&gt;</text:span></text:p>
      <text:p text:style-name="P36"><text:span text:style-name="T17">&lt;</text:span><text:span text:style-name="T9">input</text:span><text:span text:style-name="T17"> </text:span><text:span text:style-name="T18">type</text:span><text:span text:style-name="T10">="</text:span><text:span text:style-name="T16">hidden</text:span><text:span text:style-name="T10">"</text:span><text:span text:style-name="T17"> </text:span><text:span text:style-name="T18">id</text:span><text:span text:style-name="T10">="</text:span><text:span text:style-name="T16">editCardId</text:span><text:span text:style-name="T10">"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6"><text:span text:style-name="T17">&lt;</text:span><text:span text:style-name="T9">label</text:span><text:span text:style-name="T17"> </text:span><text:span text:style-name="T18">for</text:span><text:span text:style-name="T10">="</text:span><text:span text:style-name="T16">editCardTitle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Titre <text:span text:style-name="T17">&lt;</text:span><text:span text:style-name="T9">span</text:span><text:span text:style-name="T17"> </text:span><text:span text:style-name="T18">class</text:span><text:span text:style-name="T10">="</text:span><text:span text:style-name="T16">text-danger</text:span><text:span text:style-name="T10">"</text:span><text:span text:style-name="T17">&gt;</text:span>*<text:span text:style-name="T17">&lt;/</text:span><text:span text:style-name="T9">span</text:span><text:span text:style-name="T17">&gt;&lt;/</text:span><text:span text:style-name="T9">label</text:span><text:span text:style-name="T17">&gt;</text:span></text:p>
      <text:p text:style-name="P3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editCardTitle</text:span><text:span text:style-name="T10">"</text:span><text:span text:style-name="T17"> </text:span><text:span text:style-name="T18">required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36"><text:span text:style-name="T17">&lt;</text:span><text:span text:style-name="T9">label</text:span><text:span text:style-name="T17"> </text:span><text:span text:style-name="T18">for</text:span><text:span text:style-name="T10">="</text:span><text:span text:style-name="T16">editCardDetail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étail<text:span text:style-name="T17">&lt;/</text:span><text:span text:style-name="T9">label</text:span><text:span text:style-name="T17">&gt;</text:span></text:p>
      <text:p text:style-name="P36"><text:span text:style-name="T17">&lt;</text:span><text:span text:style-name="T9">textarea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editCardDetail</text:span><text:span text:style-name="T10">"</text:span><text:span text:style-name="T17"> </text:span><text:span text:style-name="T18">rows</text:span><text:span text:style-name="T10">="</text:span><text:span text:style-name="T16">3</text:span><text:span text:style-name="T10">"</text:span><text:span text:style-name="T17">&gt;&lt;/</text:span><text:span text:style-name="T9">textarea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</text:span><text:span text:style-name="T9">div</text:span><text:span text:style-name="T17"> </text:span><text:span text:style-name="T18">class</text:span><text:span text:style-name="T10">="</text:span><text:span text:style-name="T16">modal-footer</text:span><text:span text:style-name="T10">"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 </text:span><text:span text:style-name="T18">data-bs-dismiss</text:span><text:span text:style-name="T10">="</text:span><text:span text:style-name="T16">modal</text:span><text:span text:style-name="T10">"</text:span><text:span text:style-name="T17">&gt;</text:span>Annuler<text:span text:style-name="T17">&lt;/</text:span><text:span text:style-name="T9">button</text:span><text:span text:style-name="T17">&gt;</text:span></text:p>
      <text:p text:style-name="P3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 </text:span><text:span text:style-name="T18">id</text:span><text:span text:style-name="T10">="</text:span><text:span text:style-name="T16">saveEditCard</text:span><text:span text:style-name="T10">"</text:span><text:span text:style-name="T17">&gt;</text:span>Enregistrer<text:span text:style-name="T17">&lt;/</text:span><text:span text:style-name="T9">button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<text:span text:style-name="T17">&lt;/</text:span><text:span text:style-name="T9">div</text:span><text:span text:style-name="T17">&gt;</text:span></text:p>
      <text:p text:style-name="P36">{<text:span text:style-name="T9">/block</text:span>}</text:p>
      <text:p text:style-name="P7"/>
      <text:p text:style-name="P36">{<text:span text:style-name="T9">block </text:span>scripts}</text:p>
      <text:p text:style-name="P36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Kanban/js/kanban.js</text:span><text:span text:style-name="T10">"</text:span><text:span text:style-name="T17">&gt;&lt;/</text:span><text:span text:style-name="T9">script</text:span><text:span text:style-name="T17">&gt;</text:span></text:p>
      <text:p text:style-name="P36">{<text:span text:style-name="T9">/block</text:span>}</text:p>
      <text:p text:style-name="P39"/>
      <text:h text:style-name="P44" text:outline-level="1">Commandes groupées</text:h>
      <text:p text:style-name="P45">Créer les commandes groupées en faisant comme pour les sondages</text:p>
      <text:p text:style-name="P45">Les routes :</text:p>
      <text:p text:style-name="P46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config</text:span><text:span text:style-name="T13">\</text:span><text:span text:style-name="T12">routes</text:span><text:span text:style-name="T10">;</text:span></text:p>
      <text:p text:style-name="P7"/>
      <text:p text:style-name="P6"><text:span text:style-name="T9">use</text:span> app<text:span text:style-name="T10">\</text:span>config<text:span text:style-name="T10">\</text:span><text:span text:style-name="T12">ControllerFactory</text:span><text:span text:style-name="T10">;</text:span></text:p>
      <text:p text:style-name="P6"><text:span text:style-name="T9">use</text:span> app<text:span text:style-name="T10">\</text:span>interfaces<text:span text:style-name="T10">\</text:span><text:span text:style-name="T12">RouteInterface</text:span><text:span text:style-name="T10">;</text:span></text:p>
      <text:p text:style-name="P6"><text:span text:style-name="T9">use</text:span> app<text:span text:style-name="T10">\</text:span>valueObjects<text:span text:style-name="T10">\</text:span><text:span text:style-name="T12">Route</text:span><text:span text:style-name="T10">;</text:span></text:p>
      <text:p text:style-name="P7"/>
      <text:p text:style-name="P6"><text:span text:style-name="T14">class</text:span> <text:span text:style-name="T12">Survey</text:span> <text:span text:style-name="T9">implements</text:span> <text:span text:style-name="T12">RouteInterface</text:span></text:p>
      <text:p text:style-name="P12">{</text:p>
      <text:p text:style-name="P6"><text:span text:style-name="T9">private</text:span> <text:span text:style-name="T9">array</text:span> <text:span text:style-name="T10">$</text:span><text:span text:style-name="T14">routes</text:span> <text:span text:style-name="T10">=</text:span> <text:span text:style-name="T10">[];</text:span></text:p>
      <text:p text:style-name="P7"><text:soft-page-break/></text:p>
      <text:p text:style-name="P6"><text:span text:style-name="T9">public</text:span> <text:span text:style-name="T14">function</text:span> <text:span text:style-name="T15">__construct</text:span><text:span text:style-name="T10">(</text:span><text:span text:style-name="T9">private</text:span> <text:span text:style-name="T12">ControllerFactory</text:span> <text:span text:style-name="T10">$</text:span><text:span text:style-name="T14">controllerFactory</text:span><text:span text:style-name="T10">)</text:span> <text:span text:style-name="T10">{}</text:span></text:p>
      <text:p text:style-name="P7"/>
      <text:p text:style-name="P6"><text:span text:style-name="T9">public</text:span> <text:span text:style-name="T14">function</text:span> <text:span text:style-name="T15">get</text:span><text:span text:style-name="T10">():</text:span> <text:span text:style-name="T9">array</text:span></text:p>
      <text:p text:style-name="P12">{</text:p>
      <text:p text:style-name="P6"><text:span text:style-name="T10">$</text:span><text:span text:style-name="T14">surveyController</text:span> <text:span text:style-name="T10">=</text:span> <text:span text:style-name="T14">fn</text:span><text:span text:style-name="T10">()</text:span> <text:span text:style-name="T10">=&gt;</text:span> <text:span text:style-name="T10">$</text:span><text:span text:style-name="T11">this</text:span><text:span text:style-name="T10">-&gt;</text:span><text:span text:style-name="T14">controllerFactory</text:span><text:span text:style-name="T10">-&gt;</text:span><text:span text:style-name="T15">makeSurveyController</text:span><text:span text:style-name="T10">();</text:span></text:p>
      <text:p text:style-name="P7"/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survey/add/@id:[0-9]+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add</text:span><text:span text:style-name="T10">');</text:span></text:p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POST /survey/create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createOrUpdate</text:span><text:span text:style-name="T10">');</text:span></text:p>
      <text:p text:style-name="P6"><text:span text:style-name="T10">$</text:span><text:span text:style-name="T11">this</text:span><text:span text:style-name="T10">-&gt;</text:span><text:span text:style-name="T14">routes</text:span><text:span text:style-name="T10">[]</text:span> <text:span text:style-name="T10">=</text:span> <text:span text:style-name="T9">new</text:span> <text:span text:style-name="T12">Route</text:span><text:span text:style-name="T10">('</text:span><text:span text:style-name="T16">GET /survey/results/@id:[0-9]+</text:span><text:span text:style-name="T10">',</text:span> <text:span text:style-name="T10">$</text:span><text:span text:style-name="T14">surveyController</text:span><text:span text:style-name="T10">,</text:span> <text:span text:style-name="T10">'</text:span><text:span text:style-name="T16">viewResults</text:span><text:span text:style-name="T10">');</text:span></text:p>
      <text:p text:style-name="P7"/>
      <text:p text:style-name="P6"><text:span text:style-name="T9">return</text:span> <text:span text:style-name="T10">$</text:span><text:span text:style-name="T11">this</text:span><text:span text:style-name="T10">-&gt;</text:span><text:span text:style-name="T14">routes</text:span><text:span text:style-name="T10">;</text:span></text:p>
      <text:p text:style-name="P12">}</text:p>
      <text:p text:style-name="P12">}</text:p>
      <text:p text:style-name="P45"/>
      <text:p text:style-name="P45">Le controleur :</text:p>
      <text:p text:style-name="P46">&lt;?php</text:p>
      <text:p text:style-name="P7"/>
      <text:p text:style-name="P6"><text:span text:style-name="T9">declare</text:span><text:span text:style-name="T10">(</text:span><text:span text:style-name="T11">strict_types</text:span><text:span text:style-name="T10">=</text:span><text:span text:style-name="T11">1</text:span><text:span text:style-name="T10">);</text:span></text:p>
      <text:p text:style-name="P7"/>
      <text:p text:style-name="P6"><text:span text:style-name="T9">namespace</text:span> <text:span text:style-name="T12">app</text:span><text:span text:style-name="T13">\</text:span><text:span text:style-name="T12">modules</text:span><text:span text:style-name="T13">\</text:span><text:span text:style-name="T12">Article</text:span><text:span text:style-name="T10">;</text:span></text:p>
      <text:p text:style-name="P7"/>
      <text:p text:style-name="P6"><text:span text:style-name="T9">use</text:span> <text:span text:style-name="T12">DateTime</text:span><text:span text:style-name="T10">;</text:span></text:p>
      <text:p text:style-name="P7"/>
      <text:p text:style-name="P6"><text:span text:style-name="T9">use</text:span> app<text:span text:style-name="T10">\</text:span>enums<text:span text:style-name="T10">\</text:span><text:span text:style-name="T12">FilterInputRule</text:span><text:span text:style-name="T10">;</text:span></text:p>
      <text:p text:style-name="P6"><text:span text:style-name="T9">use</text:span> app<text:span text:style-name="T10">\</text:span>enums<text:span text:style-name="T10">\</text:span><text:span text:style-name="T12">SurveyVisibility</text:span><text:span text:style-name="T10">;</text:span></text:p>
      <text:p text:style-name="P6"><text:span text:style-name="T9">use</text:span> app<text:span text:style-name="T10">\</text:span>exceptions<text:span text:style-name="T10">\</text:span><text:span text:style-name="T12">IntegrityException</text:span><text:span text:style-name="T10">;</text:span></text:p>
      <text:p text:style-name="P6"><text:span text:style-name="T9">use</text:span> app<text:span text:style-name="T10">\</text:span>helpers<text:span text:style-name="T10">\</text:span><text:span text:style-name="T12">Application</text:span><text:span text:style-name="T10">;</text:span></text:p>
      <text:p text:style-name="P6"><text:span text:style-name="T9">use</text:span> app<text:span text:style-name="T10">\</text:span>helpers<text:span text:style-name="T10">\</text:span><text:span text:style-name="T12">WebApp</text:span><text:span text:style-name="T10">;</text:span></text:p>
      <text:p text:style-name="P6"><text:span text:style-name="T9">use</text:span> app<text:span text:style-name="T10">\</text:span>models<text:span text:style-name="T10">\</text:span><text:span text:style-name="T12">SurveyDataHelper</text:span><text:span text:style-name="T10">;</text:span></text:p>
      <text:p text:style-name="P6"><text:span text:style-name="T9">use</text:span> app<text:span text:style-name="T10">\</text:span>modules<text:span text:style-name="T10">\</text:span>Common<text:span text:style-name="T10">\</text:span><text:span text:style-name="T12">AbstractController</text:span><text:span text:style-name="T10">;</text:span></text:p>
      <text:p text:style-name="P7"/>
      <text:p text:style-name="P6"><text:span text:style-name="T14">class</text:span> <text:span text:style-name="T12">SurveyController</text:span> <text:span text:style-name="T9">extends</text:span> <text:span text:style-name="T12">AbstractController</text:span></text:p>
      <text:p text:style-name="P12">{</text:p>
      <text:p text:style-name="P6"><text:span text:style-name="T9">public</text:span> <text:span text:style-name="T14">function</text:span> <text:span text:style-name="T15">__construct</text:span><text:span text:style-name="T10">(</text:span><text:span text:style-name="T12">Application</text:span> <text:span text:style-name="T10">$</text:span><text:span text:style-name="T14">application</text:span><text:span text:style-name="T10">,</text:span> <text:span text:style-name="T9">private</text:span> <text:span text:style-name="T12">SurveyDataHelper</text:span> <text:span text:style-name="T10">$</text:span><text:span text:style-name="T14">surveyDataHelper</text:span><text:span text:style-name="T10">)</text:span></text:p>
      <text:p text:style-name="P12">{</text:p>
      <text:p text:style-name="P6"><text:span text:style-name="T14">parent</text:span><text:span text:style-name="T10">::</text:span><text:span text:style-name="T15">__construct</text:span><text:span text:style-name="T10">($</text:span><text:span text:style-name="T14">application</text:span><text:span text:style-name="T10">);</text:span></text:p>
      <text:p text:style-name="P12">}</text:p>
      <text:p text:style-name="P7"/>
      <text:p text:style-name="P6"><text:span text:style-name="T9">public</text:span> <text:span text:style-name="T14">function</text:span> <text:span text:style-name="T15">add</text:span><text:span text:style-name="T10">(</text:span><text:span text:style-name="T9">int</text:span> <text:span text:style-name="T10">$</text:span><text:span text:style-name="T14">articleId</text:span><text:span text:style-name="T10">):</text:span> <text:span text:style-name="T9">void</text:span></text:p>
      <text:p text:style-name="P12">{</text:p>
      <text:p text:style-name="P6"><text:span text:style-name="T9"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Redacto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10">$</text:span><text:span text:style-name="T14">article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Title, Id</text:span><text:span text:style-name="T10">');</text:span></text:p>
      <text:p text:style-name="P6"><text:span text:style-name="T9">if</text:span> <text:span text:style-name="T10">(!$</text:span><text:span text:style-name="T14">article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</text:span><text:span text:style-name="T16">/articles</text:span><text:span text:style-name="T10">');</text:span></text:p>
      <text:p text:style-name="P6"><text:span text:style-name="T9">return</text:span><text:span text:style-name="T10">;</text:span></text:p>
      <text:p text:style-name="P12"><text:soft-page-break/>}</text:p>
      <text:p text:style-name="P6"><text:span text:style-name="T10">$</text:span><text:span text:style-name="T11">this</text:span><text:span text:style-name="T10">-&gt;</text:span><text:span text:style-name="T15">render</text:span><text:span text:style-name="T10">('</text:span><text:span text:style-name="T16">Article/views/survey_add.latte</text:span><text:span text:style-name="T10">',</text:span> <text:span text:style-name="T10">$</text:span><text:span text:style-name="T11">this</text:span><text:span text:style-name="T10">-&gt;</text:span><text:span text:style-name="T15">getAllParams</text:span><text:span text:style-name="T10">([</text:span></text:p>
      <text:p text:style-name="P6"><text:span text:style-name="T10">'</text:span><text:span text:style-name="T16">article</text:span><text:span text:style-name="T10">'</text:span> <text:span text:style-name="T10">=&gt;</text:span> <text:span text:style-name="T10">$</text:span><text:span text:style-name="T14">article</text:span><text:span text:style-name="T10">,</text:span></text:p>
      <text:p text:style-name="P6"><text:span text:style-name="T10">'</text:span><text:span text:style-name="T16">survey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Survey</text:span><text:span text:style-name="T10">',</text:span> <text:span text:style-name="T10">['</text:span><text:span text:style-name="T16">IdArticle</text:span><text:span text:style-name="T10">'</text:span> <text:span text:style-name="T10">=&gt;</text:span> <text:span text:style-name="T10">$</text:span><text:span text:style-name="T14">article</text:span><text:span text:style-name="T10">-&gt;</text:span><text:span text:style-name="T14">Id</text:span><text:span text:style-name="T10">],</text:span> <text:span text:style-name="T10">'</text:span><text:span text:style-name="T16">Question, Options, ClosingDate, Visibility</text:span><text:span text:style-name="T10">'),</text:span></text:p>
      <text:p text:style-name="P6"><text:span text:style-name="T10">'</text:span><text:span text:style-name="T16">page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getPage</text:span><text:span text:style-name="T10">(),</text:span></text:p>
      <text:p text:style-name="P12">]));</text:p>
      <text:p text:style-name="P12">}</text:p>
      <text:p text:style-name="P7"/>
      <text:p text:style-name="P6"><text:span text:style-name="T9">public</text:span> <text:span text:style-name="T14">function</text:span> <text:span text:style-name="T15">createOrUpdate</text:span><text:span text:style-name="T10">():</text:span> <text:span text:style-name="T9">void</text:span></text:p>
      <text:p text:style-name="P12">{</text:p>
      <text:p text:style-name="P6"><text:span text:style-name="T9">if</text:span> <text:span text:style-name="T10">(!(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-&gt;</text:span><text:span text:style-name="T15">isRedactor</text:span><text:span text:style-name="T10">()</text:span> <text:span text:style-name="T10">??</text:span> <text:span text:style-name="T11">false</text:span><text:span text:style-name="T10">)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POS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10">$</text:span><text:span text:style-name="T14">schema</text:span> <text:span text:style-name="T10">=</text:span> <text:span text:style-name="T10">[</text:span></text:p>
      <text:p text:style-name="P6"><text:span text:style-name="T10">'</text:span><text:span text:style-name="T16">article_id</text:span><text:span text:style-name="T10">'</text:span> <text:span text:style-name="T10">=&gt;</text:span> <text:span text:style-name="T12">FilterInputRule</text:span><text:span text:style-name="T10">::</text:span><text:span text:style-name="T11">Int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question</text:span><text:span text:style-name="T10">'</text:span> <text:span text:style-name="T10">=&gt;</text:span> <text:span text:style-name="T12">FilterInputRule</text:span><text:span text:style-name="T10">::</text:span><text:span text:style-name="T11">HtmlSafeText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closingDate</text:span><text:span text:style-name="T10">'</text:span> <text:span text:style-name="T10">=&gt;</text:span> <text:span text:style-name="T12">FilterInputRule</text:span><text:span text:style-name="T10">::</text:span><text:span text:style-name="T11">DateTime</text:span><text:span text:style-name="T10">-&gt;</text:span><text:span text:style-name="T14">value</text:span><text:span text:style-name="T10">,</text:span></text:p>
      <text:p text:style-name="P6"><text:span text:style-name="T10">'</text:span><text:span text:style-name="T16">visibility</text:span><text:span text:style-name="T10">'</text:span> <text:span text:style-name="T10">=&gt;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enumToValues</text:span><text:span text:style-name="T10">(</text:span><text:span text:style-name="T12">SurveyVisibility</text:span><text:span text:style-name="T10">::</text:span><text:span text:style-name="T9">class</text:span><text:span text:style-name="T10">)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2">FilterInputRule</text:span><text:span text:style-name="T10">::</text:span><text:span text:style-name="T11">ArrayString</text:span><text:span text:style-name="T10">-&gt;</text:span><text:span text:style-name="T14">value</text:span><text:span text:style-name="T10">,</text:span></text:p>
      <text:p text:style-name="P12">];</text:p>
      <text:p text:style-name="P6"><text:span text:style-name="T10">$</text:span><text:span text:style-name="T14">input</text:span> <text:span text:style-name="T10">=</text:span> <text:span text:style-name="T12">WebApp</text:span><text:span text:style-name="T10">::</text:span><text:span text:style-name="T15">filterInput</text:span><text:span text:style-name="T10">($</text:span><text:span text:style-name="T14">schema</text:span><text:span text:style-name="T10">,</text:span> <text:span text:style-name="T10">$</text:span><text:span text:style-name="T11">this</text:span><text:span text:style-name="T10">-&gt;</text:span><text:span text:style-name="T14">flight</text:span><text:span text:style-name="T10">-&gt;</text:span><text:span text:style-name="T15">request</text:span><text:span text:style-name="T10">()-&gt;</text:span><text:span text:style-name="T14">data</text:span><text:span text:style-name="T10">-&gt;</text:span><text:span text:style-name="T15">getData</text:span><text:span text:style-name="T10">());</text:span></text:p>
      <text:p text:style-name="P6"><text:span text:style-name="T10">$</text:span><text:span text:style-name="T14">articleId</text:span> <text:span text:style-name="T10">=</text:span> <text:span text:style-name="T10">$</text:span><text:span text:style-name="T14">input</text:span><text:span text:style-name="T10">['</text:span><text:span text:style-name="T16">article_id</text:span><text:span text:style-name="T10">']</text:span> <text:span text:style-name="T10">??</text:span> <text:span text:style-name="T9">throw</text:span> <text:span text:style-name="T9">new</text:span> <text:span text:style-name="T12">IntegrityException</text:span><text:span text:style-name="T10">('</text:span><text:span text:style-name="T16">Fatal error in file </text:span><text:span text:style-name="T10">'</text:span> <text:span text:style-name="T10">.</text:span> <text:span text:style-name="T11">__FILE__</text:span> <text:span text:style-name="T10">.</text:span> <text:span text:style-name="T10">'</text:span><text:span text:style-name="T16"> at line </text:span><text:span text:style-name="T10">'</text:span> <text:span text:style-name="T10">.</text:span> <text:span text:style-name="T11">__LINE__</text:span><text:span text:style-name="T10">);</text:span></text:p>
      <text:p text:style-name="P6"><text:span text:style-name="T10">$</text:span><text:span text:style-name="T14">question</text:span> <text:span text:style-name="T10">=</text:span> <text:span text:style-name="T10">$</text:span><text:span text:style-name="T14">input</text:span><text:span text:style-name="T10">['</text:span><text:span text:style-name="T16">question</text:span><text:span text:style-name="T10">']</text:span> <text:span text:style-name="T10">??</text:span> <text:span text:style-name="T10">'</text:span><text:span text:style-name="T16">???</text:span><text:span text:style-name="T10">';</text:span></text:p>
      <text:p text:style-name="P6"><text:span text:style-name="T10">$</text:span><text:span text:style-name="T14">closingDate</text:span> <text:span text:style-name="T10">=</text:span> <text:span text:style-name="T10">$</text:span><text:span text:style-name="T14">input</text:span><text:span text:style-name="T10">['</text:span><text:span text:style-name="T16">closingDate</text:span><text:span text:style-name="T10">']</text:span> <text:span text:style-name="T10">??</text:span> <text:span text:style-name="T9">new</text:span> <text:span text:style-name="T12">DateTime</text:span><text:span text:style-name="T10">('</text:span><text:span text:style-name="T16">+7 days</text:span><text:span text:style-name="T10">');</text:span></text:p>
      <text:p text:style-name="P6"><text:span text:style-name="T10">$</text:span><text:span text:style-name="T14">visibility</text:span> <text:span text:style-name="T10">=</text:span> <text:span text:style-name="T10">$</text:span><text:span text:style-name="T14">input</text:span><text:span text:style-name="T10">['</text:span><text:span text:style-name="T16">visibility</text:span><text:span text:style-name="T10">']</text:span> <text:span text:style-name="T10">??</text:span> <text:span text:style-name="T12">SurveyVisibility</text:span><text:span text:style-name="T10">::</text:span><text:span text:style-name="T11">Redactor</text:span><text:span text:style-name="T10">-&gt;</text:span><text:span text:style-name="T14">value</text:span><text:span text:style-name="T10">;</text:span></text:p>
      <text:p text:style-name="P6"><text:span text:style-name="T10">$</text:span><text:span text:style-name="T14">options</text:span> <text:span text:style-name="T10">=</text:span> <text:span text:style-name="T10">[];</text:span></text:p>
      <text:p text:style-name="P6"><text:span text:style-name="T9">foreach</text:span> <text:span text:style-name="T10">($</text:span><text:span text:style-name="T14">input</text:span><text:span text:style-name="T10">['</text:span><text:span text:style-name="T16">options</text:span><text:span text:style-name="T10">']</text:span> <text:span text:style-name="T10">??</text:span> <text:span text:style-name="T10">[]</text:span> <text:span text:style-name="T10">as</text:span> <text:span text:style-name="T10">$</text:span><text:span text:style-name="T14">option</text:span><text:span text:style-name="T10">)</text:span> <text:span text:style-name="T10">{</text:span></text:p>
      <text:p text:style-name="P6"><text:span text:style-name="T10">$</text:span><text:span text:style-name="T14">options</text:span><text:span text:style-name="T10">[]</text:span> <text:span text:style-name="T10">=</text:span> <text:span text:style-name="T15">str_replace</text:span><text:span text:style-name="T10">('</text:span><text:span text:style-name="T16">"</text:span><text:span text:style-name="T10">',</text:span> <text:span text:style-name="T10">"</text:span><text:span text:style-name="T16">''</text:span><text:span text:style-name="T10">",</text:span> <text:span text:style-name="T10">$</text:span><text:span text:style-name="T14">option</text:span><text:span text:style-name="T10">);</text:span></text:p>
      <text:p text:style-name="P12">}</text:p>
      <text:p text:style-name="P6"><text:span text:style-name="T10">$</text:span><text:span text:style-name="T14">optionsJson</text:span> <text:span text:style-name="T10">=</text:span> <text:span text:style-name="T15">json_encode</text:span><text:span text:style-name="T10">($</text:span><text:span text:style-name="T14">options</text:span><text:span text:style-name="T10">);</text:span></text:p>
      <text:p text:style-name="P6"><text:span text:style-name="T10">$</text:span><text:span text:style-name="T14">fields</text:span> <text:span text:style-name="T10">=</text:span> <text:span text:style-name="T10">[</text:span></text:p>
      <text:p text:style-name="P6"><text:span text:style-name="T10">'</text:span><text:span text:style-name="T16">Question</text:span><text:span text:style-name="T10">'</text:span> <text:span text:style-name="T10">=&gt;</text:span> <text:span text:style-name="T10">$</text:span><text:span text:style-name="T14">question</text:span><text:span text:style-name="T10">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0">$</text:span><text:span text:style-name="T14">optionsJson</text:span><text:span text:style-name="T10">,</text:span></text:p>
      <text:p text:style-name="P6"><text:span text:style-name="T10">'</text:span><text:span text:style-name="T16">ClosingDate</text:span><text:span text:style-name="T10">'</text:span> <text:span text:style-name="T10">=&gt;</text:span> <text:span text:style-name="T10">$</text:span><text:span text:style-name="T14">closingDate</text:span><text:span text:style-name="T10">,</text:span></text:p>
      <text:p text:style-name="P6"><text:span text:style-name="T10">'</text:span><text:span text:style-name="T16">IdArticle</text:span><text:span text:style-name="T10">'</text:span> <text:span text:style-name="T10">=&gt;</text:span> <text:span text:style-name="T10">$</text:span><text:span text:style-name="T14">articleId</text:span><text:span text:style-name="T10">,</text:span></text:p>
      <text:p text:style-name="P6"><text:span text:style-name="T10">'</text:span><text:span text:style-name="T16">Visibility</text:span><text:span text:style-name="T10">'</text:span> <text:span text:style-name="T10">=&gt;</text:span> <text:span text:style-name="T10">$</text:span><text:span text:style-name="T14">visibility</text:span></text:p>
      <text:p text:style-name="P12">];</text:p>
      <text:p text:style-name="P6"><text:span text:style-name="T10">$</text:span><text:span text:style-name="T14">survey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Survey</text:span><text:span text:style-name="T10">',</text:span> <text:span text:style-name="T10">['</text:span><text:span text:style-name="T16">IdArticle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Id</text:span><text:span text:style-name="T10">');</text:span></text:p>
      <text:p text:style-name="P6"><text:span text:style-name="T9">if</text:span> <text:span text:style-name="T10">($</text:span><text:span text:style-name="T14">survey</text:span><text:span text:style-name="T10">)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set</text:span><text:span text:style-name="T10">('</text:span><text:span text:style-name="T16">Survey</text:span><text:span text:style-name="T10">',</text:span> <text:span text:style-name="T10">$</text:span><text:span text:style-name="T14">fields</text:span><text:span text:style-name="T10">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</text:span><text:span text:style-name="T10">]);</text:span></text:p>
      <text:p text:style-name="P6"><text:span text:style-name="T9">else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set</text:span><text:span text:style-name="T10">('</text:span><text:span text:style-name="T16">Survey</text:span><text:span text:style-name="T10">',</text:span> <text:span text:style-name="T10">$</text:span><text:span text:style-name="T14">fields</text:span><text:span text:style-name="T10">);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/</text:span><text:span text:style-name="T9">article</text:span><text:span text:style-name="T10">/'</text:span> <text:span text:style-name="T10">.</text:span> <text:span text:style-name="T10">$</text:span><text:span text:style-name="T14">articleId</text:span><text:span text:style-name="T10">);</text:span></text:p>
      <text:p text:style-name="P12">}</text:p>
      <text:p text:style-name="P7"/>
      <text:p text:style-name="P6"><text:span text:style-name="T9">public</text:span> <text:span text:style-name="T14">function</text:span> <text:span text:style-name="T15">viewResults</text:span><text:span text:style-name="T10">(</text:span><text:span text:style-name="T9">int</text:span> <text:span text:style-name="T10">$</text:span><text:span text:style-name="T14">articleId</text:span><text:span text:style-name="T10">):</text:span> <text:span text:style-name="T9">void</text:span></text:p>
      <text:p text:style-name="P12">{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oft-page-break/><text:span text:style-name="T9">return</text:span><text:span text:style-name="T10">;</text:span></text:p>
      <text:p text:style-name="P12">}</text:p>
      <text:p text:style-name="P6"><text:span text:style-name="T9">if</text:span> <text:span text:style-name="T10">(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articleId</text:span><text:span text:style-name="T10">],</text:span> <text:span text:style-name="T10">'</text:span><text:span text:style-name="T16">Id</text:span><text:span text:style-name="T10">')</text:span> <text:span text:style-name="T10">===</text:span> <text:span text:style-name="T11">false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BadRequest</text:span><text:span text:style-name="T10">("</text:span><text:span text:style-name="T16">Article </text:span><text:span text:style-name="T10">{$</text:span><text:span text:style-name="T14">articleId</text:span><text:span text:style-name="T10">}</text:span><text:span text:style-name="T16"> doesn't exist</text:span><text:span text:style-name="T10">",</text:span> 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10">$</text:span><text:span text:style-name="T14">connectedUser</text:span> <text:span text:style-name="T10">=</text:span> <text:span text:style-name="T10">$</text:span><text:span text:style-name="T11">this</text:span><text:span text:style-name="T10">-&gt;</text:span><text:span text:style-name="T14">application</text:span><text:span text:style-name="T10">-&gt;</text:span><text:span text:style-name="T15">getConnectedUser</text:span><text:span text:style-name="T10">();</text:span></text:p>
      <text:p text:style-name="P6"><text:span text:style-name="T9">if</text:span> <text:span text:style-name="T10">($</text:span><text:span text:style-name="T14">connectedUser</text:span><text:span text:style-name="T10">-&gt;</text:span><text:span text:style-name="T14">person</text:span> <text:span text:style-name="T10">===</text:span> <text:span text:style-name="T11">null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9">if</text:span> <text:span text:style-name="T10">($</text:span><text:span text:style-name="T14">_SERVER</text:span><text:span text:style-name="T10">['</text:span><text:span text:style-name="T16">REQUEST_METHOD</text:span><text:span text:style-name="T10">']</text:span> <text:span text:style-name="T10">!==</text:span> <text:span text:style-name="T10">'</text:span><text:span text:style-name="T16">GET</text:span><text:span text:style-name="T10">'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MethodNotAllowed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10">$</text:span><text:span text:style-name="T14">survey</text:span> <text:span text:style-name="T10">=</text:span> <text:span text:style-name="T10">$</text:span><text:span text:style-name="T11">this</text:span><text:span text:style-name="T10">-&gt;</text:span><text:span text:style-name="T14">surveyDataHelper</text:span><text:span text:style-name="T10">-&gt;</text:span><text:span text:style-name="T15">getWithCreator</text:span><text:span text:style-name="T10">($</text:span><text:span text:style-name="T14">articleId</text:span><text:span text:style-name="T10">);</text:span></text:p>
      <text:p text:style-name="P6"><text:span text:style-name="T9">if</text:span> <text:span text:style-name="T10">(!$</text:span><text:span text:style-name="T14">survey</text:span><text:span text:style-name="T10">)</text:span> <text:span text:style-name="T10">{</text:span></text:p>
      <text:p text:style-name="P6"><text:span text:style-name="T10">$</text:span><text:span text:style-name="T11">this</text:span><text:span text:style-name="T10">-&gt;</text:span><text:span text:style-name="T15">raiseBadRequest</text:span><text:span text:style-name="T10">("</text:span><text:span text:style-name="T16">No survey for article </text:span><text:span text:style-name="T10">{$</text:span><text:span text:style-name="T14">articleId</text:span><text:span text:style-name="T10">}",</text:span> <text:span text:style-name="T11">__FILE__</text:span><text:span text:style-name="T10">,</text:span> <text:span text:style-name="T11">__LINE__</text:span><text:span text:style-name="T10">);</text:span></text:p>
      <text:p text:style-name="P6"><text:span text:style-name="T10">$</text:span><text:span text:style-name="T11">this</text:span><text:span text:style-name="T10">-&gt;</text:span><text:span text:style-name="T15">redirect</text:span><text:span text:style-name="T10">('/</text:span><text:span text:style-name="T9">article</text:span><text:span text:style-name="T10">/'</text:span> <text:span text:style-name="T10">.</text:span> <text:span text:style-name="T10">$</text:span><text:span text:style-name="T14">articleId</text:span><text:span text:style-name="T10">);</text:span></text:p>
      <text:p text:style-name="P6"><text:span text:style-name="T9">return</text:span><text:span text:style-name="T10">;</text:span></text:p>
      <text:p text:style-name="P12">}</text:p>
      <text:p text:style-name="P6"><text:span text:style-name="T9">if</text:span> <text:span text:style-name="T10">($</text:span><text:span text:style-name="T11">this</text:span><text:span text:style-name="T10">-&gt;</text:span><text:span text:style-name="T14">authorizationDataHelper</text:span><text:span text:style-name="T10">-&gt;</text:span><text:span text:style-name="T15">canPersonReadSurveyResults</text:span><text:span text:style-name="T10">(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Article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Article</text:span><text:span text:style-name="T10">]),</text:span> <text:span text:style-name="T10">$</text:span><text:span text:style-name="T14">connectedUser</text:span><text:span text:style-name="T10">))</text:span> <text:span text:style-name="T10">{</text:span></text:p>
      <text:p text:style-name="P6"><text:span text:style-name="T10">$</text:span><text:span text:style-name="T14">replies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s</text:span><text:span text:style-name="T10">('</text:span><text:span text:style-name="T16">Reply</text:span><text:span text:style-name="T10">',</text:span> <text:span text:style-name="T10">['</text:span><text:span text:style-name="T16">IdSurvey</text:span><text:span text:style-name="T10">'</text:span> <text:span text:style-name="T10">=&gt;</text:span> <text:span text:style-name="T10">$</text:span><text:span text:style-name="T14">survey</text:span><text:span text:style-name="T10">-&gt;</text:span><text:span text:style-name="T14">Id</text:span><text:span text:style-name="T10">]);</text:span></text:p>
      <text:p text:style-name="P6"><text:span text:style-name="T10">$</text:span><text:span text:style-name="T14">participants</text:span> <text:span text:style-name="T10">=</text:span> <text:span text:style-name="T10">[];</text:span></text:p>
      <text:p text:style-name="P6"><text:span text:style-name="T10">$</text:span><text:span text:style-name="T14">results</text:span> <text:span text:style-name="T10">=</text:span> <text:span text:style-name="T10">[];</text:span></text:p>
      <text:p text:style-name="P6"><text:span text:style-name="T10">$</text:span><text:span text:style-name="T14">options</text:span> <text:span text:style-name="T10">=</text:span> <text:span text:style-name="T15">json_decode</text:span><text:span text:style-name="T10">($</text:span><text:span text:style-name="T14">survey</text:span><text:span text:style-name="T10">-&gt;</text:span><text:span text:style-name="T14">Options</text:span><text:span text:style-name="T10">);</text:span></text:p>
      <text:p text:style-name="P6"><text:span text:style-name="T9">foreach</text:span> <text:span text:style-name="T10">($</text:span><text:span text:style-name="T14">options</text:span> <text:span text:style-name="T10">as</text:span> <text:span text:style-name="T10">$</text:span><text:span text:style-name="T14">option</text:span><text:span text:style-name="T10">)</text:span> <text:span text:style-name="T10">{</text:span></text:p>
      <text:p text:style-name="P6"><text:span text:style-name="T10">$</text:span><text:span text:style-name="T14">results</text:span><text:span text:style-name="T10">[$</text:span><text:span text:style-name="T14">option</text:span><text:span text:style-name="T10">]</text:span> <text:span text:style-name="T10">=</text:span> <text:span text:style-name="T11">0</text:span><text:span text:style-name="T10">;</text:span></text:p>
      <text:p text:style-name="P12">}</text:p>
      <text:p text:style-name="P6"><text:span text:style-name="T9">foreach</text:span> <text:span text:style-name="T10">($</text:span><text:span text:style-name="T14">replies</text:span> <text:span text:style-name="T10">as</text:span> <text:span text:style-name="T10">$</text:span><text:span text:style-name="T14">reply</text:span><text:span text:style-name="T10">)</text:span> <text:span text:style-name="T10">{</text:span></text:p>
      <text:p text:style-name="P6"><text:span text:style-name="T10">$</text:span><text:span text:style-name="T14">answers</text:span> <text:span text:style-name="T10">=</text:span> <text:span text:style-name="T15">json_decode</text:span><text:span text:style-name="T10">($</text:span><text:span text:style-name="T14">reply</text:span><text:span text:style-name="T10">-&gt;</text:span><text:span text:style-name="T14">Answers</text:span><text:span text:style-name="T10">);</text:span></text:p>
      <text:p text:style-name="P6"><text:span text:style-name="T10">$</text:span><text:span text:style-name="T14">person</text:span> <text:span text:style-name="T10">=</text:span> <text:span text:style-name="T10">$</text:span><text:span text:style-name="T11">this</text:span><text:span text:style-name="T10">-&gt;</text:span><text:span text:style-name="T14">dataHelper</text:span><text:span text:style-name="T10">-&gt;</text:span><text:span text:style-name="T15">get</text:span><text:span text:style-name="T10">('</text:span><text:span text:style-name="T16">Person</text:span><text:span text:style-name="T10">',</text:span> <text:span text:style-name="T10">['</text:span><text:span text:style-name="T16">Id</text:span><text:span text:style-name="T10">'</text:span> <text:span text:style-name="T10">=&gt;</text:span> <text:span text:style-name="T10">$</text:span><text:span text:style-name="T14">reply</text:span><text:span text:style-name="T10">-&gt;</text:span><text:span text:style-name="T14">IdPerson</text:span><text:span text:style-name="T10">],</text:span> <text:span text:style-name="T10">'</text:span><text:span text:style-name="T16">FirstName, LastName</text:span><text:span text:style-name="T10">');</text:span></text:p>
      <text:p text:style-name="P6"><text:span text:style-name="T10">$</text:span><text:span text:style-name="T14">participants</text:span><text:span text:style-name="T10">[]</text:span> <text:span text:style-name="T10">=</text:span> <text:span text:style-name="T10">[</text:span></text:p>
      <text:p text:style-name="P6"><text:span text:style-name="T10">'</text:span><text:span text:style-name="T16">name</text:span><text:span text:style-name="T10">'</text:span> <text:span text:style-name="T10">=&gt;</text:span> <text:span text:style-name="T10">$</text:span><text:span text:style-name="T14">person</text:span><text:span text:style-name="T10">-&gt;</text:span><text:span text:style-name="T14">FirstName</text:span> <text:span text:style-name="T10">.</text:span> <text:span text:style-name="T10">'</text:span><text:span text:style-name="T16"> </text:span><text:span text:style-name="T10">'</text:span> <text:span text:style-name="T10">.</text:span> <text:span text:style-name="T10">$</text:span><text:span text:style-name="T14">person</text:span><text:span text:style-name="T10">-&gt;</text:span><text:span text:style-name="T14">LastName</text:span><text:span text:style-name="T10">,</text:span></text:p>
      <text:p text:style-name="P6"><text:span text:style-name="T10">'</text:span><text:span text:style-name="T16">answers</text:span><text:span text:style-name="T10">'</text:span> <text:span text:style-name="T10">=&gt;</text:span> <text:span text:style-name="T10">$</text:span><text:span text:style-name="T14">answers</text:span></text:p>
      <text:p text:style-name="P12">];</text:p>
      <text:p text:style-name="P6"><text:span text:style-name="T9">foreach</text:span> <text:span text:style-name="T10">($</text:span><text:span text:style-name="T14">answers</text:span> <text:span text:style-name="T10">as</text:span> <text:span text:style-name="T10">$</text:span><text:span text:style-name="T14">answer</text:span><text:span text:style-name="T10">)</text:span> <text:span text:style-name="T10">{</text:span></text:p>
      <text:p text:style-name="P6"><text:span text:style-name="T9">if</text:span> <text:span text:style-name="T10">(</text:span><text:span text:style-name="T15">isset</text:span><text:span text:style-name="T10">($</text:span><text:span text:style-name="T14">results</text:span><text:span text:style-name="T10">[$</text:span><text:span text:style-name="T14">answer</text:span><text:span text:style-name="T10">]))</text:span> <text:span text:style-name="T10">$</text:span><text:span text:style-name="T14">results</text:span><text:span text:style-name="T10">[$</text:span><text:span text:style-name="T14">answer</text:span><text:span text:style-name="T10">]++;</text:span></text:p>
      <text:p text:style-name="P12">}</text:p>
      <text:p text:style-name="P12">}</text:p>
      <text:p text:style-name="P7"/>
      <text:p text:style-name="P6"><text:span text:style-name="T10">$</text:span><text:span text:style-name="T11">this</text:span><text:span text:style-name="T10">-&gt;</text:span><text:span text:style-name="T15">render</text:span><text:span text:style-name="T10">('</text:span><text:span text:style-name="T16">Article/views/survey_results.latte</text:span><text:span text:style-name="T10">',</text:span> <text:span text:style-name="T10">[</text:span></text:p>
      <text:p text:style-name="P6"><text:span text:style-name="T10">'</text:span><text:span text:style-name="T16">survey</text:span><text:span text:style-name="T10">'</text:span> <text:span text:style-name="T10">=&gt;</text:span> <text:span text:style-name="T10">$</text:span><text:span text:style-name="T14">survey</text:span><text:span text:style-name="T10">,</text:span></text:p>
      <text:p text:style-name="P6"><text:span text:style-name="T10">'</text:span><text:span text:style-name="T16">options</text:span><text:span text:style-name="T10">'</text:span> <text:span text:style-name="T10">=&gt;</text:span> <text:span text:style-name="T10">$</text:span><text:span text:style-name="T14">options</text:span><text:span text:style-name="T10">,</text:span></text:p>
      <text:p text:style-name="P6"><text:span text:style-name="T10">'</text:span><text:span text:style-name="T16">results</text:span><text:span text:style-name="T10">'</text:span> <text:span text:style-name="T10">=&gt;</text:span> <text:span text:style-name="T10">$</text:span><text:span text:style-name="T14">results</text:span><text:span text:style-name="T10">,</text:span></text:p>
      <text:p text:style-name="P6"><text:span text:style-name="T10">'</text:span><text:span text:style-name="T16">participants</text:span><text:span text:style-name="T10">'</text:span> <text:span text:style-name="T10">=&gt;</text:span> <text:span text:style-name="T10">$</text:span><text:span text:style-name="T14">participants</text:span><text:span text:style-name="T10">,</text:span></text:p>
      <text:p text:style-name="P6"><text:span text:style-name="T10">'</text:span><text:span text:style-name="T16">articleId</text:span><text:span text:style-name="T10">'</text:span> <text:span text:style-name="T10">=&gt;</text:span> <text:span text:style-name="T10">$</text:span><text:span text:style-name="T14">articleId</text:span><text:span text:style-name="T10">,</text:span></text:p>
      <text:p text:style-name="P6"><text:span text:style-name="T10">'</text:span><text:span text:style-name="T16">currentVersion</text:span><text:span text:style-name="T10">'</text:span> <text:span text:style-name="T10">=&gt;</text:span> <text:span text:style-name="T12">Application</text:span><text:span text:style-name="T10">::</text:span><text:span text:style-name="T11">VERSION</text:span><text:span text:style-name="T10">,</text:span></text:p>
      <text:p text:style-name="P6"><text:span text:style-name="T10">'</text:span><text:span text:style-name="T16">page</text:span><text:span text:style-name="T10">'</text:span> <text:span text:style-name="T10">=&gt;</text:span> <text:span text:style-name="T10">$</text:span><text:span text:style-name="T14">connectedUser</text:span><text:span text:style-name="T10">-&gt;</text:span><text:span text:style-name="T15">getPage</text:span><text:span text:style-name="T10">(),</text:span></text:p>
      <text:p text:style-name="P12">]);</text:p>
      <text:p text:style-name="P6"><text:span text:style-name="T10">}</text:span> <text:span text:style-name="T9">else</text:span> <text:span text:style-name="T10">$</text:span><text:span text:style-name="T11">this</text:span><text:span text:style-name="T10">-&gt;</text:span><text:span text:style-name="T15">raiseForbidden</text:span><text:span text:style-name="T10">(</text:span><text:span text:style-name="T11">__FILE__</text:span><text:span text:style-name="T10">,</text:span> <text:span text:style-name="T11">__LINE__</text:span><text:span text:style-name="T10">);</text:span></text:p>
      <text:p text:style-name="P12">}</text:p>
      <text:p text:style-name="P12">}</text:p>
      <text:p text:style-name="P47"><text:soft-page-break/></text:p>
      <text:p text:style-name="P45">la vue survey_add.latte</text:p>
      <text:p text:style-name="P48">{<text:span text:style-name="T9">extends </text:span><text:span text:style-name="T16">'../../Webmaster/views/redactor.latte'</text:span>}</text:p>
      <text:p text:style-name="P7"/>
      <text:p text:style-name="P6">{<text:span text:style-name="T9">block </text:span>content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6">{<text:span text:style-name="T9">if </text:span><text:span text:style-name="T14">$survey</text:span>}</text:p>
      <text:p text:style-name="P6"><text:span text:style-name="T17">&lt;</text:span><text:span text:style-name="T9">h1</text:span><text:span text:style-name="T17">&gt;</text:span>Modifier le sondage de l'article: {<text:span text:style-name="T14">$article</text:span><text:span text:style-name="T10">-&gt;</text:span>Title}<text:span text:style-name="T17">&lt;/</text:span><text:span text:style-name="T9">h1</text:span><text:span text:style-name="T17">&gt;</text:span></text:p>
      <text:p text:style-name="P6">{<text:span text:style-name="T9">else</text:span>}</text:p>
      <text:p text:style-name="P6"><text:span text:style-name="T17">&lt;</text:span><text:span text:style-name="T9">h1</text:span><text:span text:style-name="T17">&gt;</text:span>Ajouter un sondage à l'article: {<text:span text:style-name="T14">$article</text:span><text:span text:style-name="T10">-&gt;</text:span>Title}<text:span text:style-name="T17">&lt;/</text:span><text:span text:style-name="T9">h1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form</text:span><text:span text:style-name="T17"> </text:span><text:span text:style-name="T18">action</text:span><text:span text:style-name="T10">="</text:span><text:span text:style-name="T16">/survey/create</text:span><text:span text:style-name="T10">"</text:span><text:span text:style-name="T17"> </text:span><text:span text:style-name="T18">method</text:span><text:span text:style-name="T10">="</text:span><text:span text:style-name="T16">POST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hidden</text:span><text:span text:style-name="T10">"</text:span><text:span text:style-name="T17"> </text:span><text:span text:style-name="T18">name</text:span><text:span text:style-name="T10">="</text:span><text:span text:style-name="T16">article_id</text:span><text:span text:style-name="T10">"</text:span><text:span text:style-name="T17"> </text:span><text:span text:style-name="T18">value</text:span><text:span text:style-name="T10">="</text:span><text:span text:style-name="T16">{$article-&gt;Id}</text:span><text:span text:style-name="T10">"</text:span><text:span text:style-name="T17">&gt;</text:span></text:p>
      <text:p text:style-name="P6">{<text:span text:style-name="T9">if </text:span><text:span text:style-name="T14">$survey </text:span><text:span text:style-name="T10">!</text:span>== <text:span text:style-name="T11">false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alert alert-danger</text:span><text:span text:style-name="T10">"</text:span><text:span text:style-name="T17"> </text:span><text:span text:style-name="T18">role</text:span><text:span text:style-name="T10">="</text:span><text:span text:style-name="T16">alert</text:span><text:span text:style-name="T10">"</text:span><text:span text:style-name="T17">&gt;</text:span></text:p>
      <text:p text:style-name="P6"><text:span text:style-name="T17">&lt;</text:span><text:span text:style-name="T9">p</text:span><text:span text:style-name="T17">&gt;</text:span>On ne peut modifier que la question et les réponses pour lesquelles il n'y a aucun vote<text:span text:style-name="T17">&lt;/</text:span><text:span text:style-name="T9">p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question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Question du sondage<text:span text:style-name="T17">&lt;/</text:span><text:span text:style-name="T9">label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</text:span><text:span text:style-name="T10">"</text:span><text:span text:style-name="T17"> </text:span><text:span text:style-name="T18">id</text:span><text:span text:style-name="T10">="</text:span><text:span text:style-name="T16">question</text:span><text:span text:style-name="T10">"</text:span><text:span text:style-name="T17"> </text:span><text:span text:style-name="T18">name</text:span><text:span text:style-name="T10">="</text:span><text:span text:style-name="T16">question</text:span><text:span text:style-name="T10">"</text:span><text:span text:style-name="T17"> </text:span><text:span text:style-name="T18">value</text:span><text:span text:style-name="T10">="</text:span><text:span text:style-name="T16">{if $survey}{$survey-&gt;Question}{/if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id</text:span><text:span text:style-name="T10">="</text:span><text:span text:style-name="T16">options-container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Options (réponses possibles)<text:span text:style-name="T17">&lt;/</text:span><text:span text:style-name="T9">label</text:span><text:span text:style-name="T17">&gt;</text:span></text:p>
      <text:p text:style-name="P6">{<text:span text:style-name="T9">if </text:span><text:span text:style-name="T14">$survey</text:span>}</text:p>
      <text:p text:style-name="P6">{<text:span text:style-name="T9">var </text:span><text:span text:style-name="T14">$surveyOptions </text:span>= json_decode(<text:span text:style-name="T14">$survey</text:span><text:span text:style-name="T10">-&gt;</text:span>Options, <text:span text:style-name="T11">true</text:span>)}</text:p>
      <text:p text:style-name="P6">{<text:span text:style-name="T9">foreach </text:span><text:span text:style-name="T14">$surveyOptions </text:span><text:span text:style-name="T10">as </text:span><text:span text:style-name="T14">$optionText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value</text:span><text:span text:style-name="T10">="</text:span><text:span text:style-name="T16">{$optionText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{if</text:span><text:span text:style-name="T17"> </text:span><text:span text:style-name="T18">count($surveyOptions)</text:span><text:span text:style-name="T17"> </text:span><text:span text:style-name="T39">&lt;=</text:span><text:span text:style-name="T17"> </text:span><text:span text:style-name="T18">2}disabled{</text:span><text:span text:style-name="T39">/if}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foreach</text:span>}</text:p>
      <text:p text:style-name="P6">{<text:span text:style-name="T9">else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disabled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mb-2</text:span><text:span text:style-name="T10">"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text</text:span><text:span text:style-name="T10">"</text:span><text:span text:style-name="T17"> </text:span><text:span text:style-name="T18">class</text:span><text:span text:style-name="T10">="</text:span><text:span text:style-name="T16">form-control me-2</text:span><text:span text:style-name="T10">"</text:span><text:span text:style-name="T17"> </text:span><text:span text:style-name="T18">name</text:span><text:span text:style-name="T10">="</text:span><text:span text:style-name="T16">options[]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class</text:span><text:span text:style-name="T10">="</text:span><text:span text:style-name="T16">btn btn-danger remove-option</text:span><text:span text:style-name="T10">"</text:span><text:span text:style-name="T17"> </text:span><text:span text:style-name="T18">disabled</text:span><text:span text:style-name="T17">&gt;</text:span>-<text:span text:style-name="T17">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if</text:span>}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button</text:span><text:span text:style-name="T10">"</text:span><text:span text:style-name="T17"> </text:span><text:span text:style-name="T18">id</text:span><text:span text:style-name="T10">="</text:span><text:span text:style-name="T16">add-option</text:span><text:span text:style-name="T10">"</text:span><text:span text:style-name="T17"> </text:span><text:span text:style-name="T18">class</text:span><text:span text:style-name="T10">="</text:span><text:span text:style-name="T16">btn btn-secondary mb-3</text:span><text:span text:style-name="T10">"</text:span><text:span text:style-name="T17">&gt;</text:span>Ajouter une option<text:span text:style-name="T17">&lt;/</text:span><text:span text:style-name="T9">button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dateInput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Date de cloture<text:span text:style-name="T17">&lt;/</text:span><text:span text:style-name="T9">label</text:span><text:span text:style-name="T17">&gt;</text:span></text:p>
      <text:p text:style-name="P6"><text:span text:style-name="T17">&lt;</text:span><text:span text:style-name="T9">input</text:span><text:span text:style-name="T17"> </text:span><text:span text:style-name="T18">type</text:span><text:span text:style-name="T10">="</text:span><text:span text:style-name="T16">date</text:span><text:span text:style-name="T10">"</text:span><text:span text:style-name="T17"> </text:span><text:span text:style-name="T18">class</text:span><text:span text:style-name="T10">="</text:span><text:span text:style-name="T16">form-control w-auto</text:span><text:span text:style-name="T10">"</text:span><text:span text:style-name="T17"> </text:span><text:span text:style-name="T18">id</text:span><text:span text:style-name="T10">="</text:span><text:span text:style-name="T16">dateInput</text:span><text:span text:style-name="T10">"</text:span><text:span text:style-name="T17"> </text:span><text:span text:style-name="T18">name</text:span><text:span text:style-name="T10">="</text:span><text:span text:style-name="T16">closingDate</text:span><text:span text:style-name="T10">"</text:span><text:span text:style-name="T17"> </text:span><text:span text:style-name="T18">value</text:span><text:span text:style-name="T10">="</text:span><text:span text:style-name="T16">{$survey?-&gt;ClosingDate ?? ''}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<text:span text:style-name="T17">&lt;</text:span><text:span text:style-name="T9">label</text:span><text:span text:style-name="T17"> </text:span><text:span text:style-name="T18">for</text:span><text:span text:style-name="T10">="</text:span><text:span text:style-name="T16">visibility</text:span><text:span text:style-name="T10">"</text:span><text:span text:style-name="T17"> </text:span><text:span text:style-name="T18">class</text:span><text:span text:style-name="T10">="</text:span><text:span text:style-name="T16">form-label</text:span><text:span text:style-name="T10">"</text:span><text:span text:style-name="T17">&gt;</text:span>Visibilité<text:span text:style-name="T17">&lt;/</text:span><text:span text:style-name="T9">label</text:span><text:span text:style-name="T17">&gt;</text:span></text:p>
      <text:p text:style-name="P6"><text:soft-page-break/><text:span text:style-name="T17">&lt;</text:span><text:span text:style-name="T9">select</text:span><text:span text:style-name="T17"> </text:span><text:span text:style-name="T18">class</text:span><text:span text:style-name="T10">="</text:span><text:span text:style-name="T16">form-control w-auto</text:span><text:span text:style-name="T10">"</text:span><text:span text:style-name="T17"> </text:span><text:span text:style-name="T18">id</text:span><text:span text:style-name="T10">="</text:span><text:span text:style-name="T16">visibility</text:span><text:span text:style-name="T10">"</text:span><text:span text:style-name="T17"> </text:span><text:span text:style-name="T18">name</text:span><text:span text:style-name="T10">="</text:span><text:span text:style-name="T16">visibility</text:span><text:span text:style-name="T10">"</text:span><text:span text:style-name="T17"> </text:span><text:span text:style-name="T18">required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redactor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redactor'}selected{<text:span text:style-name="T9">/if</text:span>}&gt;Rédacteur 👁️‍🗨️📝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all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all'}selected{<text:span text:style-name="T9">/if</text:span>}&gt;Tout le monde 👁️‍🗨️👥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allAfterClosing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allAfterClosing'}selected{<text:span text:style-name="T9">/if</text:span>}&gt;Tout le monde après la cloture 👁️‍🗨️👥📅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voters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voters'}selected{<text:span text:style-name="T9">/if</text:span>}&gt;Les votants 👁️‍🗨️🗳️<text:span text:style-name="T17">&lt;/</text:span><text:span text:style-name="T9">option</text:span><text:span text:style-name="T17">&gt;</text:span></text:p>
      <text:p text:style-name="P6"><text:span text:style-name="T17">&lt;</text:span><text:span text:style-name="T9">option</text:span><text:span text:style-name="T17"> </text:span><text:span text:style-name="T18">value</text:span><text:span text:style-name="T10">="</text:span><text:span text:style-name="T16">votersAfterClosing</text:span><text:span text:style-name="T10">"</text:span><text:span text:style-name="T17"> </text:span><text:span text:style-name="T18">{if</text:span><text:span text:style-name="T17"> </text:span><text:span text:style-name="T18">$survey</text:span><text:span text:style-name="T17"> </text:span><text:span text:style-name="T18">!</text:span><text:span text:style-name="T10">=</text:span><text:span text:style-name="T39">=</text:span><text:span text:style-name="T17"> </text:span><text:span text:style-name="T16">false</text:span><text:span text:style-name="T17"> </text:span><text:span text:style-name="T18">&amp;&amp;</text:span><text:span text:style-name="T17"> </text:span><text:span text:style-name="T18">$survey-</text:span><text:span text:style-name="T17">&gt;</text:span>Visibility == 'votersAfterClosing'}selected{<text:span text:style-name="T9">/if</text:span>}&gt;Les votants après la cloture 👁️‍🗨️🗳️📅<text:span text:style-name="T17">&lt;/</text:span><text:span text:style-name="T9">option</text:span><text:span text:style-name="T17">&gt;</text:span></text:p>
      <text:p text:style-name="P6"><text:span text:style-name="T17">&lt;/</text:span><text:span text:style-name="T9">select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b-3</text:span><text:span text:style-name="T10">"</text:span><text:span text:style-name="T17">&gt;</text:span></text:p>
      <text:p text:style-name="P6">{<text:span text:style-name="T9">if </text:span><text:span text:style-name="T14">$survey</text:span>}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Modifier le sondage<text:span text:style-name="T17">&lt;/</text:span><text:span text:style-name="T9">button</text:span><text:span text:style-name="T17">&gt;</text:span></text:p>
      <text:p text:style-name="P6">{<text:span text:style-name="T9">else</text:span>}</text:p>
      <text:p text:style-name="P6"><text:span text:style-name="T17">&lt;</text:span><text:span text:style-name="T9">button</text:span><text:span text:style-name="T17"> </text:span><text:span text:style-name="T18">type</text:span><text:span text:style-name="T10">="</text:span><text:span text:style-name="T16">submit</text:span><text:span text:style-name="T10">"</text:span><text:span text:style-name="T17"> </text:span><text:span text:style-name="T18">class</text:span><text:span text:style-name="T10">="</text:span><text:span text:style-name="T16">btn btn-primary</text:span><text:span text:style-name="T10">"</text:span><text:span text:style-name="T17">&gt;</text:span>Créer le sondage<text:span text:style-name="T17">&lt;/</text:span><text:span text:style-name="T9">button</text:span><text:span text:style-name="T17">&gt;</text:span></text:p>
      <text:p text:style-name="P6">{<text:span text:style-name="T9">/if</text:span>}</text:p>
      <text:p text:style-name="P6"><text:span text:style-name="T17">&lt;</text:span><text:span text:style-name="T9">a</text:span><text:span text:style-name="T17"> </text:span><text:span text:style-name="T18">href</text:span><text:span text:style-name="T10">="</text:span><text:span text:style-name="T16">/article/{$article-&gt;Id}</text:span><text:span text:style-name="T10">"</text:span><text:span text:style-name="T17"> </text:span><text:span text:style-name="T18">class</text:span><text:span text:style-name="T10">="</text:span><text:span text:style-name="T16">btn btn-secondary</text:span><text:span text:style-name="T10">"</text:span><text:span text:style-name="T17">&gt;</text:span>Annuler<text:span text:style-name="T17">&lt;/</text:span><text:span text:style-name="T9">a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form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7"/>
      <text:p text:style-name="P6">{<text:span text:style-name="T9">block </text:span>scripts}</text:p>
      <text:p text:style-name="P6"><text:span text:style-name="T17">&lt;</text:span><text:span text:style-name="T9">script</text:span><text:span text:style-name="T17"> </text:span><text:span text:style-name="T18">src</text:span><text:span text:style-name="T10">="</text:span><text:span text:style-name="T16">/app/modules/Article/js/surveyAdd.js</text:span><text:span text:style-name="T10">"</text:span><text:span text:style-name="T17">&gt;&lt;/</text:span><text:span text:style-name="T9">script</text:span><text:span text:style-name="T17">&gt;</text:span></text:p>
      <text:p text:style-name="P6">{<text:span text:style-name="T9">/block</text:span>}</text:p>
      <text:p text:style-name="P45"/>
      <text:p text:style-name="P45"/>
      <text:p text:style-name="P45">la vue survey_results.latte</text:p>
      <text:p text:style-name="P48">{<text:span text:style-name="T9">layout </text:span><text:span text:style-name="T16">'../../Common/views/layout.latte'</text:span>}</text:p>
      <text:p text:style-name="P7"/>
      <text:p text:style-name="P6">{<text:span text:style-name="T9">block </text:span>navbar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 d-flex align-items-center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gap-2</text:span><text:span text:style-name="T10">"</text:span><text:span text:style-name="T17">&gt;</text:span></text:p>
      <text:p text:style-name="P6"><text:span text:style-name="T17">&lt;</text:span><text:span text:style-name="T9">a</text:span><text:span text:style-name="T17"> </text:span><text:span text:style-name="T18">class</text:span><text:span text:style-name="T10">="</text:span><text:span text:style-name="T16">navbar-brand</text:span><text:span text:style-name="T10">"</text:span><text:span text:style-name="T17"> </text:span><text:span text:style-name="T18">href</text:span><text:span text:style-name="T10">="</text:span><text:span text:style-name="T16">/</text:span><text:span text:style-name="T10">"</text:span><text:span text:style-name="T17">&gt;&lt;</text:span><text:span text:style-name="T9">img</text:span><text:span text:style-name="T17"> </text:span><text:span text:style-name="T18">src</text:span><text:span text:style-name="T10">="</text:span><text:span text:style-name="T16">/app/images/home.png</text:span><text:span text:style-name="T10">"</text:span><text:span text:style-name="T17"> </text:span><text:span text:style-name="T18">alt</text:span><text:span text:style-name="T10">="</text:span><text:span text:style-name="T16">Home</text:span><text:span text:style-name="T10">"</text:span><text:span text:style-name="T17">&gt;&lt;/</text:span><text:span text:style-name="T9">a</text:span><text:span text:style-name="T17">&gt;</text:span></text:p>
      <text:p text:style-name="P6"><text:span text:style-name="T17">&lt;</text:span><text:span text:style-name="T9">button</text:span><text:span text:style-name="T17"> </text:span><text:span text:style-name="T18">class</text:span><text:span text:style-name="T10">="</text:span><text:span text:style-name="T16">btn btn-primary bi bi-arrow-left-circle fs-5</text:span><text:span text:style-name="T10">"</text:span><text:span text:style-name="T17"> </text:span><text:span text:style-name="T18">onclick</text:span><text:span text:style-name="T10">="</text:span><text:span text:style-name="T14">history</text:span><text:span text:style-name="T10">.</text:span><text:span text:style-name="T15">back</text:span><text:span text:style-name="T16">()</text:span><text:span text:style-name="T10">"</text:span><text:span text:style-name="T17">&gt;&lt;/</text:span><text:span text:style-name="T9">butto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7"/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ms-auto</text:span><text:span text:style-name="T10">"</text:span><text:span text:style-name="T17">&gt;</text:span></text:p>
      <text:p text:style-name="P6"><text:span text:style-name="T17">&lt;</text:span><text:span text:style-name="T9">a</text:span><text:span text:style-name="T17"> </text:span><text:span text:style-name="T18">href</text:span><text:span text:style-name="T10">="</text:span><text:span text:style-name="T16">/article/{$articleId}</text:span><text:span text:style-name="T10">"</text:span><text:span text:style-name="T17"> </text:span><text:span text:style-name="T18">class</text:span><text:span text:style-name="T10">="</text:span><text:span text:style-name="T16">btn btn-secondary fs-5</text:span><text:span text:style-name="T10">"</text:span><text:span text:style-name="T17">&gt;</text:span>Retour à l'article<text:span text:style-name="T17">&lt;/</text:span><text:span text:style-name="T9">a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7"/>
      <text:p text:style-name="P6">{<text:span text:style-name="T9">block </text:span>content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ntainer-fluid</text:span><text:span text:style-name="T10">"</text:span><text:span text:style-name="T17">&gt;</text:span></text:p>
      <text:p text:style-name="P6"><text:span text:style-name="T17">&lt;</text:span><text:span text:style-name="T9">h1</text:span><text:span text:style-name="T17">&gt;</text:span>Résultats du sondage<text:span text:style-name="T17">&lt;/</text:span><text:span text:style-name="T9">h1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ard mb-4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ard-body</text:span><text:span text:style-name="T10">"</text:span><text:span text:style-name="T17">&gt;</text:span></text:p>
      <text:p text:style-name="P6"><text:span text:style-name="T17">&lt;</text:span><text:span text:style-name="T9">h2</text:span><text:span text:style-name="T17"> </text:span><text:span text:style-name="T18">class</text:span><text:span text:style-name="T10">="</text:span><text:span text:style-name="T16">card-title</text:span><text:span text:style-name="T10">"</text:span><text:span text:style-name="T17">&gt;</text:span>{<text:span text:style-name="T14">$survey</text:span><text:span text:style-name="T10">-&gt;</text:span>Question}<text:span text:style-name="T17">&lt;/</text:span><text:span text:style-name="T9">h2</text:span><text:span text:style-name="T17">&gt;</text:span></text:p>
      <text:p text:style-name="P6"><text:soft-page-break/><text:span text:style-name="T17">&lt;</text:span><text:span text:style-name="T9">div</text:span><text:span text:style-name="T17"> </text:span><text:span text:style-name="T18">class</text:span><text:span text:style-name="T10">="</text:span><text:span text:style-name="T16">mt-4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&gt;</text:span>Résultats:<text:span text:style-name="T17">&lt;/</text:span><text:span text:style-name="T9">h3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list-group</text:span><text:span text:style-name="T10">"</text:span><text:span text:style-name="T17">&gt;</text:span></text:p>
      <text:p text:style-name="P6">{<text:span text:style-name="T9">if </text:span>count(<text:span text:style-name="T14">$participants</text:span>) &gt; <text:span text:style-name="T11">0</text:span> }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list-group-item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d-flex justify-content-between align-items-center</text:span><text:span text:style-name="T10">"</text:span><text:span text:style-name="T17">&gt;</text:span></text:p>
      <text:p text:style-name="P6"><text:span text:style-name="T17">&lt;</text:span><text:span text:style-name="T9">span</text:span><text:span text:style-name="T17">&gt;</text:span>{<text:span text:style-name="T14">$option</text:span>}<text:span text:style-name="T17">&lt;/</text:span><text:span text:style-name="T9">span</text:span><text:span text:style-name="T17">&gt;</text:span></text:p>
      <text:p text:style-name="P6"><text:span text:style-name="T17">&lt;</text:span><text:span text:style-name="T9">span</text:span><text:span text:style-name="T17"> </text:span><text:span text:style-name="T18">class</text:span><text:span text:style-name="T10">="</text:span><text:span text:style-name="T16">badge bg-primary rounded-pill</text:span><text:span text:style-name="T10">"</text:span><text:span text:style-name="T17">&gt;</text:span>{<text:span text:style-name="T14">$results</text:span>[<text:span text:style-name="T14">$option</text:span>]}<text:span text:style-name="T17">&lt;/</text:span><text:span text:style-name="T9">span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var </text:span><text:span text:style-name="T14">$percentage </text:span>= <text:span text:style-name="T14">$results</text:span>[<text:span text:style-name="T14">$option</text:span>] <text:span text:style-name="T10">/ </text:span>count(<text:span text:style-name="T14">$participants</text:span>) * <text:span text:style-name="T11">100</text:span>}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progress mt-2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progress-bar</text:span><text:span text:style-name="T10">"</text:span><text:span text:style-name="T17"> </text:span><text:span text:style-name="T18">role</text:span><text:span text:style-name="T10">="</text:span><text:span text:style-name="T16">progressbar</text:span><text:span text:style-name="T10">"</text:span><text:span text:style-name="T17"> </text:span><text:span text:style-name="T18">style</text:span><text:span text:style-name="T10">="</text:span><text:span text:style-name="T16">width: {$percentage|number}%;</text:span><text:span text:style-name="T10">"</text:span><text:span text:style-name="T17"> </text:span></text:p>
      <text:p text:style-name="P6"><text:span text:style-name="T18">aria-valuenow</text:span><text:span text:style-name="T10">="</text:span><text:span text:style-name="T16">{$percentage|number}</text:span><text:span text:style-name="T10">"</text:span><text:span text:style-name="T17"> </text:span></text:p>
      <text:p text:style-name="P6"><text:span text:style-name="T18">aria-valuemin</text:span><text:span text:style-name="T10">="</text:span><text:span text:style-name="T16">0</text:span><text:span text:style-name="T10">"</text:span><text:span text:style-name="T17"> </text:span></text:p>
      <text:p text:style-name="P6"><text:span text:style-name="T18">aria-valuemax</text:span><text:span text:style-name="T10">="</text:span><text:span text:style-name="T16">100</text:span><text:span text:style-name="T10">"</text:span><text:span text:style-name="T17">&gt;</text:span></text:p>
      <text:p text:style-name="P6">{number_format(<text:span text:style-name="T14">$percentage</text:span>, <text:span text:style-name="T11">1</text:span>)}%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foreach</text:span>}</text:p>
      <text:p text:style-name="P6">{<text:span text:style-name="T9">else</text:span>} </text:p>
      <text:p text:style-name="P6">Aucun vote</text:p>
      <text:p text:style-name="P6">{<text:span text:style-name="T9">/if</text:span>}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row mt-4</text:span><text:span text:style-name="T10">"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4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&gt;</text:span>Votants ({count(<text:span text:style-name="T14">$participants</text:span>)})<text:span text:style-name="T17">&lt;/</text:span><text:span text:style-name="T9">h3</text:span><text:span text:style-name="T17">&gt;</text:span></text:p>
      <text:p text:style-name="P6"><text:span text:style-name="T17">&lt;</text:span><text:span text:style-name="T9">ul</text:span><text:span text:style-name="T17"> </text:span><text:span text:style-name="T18">class</text:span><text:span text:style-name="T10">="</text:span><text:span text:style-name="T16">list-group</text:span><text:span text:style-name="T10">"</text:span><text:span text:style-name="T17">&gt;</text:span></text:p>
      <text:p text:style-name="P6">{<text:span text:style-name="T9">foreach </text:span><text:span text:style-name="T14">$participants </text:span><text:span text:style-name="T10">as </text:span><text:span text:style-name="T14">$participant</text:span>}</text:p>
      <text:p text:style-name="P6"><text:span text:style-name="T17">&lt;</text:span><text:span text:style-name="T9">li</text:span><text:span text:style-name="T17"> </text:span><text:span text:style-name="T18">class</text:span><text:span text:style-name="T10">="</text:span><text:span text:style-name="T16">list-group-item</text:span><text:span text:style-name="T10">"</text:span><text:span text:style-name="T17">&gt;</text:span></text:p>
      <text:p text:style-name="P6"><text:span text:style-name="T17">&lt;</text:span><text:span text:style-name="T9">strong</text:span><text:span text:style-name="T17">&gt;</text:span>{<text:span text:style-name="T14">$participant</text:span>[<text:span text:style-name="T16">'name'</text:span>]}<text:span text:style-name="T17">&lt;/</text:span><text:span text:style-name="T9">strong</text:span><text:span text:style-name="T17">&gt;</text:span>: </text:p>
      <text:p text:style-name="P6">{<text:span text:style-name="T9">foreach </text:span><text:span text:style-name="T14">$participant</text:span>[<text:span text:style-name="T16">'answers'</text:span>] <text:span text:style-name="T10">as </text:span><text:span text:style-name="T14">$answer</text:span>}</text:p>
      <text:p text:style-name="P6"><text:span text:style-name="T17">&lt;</text:span><text:span text:style-name="T9">span</text:span><text:span text:style-name="T17"> </text:span><text:span text:style-name="T18">class</text:span><text:span text:style-name="T10">="</text:span><text:span text:style-name="T16">badge bg-info</text:span><text:span text:style-name="T10">"</text:span><text:span text:style-name="T17">&gt;</text:span>{<text:span text:style-name="T14">$answer</text:span>}<text:span text:style-name="T17">&lt;/</text:span><text:span text:style-name="T9">span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li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ul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col-md-8</text:span><text:span text:style-name="T10">"</text:span><text:span text:style-name="T17">&gt;</text:span></text:p>
      <text:p text:style-name="P6"><text:span text:style-name="T17">&lt;</text:span><text:span text:style-name="T9">h3</text:span><text:span text:style-name="T17"> </text:span><text:span text:style-name="T18">class</text:span><text:span text:style-name="T10">="</text:span><text:span text:style-name="T16">text-center p-2 mb-3</text:span><text:span text:style-name="T10">"</text:span><text:span text:style-name="T17"> </text:span><text:span text:style-name="T18">style</text:span><text:span text:style-name="T10">="</text:span><text:span text:style-name="T16">background-color: #f8f9fa;</text:span><text:span text:style-name="T10">"</text:span><text:span text:style-name="T17">&gt;</text:span>Tableau des votants par option<text:span text:style-name="T17">&lt;/</text:span><text:span text:style-name="T9">h3</text:span><text:span text:style-name="T17">&gt;</text:span></text:p>
      <text:p text:style-name="P6"><text:span text:style-name="T17">&lt;</text:span><text:span text:style-name="T9">div</text:span><text:span text:style-name="T17"> </text:span><text:span text:style-name="T18">class</text:span><text:span text:style-name="T10">="</text:span><text:span text:style-name="T16">table-responsive</text:span><text:span text:style-name="T10">"</text:span><text:span text:style-name="T17">&gt;</text:span></text:p>
      <text:p text:style-name="P6"><text:span text:style-name="T17">&lt;</text:span><text:span text:style-name="T9">table</text:span><text:span text:style-name="T17"> </text:span><text:span text:style-name="T18">class</text:span><text:span text:style-name="T10">="</text:span><text:span text:style-name="T16">table table-bordered</text:span><text:span text:style-name="T10">"</text:span><text:span text:style-name="T17">&gt;</text:span></text:p>
      <text:p text:style-name="P6"><text:span text:style-name="T17">&lt;</text:span><text:span text:style-name="T9">thead</text:span><text:span text:style-name="T17">&gt;</text:span></text:p>
      <text:p text:style-name="P6"><text:span text:style-name="T17">&lt;</text:span><text:span text:style-name="T9">tr</text:span><text:span text:style-name="T17">&gt;</text:span>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pan text:style-name="T17">&lt;</text:span><text:span text:style-name="T9">th</text:span><text:span text:style-name="T17"> </text:span><text:span text:style-name="T18">class</text:span><text:span text:style-name="T10">="</text:span><text:span text:style-name="T16">text-center</text:span><text:span text:style-name="T10">"</text:span><text:span text:style-name="T17">&gt;</text:span>{<text:span text:style-name="T14">$option</text:span>}<text:span text:style-name="T17">&lt;/</text:span><text:span text:style-name="T9">th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tr</text:span><text:span text:style-name="T17">&gt;</text:span></text:p>
      <text:p text:style-name="P6"><text:span text:style-name="T17">&lt;/</text:span><text:span text:style-name="T9">thead</text:span><text:span text:style-name="T17">&gt;</text:span></text:p>
      <text:p text:style-name="P6"><text:span text:style-name="T17">&lt;</text:span><text:span text:style-name="T9">tbody</text:span><text:span text:style-name="T17">&gt;</text:span></text:p>
      <text:p text:style-name="P6"><text:span text:style-name="T17">&lt;</text:span><text:span text:style-name="T9">tr</text:span><text:span text:style-name="T17">&gt;</text:span></text:p>
      <text:p text:style-name="P6">{<text:span text:style-name="T9">foreach </text:span><text:span text:style-name="T14">$options </text:span><text:span text:style-name="T10">as </text:span><text:span text:style-name="T14">$option</text:span>}</text:p>
      <text:p text:style-name="P6"><text:soft-page-break/><text:span text:style-name="T17">&lt;</text:span><text:span text:style-name="T9">td</text:span><text:span text:style-name="T17"> </text:span><text:span text:style-name="T18">class</text:span><text:span text:style-name="T10">="</text:span><text:span text:style-name="T16">align-top</text:span><text:span text:style-name="T10">"</text:span><text:span text:style-name="T17">&gt;</text:span></text:p>
      <text:p text:style-name="P6"><text:span text:style-name="T17">&lt;</text:span><text:span text:style-name="T9">ul</text:span><text:span text:style-name="T17"> </text:span><text:span text:style-name="T18">class</text:span><text:span text:style-name="T10">="</text:span><text:span text:style-name="T16">list-unstyled mb-0</text:span><text:span text:style-name="T10">"</text:span><text:span text:style-name="T17">&gt;</text:span></text:p>
      <text:p text:style-name="P6">{<text:span text:style-name="T9">foreach </text:span><text:span text:style-name="T14">$participants </text:span><text:span text:style-name="T10">as </text:span><text:span text:style-name="T14">$participant</text:span>}</text:p>
      <text:p text:style-name="P6">{<text:span text:style-name="T9">if </text:span>in_array(<text:span text:style-name="T14">$option</text:span>, <text:span text:style-name="T14">$participant</text:span>[<text:span text:style-name="T16">'answers'</text:span>])}</text:p>
      <text:p text:style-name="P6"><text:span text:style-name="T17">&lt;</text:span><text:span text:style-name="T9">li</text:span><text:span text:style-name="T17">&gt;</text:span>{<text:span text:style-name="T14">$participant</text:span>[<text:span text:style-name="T16">'name'</text:span>]}<text:span text:style-name="T17">&lt;/</text:span><text:span text:style-name="T9">li</text:span><text:span text:style-name="T17">&gt;</text:span></text:p>
      <text:p text:style-name="P6">{<text:span text:style-name="T9">/if</text:span>}</text:p>
      <text:p text:style-name="P6">{<text:span text:style-name="T9">/foreach</text:span>}</text:p>
      <text:p text:style-name="P6"><text:span text:style-name="T17">&lt;/</text:span><text:span text:style-name="T9">ul</text:span><text:span text:style-name="T17">&gt;</text:span></text:p>
      <text:p text:style-name="P6"><text:span text:style-name="T17">&lt;/</text:span><text:span text:style-name="T9">td</text:span><text:span text:style-name="T17">&gt;</text:span></text:p>
      <text:p text:style-name="P6">{<text:span text:style-name="T9">/foreach</text:span>}</text:p>
      <text:p text:style-name="P6"><text:span text:style-name="T17">&lt;/</text:span><text:span text:style-name="T9">tr</text:span><text:span text:style-name="T17">&gt;</text:span></text:p>
      <text:p text:style-name="P6"><text:span text:style-name="T17">&lt;/</text:span><text:span text:style-name="T9">tbody</text:span><text:span text:style-name="T17">&gt;</text:span></text:p>
      <text:p text:style-name="P6"><text:span text:style-name="T17">&lt;/</text:span><text:span text:style-name="T9">table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<text:span text:style-name="T17">&lt;/</text:span><text:span text:style-name="T9">div</text:span><text:span text:style-name="T17">&gt;</text:span></text:p>
      <text:p text:style-name="P6">{<text:span text:style-name="T9">/block</text:span>}</text:p>
      <text:p text:style-name="P45"><text:line-break/><text:line-break/><text:span text:style-name="T40">avec ces tables<text:line-break/>CREATE TABLE "Order" (</text:span></text:p>
      <text:p text:style-name="P45"><text:tab/>"Id"<text:tab/>INTEGER,</text:p>
      <text:p text:style-name="P45"><text:tab/>"Question"<text:tab/>TEXT NOT NULL,</text:p>
      <text:p text:style-name="P45"><text:tab/>"Options"<text:tab/>TEXT NOT NULL,</text:p>
      <text:p text:style-name="P45"><text:tab/>"IdArticle"<text:tab/>INTEGER NOT NULL,</text:p>
      <text:p text:style-name="P45"><text:tab/>"ClosingDate"<text:tab/>TEXT NOT NULL,</text:p>
      <text:p text:style-name="P45"><text:tab/>"Visibility"<text:tab/>TEXT NOT NULL,</text:p>
      <text:p text:style-name="P45"><text:tab/>PRIMARY KEY("Id"),</text:p>
      <text:p text:style-name="P45"><text:tab/>FOREIGN KEY("IdArticle") REFERENCES "Article"("Id")</text:p>
      <text:p text:style-name="P45">);<text:line-break/>CREATE TABLE "OrderReply" (</text:p>
      <text:p text:style-name="P45"><text:tab/>"Id"<text:tab/>INTEGER,</text:p>
      <text:p text:style-name="P45"><text:tab/>"IdPerson"<text:tab/>INTEGER NOT NULL,</text:p>
      <text:p text:style-name="P45"><text:tab/>"IdOrder"<text:tab/>INTEGER NOT NULL,</text:p>
      <text:p text:style-name="P45"><text:tab/>"Answers"<text:tab/>TEXT NOT NULL,</text:p>
      <text:p text:style-name="P45"><text:tab/>"LastUpdate"<text:tab/>TEXT NOT NULL,</text:p>
      <text:p text:style-name="P45"><text:tab/>PRIMARY KEY("Id"),</text:p>
      <text:p text:style-name="P45"><text:tab/>FOREIGN KEY("IdOrder") REFERENCES "Order"("Id"),</text:p>
      <text:p text:style-name="P45"><text:tab/>FOREIGN KEY("IdPerson") REFERENCES "Person"("Id")</text:p>
      <text:p text:style-name="P45">);</text:p>
      <text:h text:style-name="P49" text:outline-level="1"><text:soft-page-break/>Last</text:h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22H46M21S</meta:editing-duration>
    <meta:editing-cycles>142</meta:editing-cycles>
    <meta:generator>LibreOffice/25.2.3.2$Linux_X86_64 LibreOffice_project/520$Build-2</meta:generator>
    <dc:title>Technical</dc:title>
    <dc:date>2026-04-22T15:25:00.048052922</dc:date>
    <meta:document-statistic meta:table-count="4" meta:image-count="0" meta:object-count="0" meta:page-count="38" meta:paragraph-count="1624" meta:word-count="5686" meta:character-count="52462" meta:non-whitespace-character-count="47269"/>
    <meta:template xlink:type="simple" xlink:actuate="onRequest" xlink:title="Technical" xlink:href="../../../../../.config/libreoffice/4/user/template/Technical.ott" meta:date="2025-01-03T07:52:16.606689178"/>
  </office:meta>
</office:document-meta>
</file>